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7B967C5FD33DD79A.png" manifest:media-type="image/png"/>
  <manifest:file-entry manifest:full-path="Pictures/10000000000005560000030078A74D75ED529A6A.png" manifest:media-type="image/png"/>
  <manifest:file-entry manifest:full-path="Pictures/10000000000005560000030035516C455CF9A4FD.png" manifest:media-type="image/png"/>
  <manifest:file-entry manifest:full-path="Pictures/10000000000005560000030041B240E77A957BB2.png" manifest:media-type="image/png"/>
  <manifest:file-entry manifest:full-path="Pictures/1000000000000556000003001C9CCBD69CC07517.png" manifest:media-type="image/png"/>
  <manifest:file-entry manifest:full-path="Pictures/1000000000000556000003004D566A1E96C0A151.png" manifest:media-type="image/png"/>
  <manifest:file-entry manifest:full-path="Pictures/100000000000055600000300B719902B05B6ED27.png" manifest:media-type="image/png"/>
  <manifest:file-entry manifest:full-path="Pictures/10000000000005560000030085F26FB50A5E7944.png" manifest:media-type="image/png"/>
  <manifest:file-entry manifest:full-path="Pictures/10000000000005560000030015F2E01EE7248473.png" manifest:media-type="image/png"/>
  <manifest:file-entry manifest:full-path="Pictures/10000000000005560000030099C317BE33A15A58.png" manifest:media-type="image/png"/>
  <manifest:file-entry manifest:full-path="Pictures/10000000000005560000030074CE62E8CA4C6EC8.png" manifest:media-type="image/png"/>
  <manifest:file-entry manifest:full-path="Pictures/100000000000055600000300B621BD4BB27926FD.png" manifest:media-type="image/png"/>
  <manifest:file-entry manifest:full-path="Pictures/100000000000055600000300D088BF517ADFF92F.png" manifest:media-type="image/png"/>
  <manifest:file-entry manifest:full-path="Pictures/10000000000005560000030075B55DFDFFF7C01E.png" manifest:media-type="image/png"/>
  <manifest:file-entry manifest:full-path="Pictures/1000000000000556000003005D46989D0E7117D4.png" manifest:media-type="image/png"/>
  <manifest:file-entry manifest:full-path="Pictures/1000000000000556000003002C5C5B8C587516E9.png" manifest:media-type="image/png"/>
  <manifest:file-entry manifest:full-path="Pictures/100000000000055600000300A68223496DA7FB3A.png" manifest:media-type="image/png"/>
  <manifest:file-entry manifest:full-path="Pictures/1000000000000556000003004C6E477E210F6A8B.png" manifest:media-type="image/png"/>
  <manifest:file-entry manifest:full-path="Pictures/10000000000005560000030000CC5527EABDDCBD.png" manifest:media-type="image/png"/>
  <manifest:file-entry manifest:full-path="Pictures/10000000000005560000030026775BC6616098FB.png" manifest:media-type="image/png"/>
  <manifest:file-entry manifest:full-path="Pictures/10000000000005560000030022754F76E1D82A4D.png" manifest:media-type="image/png"/>
  <manifest:file-entry manifest:full-path="Pictures/100000000000055600000300A04B8A79CAA04EF8.png" manifest:media-type="image/png"/>
  <manifest:file-entry manifest:full-path="Pictures/100000000000055600000300734F292ED567F792.png" manifest:media-type="image/png"/>
  <manifest:file-entry manifest:full-path="Pictures/10000000000005560000030076886333C851D29A.png" manifest:media-type="image/png"/>
  <manifest:file-entry manifest:full-path="Pictures/1000000000000556000003005429795DCB767EA9.png" manifest:media-type="image/png"/>
  <manifest:file-entry manifest:full-path="Pictures/1000000000000556000003007DFB22200E6C4642.png" manifest:media-type="image/png"/>
  <manifest:file-entry manifest:full-path="Pictures/100000000000055600000300A3CFE5476D42A106.png" manifest:media-type="image/png"/>
  <manifest:file-entry manifest:full-path="Pictures/100000000000055600000300CF23482DCB0A972F.png" manifest:media-type="image/png"/>
  <manifest:file-entry manifest:full-path="Pictures/100000000000055600000300554D59181476DF01.png" manifest:media-type="image/png"/>
  <manifest:file-entry manifest:full-path="Pictures/100000000000055600000300FABC3ADDBA1A8D27.png" manifest:media-type="image/png"/>
  <manifest:file-entry manifest:full-path="Pictures/100000000000055600000300182AE3C6A1DD204E.png" manifest:media-type="image/png"/>
  <manifest:file-entry manifest:full-path="Pictures/1000000000000556000003001DCF6CBF41662250.png" manifest:media-type="image/png"/>
  <manifest:file-entry manifest:full-path="Pictures/100000000000055600000300D90AE4B14CC83AC3.png" manifest:media-type="image/png"/>
  <manifest:file-entry manifest:full-path="Pictures/1000000000000556000003004C2402A3DDCBC064.png" manifest:media-type="image/png"/>
  <manifest:file-entry manifest:full-path="Pictures/10000000000005560000030019947E4DD15784E5.png" manifest:media-type="image/png"/>
  <manifest:file-entry manifest:full-path="Pictures/1000000000000556000003003D737B947C26B4C3.png" manifest:media-type="image/png"/>
  <manifest:file-entry manifest:full-path="Pictures/100000000000055600000300FBB49785E193F760.png" manifest:media-type="image/png"/>
  <manifest:file-entry manifest:full-path="Pictures/100000000000022D0000022D27F7F4D95916136D.jpg" manifest:media-type="image/jpeg"/>
  <manifest:file-entry manifest:full-path="Pictures/100000000000055600000300B66BF8964EBD8C12.png" manifest:media-type="image/png"/>
  <manifest:file-entry manifest:full-path="Pictures/100000000000055600000300DA5A8DA3EA06689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ing_20_2"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154f5f"/>
    </style:style>
    <style:style style:name="P2" style:family="paragraph" style:parent-style-name="Heading_20_2"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style:font-name="Times New Roman" fo:font-size="14pt" officeooo:paragraph-rsid="00154f5f" style:font-size-asian="14pt" style:font-name-complex="Times New Roman2" style:font-size-complex="14pt"/>
    </style:style>
    <style:style style:name="P3" style:family="paragraph" style:parent-style-name="List_20_Paragraph" style:master-page-name="">
      <loext:graphic-properties draw:fill="none"/>
      <style:paragraph-properties fo:margin-left="1cm" fo:margin-right="0cm" fo:margin-top="0.051cm" fo:margin-bottom="0cm" loext:contextual-spacing="true" fo:line-height="193%" fo:text-align="justify"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0154f5f"/>
    </style:style>
    <style:style style:name="P4" style:family="paragraph" style:parent-style-name="Standard" style:master-page-name="">
      <loext:graphic-properties draw:fill="none"/>
      <style:paragraph-properties fo:margin-left="1cm" fo:margin-right="0cm" fo:margin-top="0.053cm" fo:margin-bottom="0cm" loext:contextual-spacing="false" fo:line-height="200%" fo:text-align="justify" style:justify-single-word="false" fo:orphans="2" fo:widows="2" fo:text-indent="1cm" style:auto-text-indent="false" style:page-number="auto" fo:background-color="transparent" style:writing-mode="lr-tb">
        <style:tab-stops>
          <style:tab-stop style:position="1.905cm"/>
        </style:tab-stops>
      </style:paragraph-properties>
      <style:text-properties fo:font-size="12pt" officeooo:paragraph-rsid="00154f5f" style:font-size-asian="12pt" style:font-size-complex="12pt"/>
    </style:style>
    <style:style style:name="P5" style:family="paragraph" style:parent-style-name="Standard" style:master-page-name="">
      <loext:graphic-properties draw:fill="none"/>
      <style:paragraph-properties fo:margin-left="1cm" fo:margin-right="0cm" fo:margin-top="0.053cm" fo:margin-bottom="0cm" loext:contextual-spacing="false" fo:line-height="200%" fo:text-align="justify" style:justify-single-word="false" fo:orphans="2" fo:widows="2" fo:text-indent="1cm" style:auto-text-indent="false" style:page-number="auto" fo:background-color="transparent" style:writing-mode="lr-tb"/>
      <style:text-properties fo:font-size="12pt" officeooo:paragraph-rsid="00154f5f" style:font-size-asian="12pt" style:font-size-complex="12pt"/>
    </style:style>
    <style:style style:name="P6"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fo:font-size="12pt" officeooo:paragraph-rsid="00154f5f" style:font-size-asian="12pt" style:font-size-complex="12pt"/>
    </style:style>
    <style:style style:name="P7"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ab-stops>
          <style:tab-stop style:position="1.905cm"/>
        </style:tab-stops>
      </style:paragraph-properties>
      <style:text-properties fo:font-size="12pt" officeooo:paragraph-rsid="00154f5f" style:font-size-asian="12pt" style:font-size-complex="12pt"/>
    </style:style>
    <style:style style:name="P8"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ab-stops>
          <style:tab-stop style:position="2.09cm"/>
        </style:tab-stops>
      </style:paragraph-properties>
      <style:text-properties fo:font-size="12pt" officeooo:paragraph-rsid="00154f5f" style:font-size-asian="12pt" style:font-size-complex="12pt"/>
    </style:style>
    <style:style style:name="P9"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fo:font-size="12pt" officeooo:paragraph-rsid="002f77b4" style:font-size-asian="12pt" style:font-size-complex="12pt"/>
    </style:style>
    <style:style style:name="P10"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fo:font-size="12pt" officeooo:paragraph-rsid="0034288c" style:font-size-asian="12pt" style:font-size-complex="12pt"/>
    </style:style>
    <style:style style:name="P11"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officeooo:paragraph-rsid="00154f5f"/>
    </style:style>
    <style:style style:name="P12" style:family="paragraph" style:parent-style-name="Standard">
      <loext:graphic-properties draw:fill="none"/>
      <style:paragraph-properties fo:margin-left="1cm" fo:margin-right="0cm" fo:line-height="200%" fo:text-align="justify" style:justify-single-word="false" fo:orphans="2" fo:widows="2" fo:text-indent="1cm" style:auto-text-indent="false" fo:background-color="transparent" style:writing-mode="lr-tb"/>
      <style:text-properties fo:font-size="12pt" officeooo:paragraph-rsid="00154f5f" style:font-size-asian="12pt" style:font-size-complex="12pt"/>
    </style:style>
    <style:style style:name="P13" style:family="paragraph" style:parent-style-name="Standard">
      <loext:graphic-properties draw:fill="none"/>
      <style:paragraph-properties fo:margin-left="1cm" fo:margin-right="0cm" fo:line-height="200%" fo:text-align="justify" style:justify-single-word="false" fo:orphans="2" fo:widows="2" fo:text-indent="1cm" style:auto-text-indent="false" fo:background-color="transparent" style:writing-mode="lr-tb">
        <style:tab-stops>
          <style:tab-stop style:position="2.09cm"/>
        </style:tab-stops>
      </style:paragraph-properties>
      <style:text-properties fo:font-size="12pt" officeooo:paragraph-rsid="00154f5f" style:font-size-asian="12pt" style:font-size-complex="12pt"/>
    </style:style>
    <style:style style:name="P14" style:family="paragraph" style:parent-style-name="Standard">
      <loext:graphic-properties draw:fill="none"/>
      <style:paragraph-properties fo:margin-left="1cm" fo:margin-right="0cm" fo:line-height="200%" fo:text-align="justify" style:justify-single-word="false" fo:orphans="2" fo:widows="2" fo:text-indent="1cm" style:auto-text-indent="false" fo:background-color="transparent" style:writing-mode="lr-tb"/>
      <style:text-properties fo:font-size="12pt" officeooo:paragraph-rsid="002f77b4" style:font-size-asian="12pt" style:font-size-complex="12pt"/>
    </style:style>
    <style:style style:name="P15"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officeooo:paragraph-rsid="00154f5f"/>
    </style:style>
    <style:style style:name="P16"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fo:font-size="12pt" officeooo:paragraph-rsid="00154f5f" style:font-size-asian="12pt" style:font-size-complex="12pt"/>
    </style:style>
    <style:style style:name="P17"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officeooo:paragraph-rsid="00154f5f" style:font-size-asian="12pt" style:font-size-complex="12pt"/>
    </style:style>
    <style:style style:name="P18"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 officeooo:paragraph-rsid="00154f5f" style:font-name-complex="Times New Roman2"/>
    </style:style>
    <style:style style:name="P19"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54cm"/>
        </style:tab-stops>
      </style:paragraph-properties>
      <style:text-properties style:font-name="Times New Roman" fo:font-size="12pt" fo:font-weight="bold" officeooo:rsid="00e9802a" officeooo:paragraph-rsid="00154f5f" style:font-size-asian="12pt" style:font-weight-asian="bold" style:font-name-complex="Times New Roman2" style:font-size-complex="12pt" style:font-weight-complex="bold"/>
    </style:style>
    <style:style style:name="P20" style:family="paragraph" style:parent-style-name="Standard"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style:writing-mode="lr-tb">
        <style:tab-stops>
          <style:tab-stop style:position="2.011cm"/>
        </style:tab-stops>
      </style:paragraph-properties>
      <style:text-properties officeooo:paragraph-rsid="00154f5f"/>
    </style:style>
    <style:style style:name="P21"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011cm"/>
        </style:tab-stops>
      </style:paragraph-properties>
      <style:text-properties officeooo:paragraph-rsid="00154f5f"/>
    </style:style>
    <style:style style:name="P22" style:family="paragraph" style:parent-style-name="Standard">
      <loext:graphic-properties draw:fill="none"/>
      <style:paragraph-properties fo:margin-left="2cm" fo:margin-right="0cm" fo:margin-top="0.423cm" fo:margin-bottom="0.106cm" loext:contextual-spacing="false"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0154f5f"/>
    </style:style>
    <style:style style:name="P23" style:family="paragraph" style:parent-style-name="Standard">
      <loext:graphic-properties draw:fill="none"/>
      <style:paragraph-properties fo:margin-left="2cm" fo:margin-right="0cm" fo:margin-top="0.423cm" fo:margin-bottom="0.106cm" loext:contextual-spacing="false" fo:line-height="200%" fo:text-align="justify" style:justify-single-word="false" fo:orphans="2" fo:widows="2" fo:text-indent="0cm" style:auto-text-indent="false" fo:background-color="transparent" style:writing-mode="lr-tb">
        <style:tab-stops>
          <style:tab-stop style:position="0.979cm"/>
          <style:tab-stop style:position="2.196cm"/>
          <style:tab-stop style:position="3.81cm"/>
        </style:tab-stops>
      </style:paragraph-properties>
      <style:text-properties officeooo:paragraph-rsid="002f77b4"/>
    </style:style>
    <style:style style:name="P24" style:family="paragraph" style:parent-style-name="Standard">
      <loext:graphic-properties draw:fill="none"/>
      <style:paragraph-properties fo:margin-left="2cm" fo:margin-right="0cm" fo:margin-top="0.423cm" fo:margin-bottom="0.106cm" loext:contextual-spacing="false" fo:line-height="200%" fo:text-align="justify" style:justify-single-word="false" fo:orphans="2" fo:widows="2" fo:text-indent="0cm" style:auto-text-indent="false" fo:background-color="transparent" style:writing-mode="lr-tb">
        <style:tab-stops>
          <style:tab-stop style:position="0.979cm"/>
          <style:tab-stop style:position="2.196cm"/>
          <style:tab-stop style:position="3.81cm"/>
        </style:tab-stops>
      </style:paragraph-properties>
      <style:text-properties officeooo:paragraph-rsid="0034f44d"/>
    </style:style>
    <style:style style:name="P25" style:family="paragraph" style:parent-style-name="Standard">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fo:background-color="transparent" style:writing-mode="lr-tb">
        <style:tab-stops>
          <style:tab-stop style:position="0.979cm"/>
          <style:tab-stop style:position="2.196cm"/>
          <style:tab-stop style:position="3.81cm"/>
        </style:tab-stops>
      </style:paragraph-properties>
      <style:text-properties officeooo:paragraph-rsid="002e213f"/>
    </style:style>
    <style:style style:name="P26"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ext-properties fo:font-size="12pt" officeooo:rsid="003f8831" officeooo:paragraph-rsid="00154f5f" style:font-size-asian="12pt" style:font-size-complex="12pt"/>
    </style:style>
    <style:style style:name="P27"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ext-properties fo:font-size="12pt" officeooo:rsid="00ae5602" officeooo:paragraph-rsid="00154f5f" style:font-size-asian="12pt" style:font-size-complex="12pt"/>
    </style:style>
    <style:style style:name="P28"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0154f5f"/>
    </style:style>
    <style:style style:name="P29" style:family="paragraph" style:parent-style-name="Standard">
      <style:text-properties officeooo:paragraph-rsid="00154f5f"/>
    </style:style>
    <style:style style:name="P30"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011cm"/>
          <style:tab-stop style:position="3.995cm"/>
        </style:tab-stops>
      </style:paragraph-properties>
      <style:text-properties style:font-name="Times New Roman" fo:font-size="12pt" fo:font-weight="bold" officeooo:rsid="00de5de6" officeooo:paragraph-rsid="00154f5f" style:font-size-asian="12pt" style:font-weight-asian="bold" style:font-name-complex="Times New Roman2" style:font-size-complex="12pt" style:font-weight-complex="bold"/>
    </style:style>
    <style:style style:name="P31"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011cm"/>
        </style:tab-stops>
      </style:paragraph-properties>
      <style:text-properties style:font-name="Times New Roman" fo:font-size="12pt" fo:font-weight="bold" officeooo:rsid="00dcb4b5" officeooo:paragraph-rsid="00154f5f" style:font-size-asian="12pt" style:font-weight-asian="bold" style:font-name-complex="Times New Roman2" style:font-size-complex="12pt" style:font-weight-complex="bold"/>
    </style:style>
    <style:style style:name="P32"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0154f5f"/>
    </style:style>
    <style:style style:name="P33"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ext-properties fo:font-weight="bold" officeooo:rsid="00ebe18f" officeooo:paragraph-rsid="00154f5f" style:font-weight-asian="bold" style:font-weight-complex="bold"/>
    </style:style>
    <style:style style:name="P34" style:family="paragraph" style:parent-style-name="Standard" style:master-page-name="">
      <loext:graphic-properties draw:fill="none"/>
      <style:paragraph-properties fo:margin-left="3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011cm"/>
          <style:tab-stop style:position="2.99cm"/>
        </style:tab-stops>
      </style:paragraph-properties>
      <style:text-properties officeooo:paragraph-rsid="00154f5f"/>
    </style:style>
    <style:style style:name="P35"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dc2b6d" officeooo:paragraph-rsid="00154f5f" style:font-weight-asian="bold" style:font-weight-complex="bold"/>
    </style:style>
    <style:style style:name="P36"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154f5f"/>
    </style:style>
    <style:style style:name="P37"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ext-properties officeooo:paragraph-rsid="00154f5f"/>
    </style:style>
    <style:style style:name="P38"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09cm"/>
          <style:tab-stop style:position="2.99cm"/>
        </style:tab-stops>
      </style:paragraph-properties>
      <style:text-properties officeooo:paragraph-rsid="00154f5f"/>
    </style:style>
    <style:style style:name="P39" style:family="paragraph" style:parent-style-name="Standard">
      <style:paragraph-properties fo:margin-left="0cm" fo:margin-right="0.035cm" fo:margin-top="0.095cm" fo:margin-bottom="0cm" loext:contextual-spacing="false" fo:text-align="center" style:justify-single-word="false" fo:text-indent="0cm" style:auto-text-indent="false">
        <style:tab-stops>
          <style:tab-stop style:position="16.828cm"/>
        </style:tab-stops>
      </style:paragraph-properties>
      <style:text-properties fo:font-size="24pt" officeooo:paragraph-rsid="00154f5f" style:font-size-asian="24pt" style:font-size-complex="24pt"/>
    </style:style>
    <style:style style:name="P40" style:family="paragraph" style:parent-style-name="Standard">
      <style:paragraph-properties fo:margin-left="0cm" fo:margin-right="0.035cm" fo:margin-top="0.004cm" fo:margin-bottom="0cm" loext:contextual-spacing="false" fo:line-height="0.212cm" fo:text-align="justify" style:justify-single-word="false" fo:text-indent="0cm" style:auto-text-indent="false">
        <style:tab-stops>
          <style:tab-stop style:position="16.828cm"/>
        </style:tab-stops>
      </style:paragraph-properties>
      <style:text-properties fo:font-size="6.5pt" officeooo:paragraph-rsid="00154f5f" style:font-size-asian="6.5pt" style:font-size-complex="6.5pt"/>
    </style:style>
    <style:style style:name="P41" style:family="paragraph" style:parent-style-name="Standard">
      <style:paragraph-properties fo:margin-left="0cm" fo:margin-right="0.035cm" fo:line-height="0.353cm" fo:text-align="justify" style:justify-single-word="false" fo:text-indent="0cm" style:auto-text-indent="false">
        <style:tab-stops>
          <style:tab-stop style:position="16.828cm"/>
        </style:tab-stops>
      </style:paragraph-properties>
      <style:text-properties officeooo:paragraph-rsid="00154f5f"/>
    </style:style>
    <style:style style:name="P42" style:family="paragraph" style:parent-style-name="Standard">
      <style:paragraph-properties fo:margin-left="0cm" fo:margin-right="0.035cm" fo:text-align="center" style:justify-single-word="false" fo:text-indent="0cm" style:auto-text-indent="false">
        <style:tab-stops>
          <style:tab-stop style:position="16.828cm"/>
        </style:tab-stops>
      </style:paragraph-properties>
      <style:text-properties fo:font-size="20pt" officeooo:paragraph-rsid="00154f5f" style:font-size-asian="20pt" style:font-size-complex="20pt"/>
    </style:style>
    <style:style style:name="P43" style:family="paragraph" style:parent-style-name="Standard">
      <style:paragraph-properties fo:margin-left="0cm" fo:margin-right="0.035cm" fo:text-align="center" style:justify-single-word="false" fo:text-indent="0cm" style:auto-text-indent="false"/>
      <style:text-properties fo:font-size="20pt" fo:letter-spacing="-0.004cm" fo:font-weight="bold" officeooo:paragraph-rsid="00154f5f" style:font-size-asian="20pt" style:font-weight-asian="bold" style:font-size-complex="20pt"/>
    </style:style>
    <style:style style:name="P44" style:family="paragraph" style:parent-style-name="Standard">
      <style:paragraph-properties fo:margin-left="0cm" fo:margin-right="0.035cm" fo:margin-top="0.035cm" fo:margin-bottom="0cm" loext:contextual-spacing="false" fo:line-height="0.494cm" fo:text-align="justify" style:justify-single-word="false" fo:text-indent="0cm" style:auto-text-indent="false">
        <style:tab-stops>
          <style:tab-stop style:position="16.828cm"/>
        </style:tab-stops>
      </style:paragraph-properties>
      <style:text-properties fo:font-size="14pt" officeooo:paragraph-rsid="00154f5f" style:font-size-asian="14pt" style:font-size-complex="14pt"/>
    </style:style>
    <style:style style:name="P45" style:family="paragraph" style:parent-style-name="Standard">
      <style:paragraph-properties fo:margin-left="0cm" fo:margin-right="0.035cm" fo:margin-top="0.034cm" fo:margin-bottom="0cm" loext:contextual-spacing="false" fo:line-height="0.494cm" fo:text-align="justify" style:justify-single-word="false" fo:text-indent="0cm" style:auto-text-indent="false">
        <style:tab-stops>
          <style:tab-stop style:position="16.828cm"/>
        </style:tab-stops>
      </style:paragraph-properties>
      <style:text-properties fo:font-size="14pt" officeooo:paragraph-rsid="00154f5f" style:font-size-asian="14pt" style:font-size-complex="14pt"/>
    </style:style>
    <style:style style:name="P46" style:family="paragraph" style:parent-style-name="Standard">
      <style:paragraph-properties fo:margin-left="4.022cm" fo:margin-right="0.035cm" fo:text-align="justify" style:justify-single-word="false" fo:text-indent="0cm" style:auto-text-indent="false">
        <style:tab-stops>
          <style:tab-stop style:position="16.828cm"/>
        </style:tab-stops>
      </style:paragraph-properties>
      <style:text-properties officeooo:paragraph-rsid="00154f5f"/>
    </style:style>
    <style:style style:name="P47" style:family="paragraph" style:parent-style-name="Standard">
      <style:paragraph-properties fo:margin-left="0.228cm" fo:margin-right="0.035cm" fo:text-indent="0cm" style:auto-text-indent="false">
        <style:tab-stops>
          <style:tab-stop style:position="11.271cm"/>
        </style:tab-stops>
      </style:paragraph-properties>
      <style:text-properties fo:font-size="12pt" officeooo:paragraph-rsid="00154f5f" style:font-size-asian="12pt" style:font-size-complex="12pt"/>
    </style:style>
    <style:style style:name="P48" style:family="paragraph" style:parent-style-name="Standard">
      <style:paragraph-properties fo:margin-left="0.228cm" fo:margin-right="0.035cm" fo:text-indent="0cm" style:auto-text-indent="false">
        <style:tab-stops>
          <style:tab-stop style:position="11.271cm"/>
        </style:tab-stops>
      </style:paragraph-properties>
      <style:text-properties fo:font-size="12pt" fo:letter-spacing="-0.004cm" fo:font-weight="bold" officeooo:paragraph-rsid="00154f5f" style:font-size-asian="12pt" style:font-weight-asian="bold" style:font-size-complex="12pt"/>
    </style:style>
    <style:style style:name="P49" style:family="paragraph" style:parent-style-name="Table_20_Contents">
      <style:paragraph-properties fo:margin-left="0.228cm" fo:margin-right="0.035cm" fo:text-indent="0cm" style:auto-text-indent="false">
        <style:tab-stops>
          <style:tab-stop style:position="11.271cm"/>
        </style:tab-stops>
      </style:paragraph-properties>
      <style:text-properties style:font-name="Times New Roman1" fo:font-size="12pt" fo:letter-spacing="-0.004cm" fo:font-style="normal" fo:font-weight="bold" officeooo:rsid="00a0756a" officeooo:paragraph-rsid="00154f5f" style:font-size-asian="12pt" style:font-style-asian="normal" style:font-weight-asian="bold" style:font-name-complex="Times New Roman" style:font-size-complex="12pt" style:font-weight-complex="normal"/>
    </style:style>
    <style:style style:name="P50" style:family="paragraph" style:parent-style-name="Standard">
      <style:paragraph-properties fo:margin-top="0.053cm" fo:margin-bottom="0cm" loext:contextual-spacing="false"/>
      <style:text-properties fo:font-size="12pt" officeooo:rsid="0022fc2e" officeooo:paragraph-rsid="0022fc2e" style:font-size-asian="12pt" style:font-size-complex="12pt"/>
    </style:style>
    <style:style style:name="P51" style:family="paragraph" style:parent-style-name="Standard">
      <loext:graphic-properties draw:fill="none"/>
      <style:paragraph-properties fo:margin-left="2cm" fo:margin-right="0cm" fo:line-height="200%" fo:text-align="justify" style:justify-single-word="false" fo:orphans="2" fo:widows="2" fo:text-indent="1cm" style:auto-text-indent="false" fo:background-color="transparent" style:writing-mode="lr-tb">
        <style:tab-stops>
          <style:tab-stop style:position="2.99cm"/>
        </style:tab-stops>
      </style:paragraph-properties>
      <style:text-properties fo:font-weight="normal" officeooo:rsid="00b2b5c8" officeooo:paragraph-rsid="00154f5f" style:font-weight-asian="normal" style:font-weight-complex="normal"/>
    </style:style>
    <style:style style:name="P52" style:family="paragraph" style:parent-style-name="Standard">
      <loext:graphic-properties draw:fill="none"/>
      <style:paragraph-properties fo:margin-left="2cm" fo:margin-right="0cm" fo:line-height="200%" fo:text-align="justify" style:justify-single-word="false" fo:orphans="2" fo:widows="2" fo:text-indent="1cm" style:auto-text-indent="false" fo:background-color="transparent" style:writing-mode="lr-tb"/>
      <style:text-properties fo:font-size="12pt" officeooo:paragraph-rsid="00154f5f" style:font-size-asian="12pt" style:font-size-complex="12pt"/>
    </style:style>
    <style:style style:name="P53" style:family="paragraph" style:parent-style-name="Standard">
      <loext:graphic-properties draw:fill="none"/>
      <style:paragraph-properties fo:margin-left="2cm" fo:margin-right="0cm" fo:line-height="200%" fo:text-align="justify" style:justify-single-word="false" fo:orphans="2" fo:widows="2" fo:text-indent="1cm" style:auto-text-indent="false" fo:background-color="transparent" style:writing-mode="lr-tb"/>
      <style:text-properties fo:font-size="12pt" officeooo:rsid="008d1e7d" officeooo:paragraph-rsid="008d1e7d" style:font-size-asian="12pt" style:font-size-complex="12pt"/>
    </style:style>
    <style:style style:name="P54" style:family="paragraph" style:parent-style-name="Standard">
      <loext:graphic-properties draw:fill="none"/>
      <style:paragraph-properties fo:margin-left="2cm" fo:margin-right="0cm" fo:margin-top="0.423cm" fo:margin-bottom="0.106cm" loext:contextual-spacing="false" fo:text-align="start" style:justify-single-word="false" fo:orphans="2" fo:widows="2" fo:text-indent="1cm" style:auto-text-indent="false" fo:background-color="transparent" style:writing-mode="lr-tb">
        <style:tab-stops>
          <style:tab-stop style:position="2.99cm"/>
        </style:tab-stops>
      </style:paragraph-properties>
      <style:text-properties officeooo:paragraph-rsid="00154f5f"/>
    </style:style>
    <style:style style:name="P55" style:family="paragraph" style:parent-style-name="Standard">
      <loext:graphic-properties draw:fill="none"/>
      <style:paragraph-properties fo:margin-left="2cm" fo:margin-right="0cm" fo:margin-top="0.423cm" fo:margin-bottom="0.106cm" loext:contextual-spacing="false" fo:line-height="200%" fo:text-align="justify" style:justify-single-word="false" fo:orphans="2" fo:widows="2" fo:text-indent="1cm" style:auto-text-indent="false" fo:background-color="transparent" style:writing-mode="lr-tb">
        <style:tab-stops>
          <style:tab-stop style:position="2.196cm"/>
          <style:tab-stop style:position="3.81cm"/>
        </style:tab-stops>
      </style:paragraph-properties>
      <style:text-properties fo:font-style="normal" officeooo:rsid="002f77b4" officeooo:paragraph-rsid="004998a1" style:font-style-asian="normal" style:font-style-complex="normal"/>
    </style:style>
    <style:style style:name="P56" style:family="paragraph" style:parent-style-name="Standard">
      <loext:graphic-properties draw:fill="none"/>
      <style:paragraph-properties fo:margin-left="2cm" fo:margin-right="0cm" fo:margin-top="0.423cm" fo:margin-bottom="0.106cm" loext:contextual-spacing="false" fo:line-height="200%" fo:text-align="center" style:justify-single-word="false" fo:orphans="2" fo:widows="2" fo:text-indent="1cm" style:auto-text-indent="false" fo:background-color="transparent" style:writing-mode="lr-tb">
        <style:tab-stops>
          <style:tab-stop style:position="2.196cm"/>
          <style:tab-stop style:position="3.81cm"/>
        </style:tab-stops>
      </style:paragraph-properties>
      <style:text-properties fo:font-style="italic" officeooo:rsid="004998a1" officeooo:paragraph-rsid="004998a1" style:font-style-asian="italic" style:font-style-complex="italic"/>
    </style:style>
    <style:style style:name="P57" style:family="paragraph" style:parent-style-name="Standard">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fo:background-color="transparent" style:writing-mode="lr-tb">
        <style:tab-stops>
          <style:tab-stop style:position="2.196cm"/>
          <style:tab-stop style:position="3.81cm"/>
        </style:tab-stops>
      </style:paragraph-properties>
      <style:text-properties fo:font-size="12pt" fo:font-style="normal" officeooo:rsid="002f77b4" officeooo:paragraph-rsid="002f77b4" style:font-size-asian="12pt" style:font-style-asian="normal" style:font-size-complex="12pt" style:font-style-complex="normal"/>
    </style:style>
    <style:style style:name="P58" style:family="paragraph" style:parent-style-name="Standard">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fo:background-color="transparent" style:writing-mode="lr-tb">
        <style:tab-stops>
          <style:tab-stop style:position="2.196cm"/>
          <style:tab-stop style:position="3.81cm"/>
        </style:tab-stops>
      </style:paragraph-properties>
      <style:text-properties fo:font-size="12pt" fo:font-style="normal" officeooo:rsid="002f77b4" officeooo:paragraph-rsid="0034f44d" style:font-size-asian="12pt" style:font-style-asian="normal" style:font-size-complex="12pt" style:font-style-complex="normal"/>
    </style:style>
    <style:style style:name="P59"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99cm"/>
        </style:tab-stops>
      </style:paragraph-properties>
      <style:text-properties officeooo:paragraph-rsid="00154f5f"/>
    </style:style>
    <style:style style:name="P60"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0154f5f"/>
    </style:style>
    <style:style style:name="P61" style:family="paragraph" style:parent-style-name="Standard" style:master-page-name="">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style:page-number="auto" fo:background-color="transparent" style:writing-mode="lr-tb">
        <style:tab-stops>
          <style:tab-stop style:position="0.926cm"/>
          <style:tab-stop style:position="2.196cm"/>
          <style:tab-stop style:position="3.81cm"/>
        </style:tab-stops>
      </style:paragraph-properties>
      <style:text-properties fo:font-style="normal" officeooo:rsid="003b99c5" officeooo:paragraph-rsid="003b99c5" style:font-style-asian="normal" style:font-style-complex="normal"/>
    </style:style>
    <style:style style:name="P62" style:family="paragraph" style:parent-style-name="Standard" style:master-page-name="">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style:page-number="auto" fo:background-color="transparent" style:writing-mode="lr-tb">
        <style:tab-stops>
          <style:tab-stop style:position="2.196cm"/>
          <style:tab-stop style:position="3.81cm"/>
        </style:tab-stops>
      </style:paragraph-properties>
      <style:text-properties fo:font-style="normal" officeooo:rsid="002e213f" officeooo:paragraph-rsid="002e213f" style:font-style-asian="normal" style:font-style-complex="normal"/>
    </style:style>
    <style:style style:name="P63" style:family="paragraph" style:parent-style-name="Standard" style:master-page-name="">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style:page-number="auto" fo:background-color="transparent" style:writing-mode="lr-tb">
        <style:tab-stops>
          <style:tab-stop style:position="2.196cm"/>
          <style:tab-stop style:position="3.81cm"/>
        </style:tab-stops>
      </style:paragraph-properties>
      <style:text-properties fo:font-style="normal" officeooo:rsid="002e213f" officeooo:paragraph-rsid="002f77b4" style:font-style-asian="normal" style:font-style-complex="normal"/>
    </style:style>
    <style:style style:name="P64" style:family="paragraph" style:parent-style-name="Standard" style:master-page-name="">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style:page-number="auto" fo:background-color="transparent" style:writing-mode="lr-tb">
        <style:tab-stops>
          <style:tab-stop style:position="2.196cm"/>
          <style:tab-stop style:position="3.81cm"/>
        </style:tab-stops>
      </style:paragraph-properties>
      <style:text-properties fo:font-style="normal" officeooo:rsid="002e213f" officeooo:paragraph-rsid="0034f44d" style:font-style-asian="normal" style:font-style-complex="normal"/>
    </style:style>
    <style:style style:name="P65" style:family="paragraph" style:parent-style-name="Standard" style:master-page-name="">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style:page-number="auto" fo:background-color="transparent" style:writing-mode="lr-tb">
        <style:tab-stops>
          <style:tab-stop style:position="2.196cm"/>
          <style:tab-stop style:position="3.81cm"/>
        </style:tab-stops>
      </style:paragraph-properties>
      <style:text-properties fo:font-style="normal" officeooo:rsid="002f77b4" officeooo:paragraph-rsid="002f77b4" style:font-style-asian="normal" style:font-style-complex="normal"/>
    </style:style>
    <style:style style:name="P66" style:family="paragraph" style:parent-style-name="Standard" style:master-page-name="">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style:page-number="auto" fo:background-color="transparent" style:writing-mode="lr-tb">
        <style:tab-stops>
          <style:tab-stop style:position="2.196cm"/>
          <style:tab-stop style:position="3.81cm"/>
        </style:tab-stops>
      </style:paragraph-properties>
      <style:text-properties fo:font-style="normal" style:text-underline-style="none" officeooo:rsid="003d1318" officeooo:paragraph-rsid="003d1318" style:font-style-asian="normal" style:font-style-complex="normal"/>
    </style:style>
    <style:style style:name="P67"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0154f5f" style:font-size-asian="12pt" style:font-size-complex="12pt"/>
    </style:style>
    <style:style style:name="P68"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058679a" style:font-size-asian="12pt" style:font-size-complex="12pt"/>
    </style:style>
    <style:style style:name="P69"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06ef352" style:font-size-asian="12pt" style:font-size-complex="12pt"/>
    </style:style>
    <style:style style:name="P70" style:family="paragraph" style:parent-style-name="Standard" style:master-page-name="">
      <loext:graphic-properties draw:fill="none"/>
      <style:paragraph-properties fo:margin-left="2cm" fo:margin-right="0cm" fo:line-height="200%" fo:text-align="start" style:justify-single-word="false" fo:orphans="2" fo:widows="2" fo:text-indent="1cm" style:auto-text-indent="false" style:page-number="auto" fo:background-color="transparent" style:writing-mode="lr-tb"/>
      <style:text-properties fo:font-size="12pt" officeooo:paragraph-rsid="00154f5f" style:font-size-asian="12pt" style:font-size-complex="12pt"/>
    </style:style>
    <style:style style:name="P71"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rsid="003f8831" officeooo:paragraph-rsid="00154f5f" style:font-size-asian="12pt" style:font-size-complex="12pt"/>
    </style:style>
    <style:style style:name="P72"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bold" officeooo:rsid="00b2b5c8" officeooo:paragraph-rsid="00154f5f" style:font-weight-asian="bold" style:font-weight-complex="bold"/>
    </style:style>
    <style:style style:name="P73"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normal" officeooo:rsid="00b2b5c8" officeooo:paragraph-rsid="00154f5f" style:font-weight-asian="normal" style:font-weight-complex="normal"/>
    </style:style>
    <style:style style:name="P74"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officeooo:paragraph-rsid="00154f5f"/>
    </style:style>
    <style:style style:name="P75" style:family="paragraph" style:parent-style-name="Standard" style:master-page-name="">
      <loext:graphic-properties draw:fill="none"/>
      <style:paragraph-properties fo:margin-left="1.101cm" fo:margin-right="0cm" fo:line-height="200%" fo:text-align="start" style:justify-single-word="false" fo:orphans="2" fo:widows="2" fo:text-indent="0.9cm" style:auto-text-indent="false" style:page-number="auto" fo:background-color="transparent" style:writing-mode="lr-tb"/>
      <style:text-properties fo:font-size="12pt" officeooo:paragraph-rsid="00154f5f" style:font-size-asian="12pt" style:font-size-complex="12pt"/>
    </style:style>
    <style:style style:name="P76" style:family="paragraph" style:parent-style-name="Standard">
      <loext:graphic-properties draw:fill="none"/>
      <style:paragraph-properties fo:margin-left="3cm" fo:margin-right="0cm" fo:margin-top="0.423cm" fo:margin-bottom="0.106cm" loext:contextual-spacing="false" fo:line-height="200%" fo:text-align="justify" style:justify-single-word="false" fo:orphans="2" fo:widows="2" fo:text-indent="1cm" style:auto-text-indent="false" fo:background-color="transparent" style:writing-mode="lr-tb">
        <style:tab-stops>
          <style:tab-stop style:position="2.011cm"/>
        </style:tab-stops>
      </style:paragraph-properties>
      <style:text-properties officeooo:paragraph-rsid="00154f5f"/>
    </style:style>
    <style:style style:name="P77"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154f5f"/>
    </style:style>
    <style:style style:name="P78" style:family="paragraph" style:parent-style-name="Standard" style:master-page-name="">
      <loext:graphic-properties draw:fill="none"/>
      <style:paragraph-properties fo:margin-left="3cm" fo:margin-right="0cm" fo:line-height="200%" fo:text-align="start" style:justify-single-word="false" fo:orphans="2" fo:widows="2" fo:text-indent="1cm" style:auto-text-indent="false" style:page-number="auto" fo:background-color="transparent" style:writing-mode="lr-tb"/>
      <style:text-properties officeooo:paragraph-rsid="00154f5f"/>
    </style:style>
    <style:style style:name="P79"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ab-stops>
          <style:tab-stop style:position="2.011cm"/>
        </style:tab-stops>
      </style:paragraph-properties>
      <style:text-properties officeooo:rsid="00506914" officeooo:paragraph-rsid="00154f5f"/>
    </style:style>
    <style:style style:name="P80"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rsid="00506914" officeooo:paragraph-rsid="00154f5f"/>
    </style:style>
    <style:style style:name="P81" style:family="paragraph" style:parent-style-name="Standard">
      <loext:graphic-properties draw:fill="none"/>
      <style:paragraph-properties fo:margin-left="4.001cm" fo:margin-right="0cm" fo:line-height="200%" fo:text-align="start" style:justify-single-word="false" fo:orphans="2" fo:widows="2" fo:text-indent="0cm" style:auto-text-indent="false" fo:background-color="transparent" style:writing-mode="lr-tb"/>
      <style:text-properties officeooo:paragraph-rsid="00154f5f"/>
    </style:style>
    <style:style style:name="P82" style:family="paragraph" style:parent-style-name="Standard">
      <loext:graphic-properties draw:fill="none"/>
      <style:paragraph-properties fo:margin-left="4.001cm" fo:margin-right="0cm" fo:line-height="200%" fo:text-align="start" style:justify-single-word="false" fo:orphans="2" fo:widows="2" fo:text-indent="0cm" style:auto-text-indent="false" fo:background-color="transparent" style:writing-mode="lr-tb"/>
      <style:text-properties fo:font-weight="normal" officeooo:rsid="008dea8c" officeooo:paragraph-rsid="00154f5f" style:font-weight-asian="normal" style:font-weight-complex="normal"/>
    </style:style>
    <style:style style:name="P83"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rsid="002636e3" officeooo:paragraph-rsid="00154f5f"/>
    </style:style>
    <style:style style:name="P84"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paragraph-rsid="00154f5f"/>
    </style:style>
    <style:style style:name="P85"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154f5f"/>
    </style:style>
    <style:style style:name="P86"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2.99cm"/>
          <style:tab-stop style:position="3.995cm"/>
        </style:tab-stops>
      </style:paragraph-properties>
      <style:text-properties officeooo:paragraph-rsid="00154f5f"/>
    </style:style>
    <style:style style:name="P87"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3.995cm"/>
        </style:tab-stops>
      </style:paragraph-properties>
      <style:text-properties officeooo:rsid="00ccd176" officeooo:paragraph-rsid="00154f5f"/>
    </style:style>
    <style:style style:name="P88"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0154f5f"/>
    </style:style>
    <style:style style:name="P89"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3.096cm"/>
          <style:tab-stop style:position="4.207cm"/>
        </style:tab-stops>
      </style:paragraph-properties>
      <style:text-properties style:font-name="Times New Roman" fo:font-size="12pt" fo:font-weight="bold" officeooo:rsid="010e9b8a" officeooo:paragraph-rsid="00154f5f" style:font-size-asian="12pt" style:font-weight-asian="bold" style:font-name-complex="Times New Roman2" style:font-size-complex="12pt" style:font-weight-complex="bold"/>
    </style:style>
    <style:style style:name="P90"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style:font-name="Times New Roman" fo:font-size="12pt" fo:font-weight="bold" officeooo:rsid="010edea1" officeooo:paragraph-rsid="00154f5f" style:font-size-asian="12pt" style:font-weight-asian="bold" style:font-name-complex="Times New Roman2" style:font-size-complex="12pt" style:font-weight-complex="bold"/>
    </style:style>
    <style:style style:name="P91"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style:font-name="Times New Roman" fo:font-size="12pt" fo:font-weight="normal" officeooo:rsid="010e9b8a" officeooo:paragraph-rsid="00154f5f" style:font-size-asian="12pt" style:font-weight-asian="normal" style:font-name-complex="Times New Roman2" style:font-size-complex="12pt" style:font-weight-complex="normal"/>
    </style:style>
    <style:style style:name="P92"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style:font-name="Times New Roman" fo:font-size="12pt" fo:font-weight="normal" officeooo:rsid="00d045f4" officeooo:paragraph-rsid="00154f5f" style:font-size-asian="12pt" style:font-weight-asian="normal" style:font-name-complex="Times New Roman2" style:font-size-complex="12pt" style:font-weight-complex="normal"/>
    </style:style>
    <style:style style:name="P93"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2.011cm"/>
          <style:tab-stop style:position="3.995cm"/>
        </style:tab-stops>
      </style:paragraph-properties>
      <style:text-properties style:font-name="Times New Roman" fo:font-size="12pt" fo:font-weight="normal" officeooo:rsid="00dcb4b5" officeooo:paragraph-rsid="00154f5f" style:font-size-asian="12pt" style:font-weight-asian="normal" style:font-name-complex="Times New Roman2" style:font-size-complex="12pt" style:font-weight-complex="normal"/>
    </style:style>
    <style:style style:name="P94"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154f5f" style:font-weight-asian="bold" style:font-weight-complex="bold"/>
    </style:style>
    <style:style style:name="P95"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size="12pt" fo:font-weight="bold" officeooo:rsid="008b855e" officeooo:paragraph-rsid="00154f5f" style:font-size-asian="12pt" style:font-weight-asian="bold" style:font-size-complex="12pt" style:font-weight-complex="bold"/>
    </style:style>
    <style:style style:name="P96"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size="12pt" fo:font-weight="bold" officeooo:rsid="00e8ff7b" officeooo:paragraph-rsid="00154f5f" style:font-size-asian="12pt" style:font-weight-asian="bold" style:font-size-complex="12pt" style:font-weight-complex="bold"/>
    </style:style>
    <style:style style:name="P97"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fo:font-weight="bold" officeooo:rsid="008b42d8" officeooo:paragraph-rsid="00154f5f" style:font-weight-asian="bold" style:font-weight-complex="bold"/>
    </style:style>
    <style:style style:name="P98" style:family="paragraph" style:parent-style-name="Standard" style:master-page-name="">
      <loext:graphic-properties draw:fill="none"/>
      <style:paragraph-properties fo:margin-left="5.001cm" fo:margin-right="0cm" fo:line-height="200%" fo:text-align="start" style:justify-single-word="false" fo:orphans="2" fo:widows="2" fo:text-indent="1cm" style:auto-text-indent="false" style:page-number="auto" fo:background-color="transparent" style:writing-mode="lr-tb"/>
      <style:text-properties fo:font-weight="normal" officeooo:rsid="008dea8c" officeooo:paragraph-rsid="00154f5f" style:font-weight-asian="normal" style:font-weight-complex="normal"/>
    </style:style>
    <style:style style:name="P99"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officeooo:rsid="0020ada0" officeooo:paragraph-rsid="00154f5f"/>
    </style:style>
    <style:style style:name="P100"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officeooo:paragraph-rsid="00154f5f"/>
    </style:style>
    <style:style style:name="P101"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8f9d5c" officeooo:paragraph-rsid="00154f5f" style:font-weight-asian="bold" style:font-weight-complex="bold"/>
    </style:style>
    <style:style style:name="P102"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91de36" officeooo:paragraph-rsid="00154f5f" style:font-weight-asian="bold" style:font-weight-complex="bold"/>
    </style:style>
    <style:style style:name="P103"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9f42ba" officeooo:paragraph-rsid="00154f5f" style:font-weight-asian="bold" style:font-weight-complex="bold"/>
    </style:style>
    <style:style style:name="P104"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a306e6" officeooo:paragraph-rsid="00154f5f" style:font-weight-asian="bold" style:font-weight-complex="bold"/>
    </style:style>
    <style:style style:name="P105"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a64d36" officeooo:paragraph-rsid="00154f5f" style:font-weight-asian="bold" style:font-weight-complex="bold"/>
    </style:style>
    <style:style style:name="P106"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officeooo:paragraph-rsid="00154f5f"/>
    </style:style>
    <style:style style:name="P107"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size="12pt" fo:font-weight="normal" officeooo:rsid="00953df4" officeooo:paragraph-rsid="00154f5f" style:font-size-asian="12pt" style:font-weight-asian="normal" style:font-size-complex="12pt" style:font-weight-complex="normal"/>
    </style:style>
    <style:style style:name="P108"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size="12pt" fo:font-weight="bold" officeooo:rsid="00a306e6" officeooo:paragraph-rsid="00154f5f" style:font-size-asian="12pt" style:font-weight-asian="bold" style:font-size-complex="12pt" style:font-weight-complex="bold"/>
    </style:style>
    <style:style style:name="P109"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size="12pt" fo:font-weight="bold" officeooo:rsid="0093e053" officeooo:paragraph-rsid="00154f5f" style:font-size-asian="12pt" style:font-weight-asian="bold" style:font-size-complex="12pt" style:font-weight-complex="bold"/>
    </style:style>
    <style:style style:name="P110" style:family="paragraph" style:parent-style-name="Standard" style:master-page-name="">
      <loext:graphic-properties draw:fill="none"/>
      <style:paragraph-properties fo:margin-left="5.001cm" fo:margin-right="0cm" fo:line-height="200%" fo:text-align="justify" style:justify-single-word="false" fo:orphans="2" fo:widows="2" fo:text-indent="0cm" style:auto-text-indent="false" style:page-number="auto" fo:background-color="transparent" style:writing-mode="lr-tb"/>
      <style:text-properties fo:font-weight="bold" officeooo:rsid="00a2f803" officeooo:paragraph-rsid="00154f5f" style:font-weight-asian="bold" style:font-weight-complex="bold"/>
    </style:style>
    <style:style style:name="P111" style:family="paragraph" style:parent-style-name="Standard" style:master-page-name="">
      <loext:graphic-properties draw:fill="none"/>
      <style:paragraph-properties fo:margin-left="5.001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154f5f"/>
    </style:style>
    <style:style style:name="P112" style:family="paragraph" style:parent-style-name="Standard" style:master-page-name="">
      <loext:graphic-properties draw:fill="none"/>
      <style:paragraph-properties fo:margin-left="5.001cm" fo:margin-right="0cm" fo:line-height="200%" fo:text-align="justify" style:justify-single-word="false" fo:orphans="2" fo:widows="2" fo:text-indent="0cm" style:auto-text-indent="false" style:page-number="auto" fo:background-color="transparent" style:writing-mode="lr-tb"/>
      <style:text-properties fo:font-size="12pt" fo:font-style="normal" fo:font-weight="bold" officeooo:rsid="003e6cbe" officeooo:paragraph-rsid="00154f5f" style:font-size-asian="12pt" style:font-style-asian="normal" style:font-weight-asian="bold" style:font-size-complex="12pt" style:font-style-complex="normal" style:font-weight-complex="bold"/>
    </style:style>
    <style:style style:name="P113" style:family="paragraph" style:parent-style-name="Standard" style:master-page-name="">
      <loext:graphic-properties draw:fill="none"/>
      <style:paragraph-properties fo:margin-left="5.001cm" fo:margin-right="0cm" fo:line-height="200%" fo:text-align="justify" style:justify-single-word="false" fo:orphans="2" fo:widows="2" fo:text-indent="0.9cm" style:auto-text-indent="false" style:page-number="auto" fo:background-color="transparent" style:writing-mode="lr-tb"/>
      <style:text-properties officeooo:rsid="0020ada0" officeooo:paragraph-rsid="00154f5f"/>
    </style:style>
    <style:style style:name="P114" style:family="paragraph" style:parent-style-name="Standard" style:master-page-name="">
      <loext:graphic-properties draw:fill="none"/>
      <style:paragraph-properties fo:margin-left="6.301cm" fo:margin-right="0cm" fo:line-height="200%" fo:text-align="justify" style:justify-single-word="false" fo:orphans="2" fo:widows="2" fo:text-indent="0cm" style:auto-text-indent="false" style:page-number="auto" fo:background-color="transparent" style:writing-mode="lr-tb"/>
      <style:text-properties fo:font-weight="bold" officeooo:rsid="009e6b38" officeooo:paragraph-rsid="00154f5f" style:font-weight-asian="bold" style:font-weight-complex="bold"/>
    </style:style>
    <style:style style:name="P115" style:family="paragraph" style:parent-style-name="Standard" style:master-page-name="">
      <loext:graphic-properties draw:fill="none"/>
      <style:paragraph-properties fo:margin-left="6.001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0154f5f"/>
    </style:style>
    <style:style style:name="P116" style:family="paragraph" style:parent-style-name="Standard" style:master-page-name="">
      <loext:graphic-properties draw:fill="none"/>
      <style:paragraph-properties fo:margin-left="6.001cm" fo:margin-right="0cm" fo:line-height="200%" fo:text-align="justify" style:justify-single-word="false" fo:orphans="2" fo:widows="2" fo:text-indent="0cm" style:auto-text-indent="false" style:page-number="auto" fo:background-color="transparent" style:writing-mode="lr-tb">
        <style:tab-stops>
          <style:tab-stop style:position="3.995cm"/>
          <style:tab-stop style:position="4.207cm"/>
        </style:tab-stops>
      </style:paragraph-properties>
      <style:text-properties style:font-name="Times New Roman" fo:font-size="12pt" fo:font-weight="bold" officeooo:rsid="010e9b8a" officeooo:paragraph-rsid="00154f5f" style:font-size-asian="12pt" style:font-weight-asian="bold" style:font-name-complex="Times New Roman2" style:font-size-complex="12pt" style:font-weight-complex="bold"/>
    </style:style>
    <style:style style:name="P117" style:family="paragraph" style:parent-style-name="Standard" style:master-page-name="">
      <loext:graphic-properties draw:fill="none"/>
      <style:paragraph-properties fo:margin-left="6.001cm" fo:margin-right="0cm" fo:line-height="200%" fo:text-align="justify" style:justify-single-word="false" fo:orphans="2" fo:widows="2" fo:text-indent="0cm" style:auto-text-indent="false" style:page-number="auto" fo:background-color="transparent" style:writing-mode="lr-tb"/>
      <style:text-properties fo:font-weight="bold" officeooo:rsid="009f42ba" officeooo:paragraph-rsid="00154f5f" style:font-weight-asian="bold" style:font-weight-complex="bold"/>
    </style:style>
    <style:style style:name="P118"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ext-properties fo:font-weight="bold" officeooo:rsid="00a64d36" officeooo:paragraph-rsid="00154f5f" style:font-weight-asian="bold" style:font-weight-complex="bold"/>
    </style:style>
    <style:style style:name="P119"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ext-properties fo:font-weight="bold" officeooo:rsid="008b855e" officeooo:paragraph-rsid="00154f5f" style:font-weight-asian="bold" style:font-weight-complex="bold"/>
    </style:style>
    <style:style style:name="P120"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ab-stops>
          <style:tab-stop style:position="2.011cm"/>
        </style:tab-stops>
      </style:paragraph-properties>
      <style:text-properties officeooo:paragraph-rsid="00154f5f"/>
    </style:style>
    <style:style style:name="P121"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ab-stops>
          <style:tab-stop style:position="2.011cm"/>
          <style:tab-stop style:position="2.91cm"/>
        </style:tab-stops>
      </style:paragraph-properties>
      <style:text-properties officeooo:paragraph-rsid="00154f5f"/>
    </style:style>
    <style:style style:name="P122" style:family="paragraph" style:parent-style-name="Standard" style:master-page-name="">
      <loext:graphic-properties draw:fill="none"/>
      <style:paragraph-properties fo:margin-left="0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ccd176" officeooo:paragraph-rsid="00154f5f" style:font-weight-asian="bold" style:font-weight-complex="bold"/>
    </style:style>
    <style:style style:name="P123" style:family="paragraph" style:parent-style-name="Standard" style:master-page-name="">
      <loext:graphic-properties draw:fill="none"/>
      <style:paragraph-properties fo:margin-left="0cm" fo:margin-right="0cm" fo:line-height="200%" fo:text-align="center" style:justify-single-word="false" fo:orphans="2" fo:widows="2" fo:text-indent="0cm" style:auto-text-indent="false" style:page-number="auto" fo:background-color="transparent" style:writing-mode="lr-tb"/>
      <style:text-properties fo:font-size="10pt" officeooo:paragraph-rsid="004d5009" style:font-size-asian="10pt" style:font-size-complex="10pt"/>
    </style:style>
    <style:style style:name="P124" style:family="paragraph" style:parent-style-name="Standard" style:master-page-name="">
      <loext:graphic-properties draw:fill="none"/>
      <style:paragraph-properties fo:margin-left="0cm" fo:margin-right="0cm" fo:line-height="200%" fo:text-align="center" style:justify-single-word="false" fo:orphans="2" fo:widows="2" fo:text-indent="0cm" style:auto-text-indent="false" style:page-number="auto" fo:background-color="transparent" style:writing-mode="lr-tb"/>
      <style:text-properties fo:font-size="10pt" fo:font-style="italic" officeooo:rsid="00706a0f" officeooo:paragraph-rsid="007a7267" style:font-size-asian="8.75pt" style:font-style-asian="italic" style:font-size-complex="10pt" style:font-style-complex="italic"/>
    </style:style>
    <style:style style:name="P125" style:family="paragraph" style:parent-style-name="Standard" style:master-page-name="">
      <loext:graphic-properties draw:fill="none"/>
      <style:paragraph-properties fo:margin-left="0cm" fo:margin-right="0cm" fo:margin-top="0.423cm" fo:margin-bottom="0.106cm" loext:contextual-spacing="false" fo:line-height="200%" fo:text-align="center" style:justify-single-word="false" fo:orphans="2" fo:widows="2" fo:text-indent="0cm" style:auto-text-indent="false" style:page-number="auto" fo:background-color="transparent" style:writing-mode="lr-tb">
        <style:tab-stops>
          <style:tab-stop style:position="0.979cm"/>
          <style:tab-stop style:position="2.196cm"/>
          <style:tab-stop style:position="3.81cm"/>
        </style:tab-stops>
      </style:paragraph-properties>
      <style:text-properties officeooo:paragraph-rsid="0051dd2b"/>
    </style:style>
    <style:style style:name="P126" style:family="paragraph" style:parent-style-name="Standard" style:master-page-name="">
      <loext:graphic-properties draw:fill="none"/>
      <style:paragraph-properties fo:margin-left="0cm" fo:margin-right="0cm" fo:margin-top="0.423cm" fo:margin-bottom="0.106cm" loext:contextual-spacing="false" fo:line-height="200%" fo:text-align="center" style:justify-single-word="false" fo:orphans="2" fo:widows="2" fo:text-indent="0cm" style:auto-text-indent="false" style:page-number="auto" fo:background-color="transparent" style:writing-mode="lr-tb">
        <style:tab-stops>
          <style:tab-stop style:position="2.196cm"/>
          <style:tab-stop style:position="3.81cm"/>
        </style:tab-stops>
      </style:paragraph-properties>
      <style:text-properties officeooo:paragraph-rsid="00875c07"/>
    </style:style>
    <style:style style:name="P127" style:family="paragraph" style:parent-style-name="Standard" style:master-page-name="">
      <loext:graphic-properties draw:fill="none"/>
      <style:paragraph-properties fo:margin-left="0cm" fo:margin-right="0cm" fo:margin-top="0.423cm" fo:margin-bottom="0.106cm" loext:contextual-spacing="false" fo:line-height="200%" fo:text-align="center" style:justify-single-word="false" fo:orphans="2" fo:widows="2" fo:text-indent="0cm" style:auto-text-indent="false" style:page-number="auto" fo:background-color="transparent" style:writing-mode="lr-tb">
        <style:tab-stops>
          <style:tab-stop style:position="2.196cm"/>
          <style:tab-stop style:position="3.81cm"/>
        </style:tab-stops>
      </style:paragraph-properties>
      <style:text-properties officeooo:paragraph-rsid="009345ac"/>
    </style:style>
    <style:style style:name="P128" style:family="paragraph" style:parent-style-name="Standard" style:master-page-name="">
      <loext:graphic-properties draw:fill="none"/>
      <style:paragraph-properties fo:margin-left="0cm" fo:margin-right="0cm" fo:margin-top="0.423cm" fo:margin-bottom="0.106cm" loext:contextual-spacing="false" fo:line-height="200%" fo:text-align="center" style:justify-single-word="false" fo:orphans="2" fo:widows="2" fo:text-indent="0cm" style:auto-text-indent="false" style:page-number="auto" fo:background-color="transparent" style:writing-mode="lr-tb">
        <style:tab-stops>
          <style:tab-stop style:position="2.196cm"/>
          <style:tab-stop style:position="3.81cm"/>
        </style:tab-stops>
      </style:paragraph-properties>
      <style:text-properties fo:font-size="10pt" fo:font-style="italic" officeooo:rsid="00706a0f" officeooo:paragraph-rsid="008d1e7d" style:font-size-asian="10pt" style:font-style-asian="italic" style:font-size-complex="10pt" style:font-style-complex="italic"/>
    </style:style>
    <style:style style:name="P129" style:family="paragraph" style:parent-style-name="Standard" style:master-page-name="">
      <loext:graphic-properties draw:fill="none"/>
      <style:paragraph-properties fo:margin-left="0cm" fo:margin-right="0cm" fo:margin-top="0.423cm" fo:margin-bottom="0.106cm" loext:contextual-spacing="false" fo:line-height="200%" fo:text-align="center" style:justify-single-word="false" fo:orphans="2" fo:widows="2" fo:text-indent="0cm" style:auto-text-indent="false" style:page-number="auto" fo:background-color="transparent" style:writing-mode="lr-tb">
        <style:tab-stops>
          <style:tab-stop style:position="2.196cm"/>
          <style:tab-stop style:position="3.81cm"/>
        </style:tab-stops>
      </style:paragraph-properties>
      <style:text-properties fo:font-size="10pt" fo:font-style="italic" officeooo:rsid="00706a0f" officeooo:paragraph-rsid="007a7267" style:font-size-asian="10pt" style:font-style-asian="italic" style:font-size-complex="10pt" style:font-style-complex="italic"/>
    </style:style>
    <style:style style:name="P130" style:family="paragraph" style:parent-style-name="Standard" style:master-page-name="">
      <loext:graphic-properties draw:fill="none"/>
      <style:paragraph-properties fo:margin-left="0cm" fo:margin-right="0cm" fo:margin-top="0.423cm" fo:margin-bottom="0.106cm" loext:contextual-spacing="false" fo:line-height="200%" fo:text-align="center" style:justify-single-word="false" fo:orphans="2" fo:widows="2" fo:text-indent="0cm" style:auto-text-indent="false" style:page-number="auto" fo:background-color="transparent" style:writing-mode="lr-tb">
        <style:tab-stops>
          <style:tab-stop style:position="2.196cm"/>
          <style:tab-stop style:position="3.81cm"/>
        </style:tab-stops>
      </style:paragraph-properties>
      <style:text-properties fo:font-size="10pt" fo:font-style="italic" officeooo:rsid="00706a0f" officeooo:paragraph-rsid="007f1e4b" style:font-size-asian="10pt" style:font-style-asian="italic" style:font-size-complex="10pt" style:font-style-complex="italic"/>
    </style:style>
    <style:style style:name="P131" style:family="paragraph" style:parent-style-name="Standard" style:master-page-name="">
      <loext:graphic-properties draw:fill="none"/>
      <style:paragraph-properties fo:margin-left="0cm" fo:margin-right="0cm" fo:margin-top="0.423cm" fo:margin-bottom="0.106cm" loext:contextual-spacing="false" fo:line-height="200%" fo:text-align="center" style:justify-single-word="false" fo:orphans="2" fo:widows="2" fo:text-indent="0cm" style:auto-text-indent="false" style:page-number="auto" fo:background-color="transparent" style:writing-mode="lr-tb">
        <style:tab-stops>
          <style:tab-stop style:position="2.196cm"/>
          <style:tab-stop style:position="3.81cm"/>
        </style:tab-stops>
      </style:paragraph-properties>
      <style:text-properties fo:font-size="10pt" fo:font-style="italic" officeooo:rsid="00706a0f" officeooo:paragraph-rsid="008379ea" style:font-size-asian="10pt" style:font-style-asian="italic" style:font-size-complex="10pt" style:font-style-complex="italic"/>
    </style:style>
    <style:style style:name="P132" style:family="paragraph" style:parent-style-name="Standard" style:master-page-name="">
      <loext:graphic-properties draw:fill="none"/>
      <style:paragraph-properties fo:margin-left="0cm" fo:margin-right="0cm" fo:margin-top="0.423cm" fo:margin-bottom="0.106cm" loext:contextual-spacing="false" fo:line-height="200%" fo:text-align="center" style:justify-single-word="false" fo:orphans="2" fo:widows="2" fo:text-indent="0cm" style:auto-text-indent="false" style:page-number="auto" fo:background-color="transparent" style:writing-mode="lr-tb">
        <style:tab-stops>
          <style:tab-stop style:position="2.196cm"/>
          <style:tab-stop style:position="3.81cm"/>
        </style:tab-stops>
      </style:paragraph-properties>
      <style:text-properties fo:font-size="10pt" fo:font-style="italic" officeooo:rsid="00706a0f" officeooo:paragraph-rsid="008e391a" style:font-size-asian="10pt" style:font-style-asian="italic" style:font-size-complex="10pt" style:font-style-complex="italic"/>
    </style:style>
    <style:style style:name="P133" style:family="paragraph" style:parent-style-name="Standard" style:master-page-name="">
      <loext:graphic-properties draw:fill="none"/>
      <style:paragraph-properties fo:margin-left="0cm" fo:margin-right="0cm" fo:margin-top="0.423cm" fo:margin-bottom="0.106cm" loext:contextual-spacing="false" fo:line-height="200%" fo:text-align="center" style:justify-single-word="false" fo:orphans="2" fo:widows="2" fo:text-indent="0cm" style:auto-text-indent="false" style:page-number="auto" fo:background-color="transparent" style:writing-mode="lr-tb">
        <style:tab-stops>
          <style:tab-stop style:position="2.196cm"/>
          <style:tab-stop style:position="3.81cm"/>
        </style:tab-stops>
      </style:paragraph-properties>
      <style:text-properties fo:font-size="10pt" fo:font-style="italic" officeooo:rsid="00706a0f" officeooo:paragraph-rsid="0090271f" style:font-size-asian="10pt" style:font-style-asian="italic" style:font-size-complex="10pt" style:font-style-complex="italic"/>
    </style:style>
    <style:style style:name="P134" style:family="paragraph" style:parent-style-name="Standard" style:master-page-name="">
      <loext:graphic-properties draw:fill="none"/>
      <style:paragraph-properties fo:margin-left="0cm" fo:margin-right="0cm" fo:margin-top="0.423cm" fo:margin-bottom="0.106cm" loext:contextual-spacing="false" fo:line-height="200%" fo:text-align="center" style:justify-single-word="false" fo:orphans="2" fo:widows="2" fo:text-indent="0cm" style:auto-text-indent="false" style:page-number="auto" fo:background-color="transparent" style:writing-mode="lr-tb">
        <style:tab-stops>
          <style:tab-stop style:position="3.096cm"/>
        </style:tab-stops>
      </style:paragraph-properties>
      <style:text-properties fo:font-size="10pt" fo:font-style="italic" officeooo:rsid="004b7ac2" officeooo:paragraph-rsid="004b7ac2" style:font-size-asian="8.75pt" style:font-style-asian="italic" style:font-size-complex="10pt" style:font-style-complex="italic"/>
    </style:style>
    <style:style style:name="P135" style:family="paragraph" style:parent-style-name="Standard" style:master-page-name="">
      <loext:graphic-properties draw:fill="none"/>
      <style:paragraph-properties fo:margin-left="0cm" fo:margin-right="0cm" fo:margin-top="0.423cm" fo:margin-bottom="0.106cm" loext:contextual-spacing="false" fo:line-height="200%" fo:text-align="center" style:justify-single-word="false" fo:orphans="2" fo:widows="2" fo:text-indent="0cm" style:auto-text-indent="false" style:page-number="auto" fo:background-color="transparent" style:writing-mode="lr-tb">
        <style:tab-stops>
          <style:tab-stop style:position="2.196cm"/>
          <style:tab-stop style:position="3.81cm"/>
        </style:tab-stops>
      </style:paragraph-properties>
      <style:text-properties fo:font-size="10pt" officeooo:paragraph-rsid="00896459" style:font-size-asian="10pt" style:font-size-complex="10pt"/>
    </style:style>
    <style:style style:name="P136" style:family="paragraph" style:parent-style-name="Standard" style:master-page-name="">
      <loext:graphic-properties draw:fill="none"/>
      <style:paragraph-properties fo:margin-left="0cm" fo:margin-right="0cm" fo:margin-top="0.423cm" fo:margin-bottom="0.106cm" loext:contextual-spacing="false" fo:line-height="200%" fo:text-align="center" style:justify-single-word="false" fo:orphans="2" fo:widows="2" fo:text-indent="0cm" style:auto-text-indent="false" style:page-number="auto" fo:background-color="transparent" style:writing-mode="lr-tb">
        <style:tab-stops>
          <style:tab-stop style:position="2.196cm"/>
          <style:tab-stop style:position="3.81cm"/>
        </style:tab-stops>
      </style:paragraph-properties>
      <style:text-properties fo:font-size="10pt" officeooo:paragraph-rsid="0091c841" style:font-size-asian="10pt" style:font-size-complex="10pt"/>
    </style:style>
    <style:style style:name="P137" style:family="paragraph" style:parent-style-name="Standard" style:master-page-name="">
      <loext:graphic-properties draw:fill="none"/>
      <style:paragraph-properties fo:margin-left="2.9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0154f5f"/>
    </style:style>
    <style:style style:name="P138" style:family="paragraph" style:parent-style-name="Standard" style:master-page-name="">
      <loext:graphic-properties draw:fill="none"/>
      <style:paragraph-properties fo:margin-left="2.9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154f5f"/>
    </style:style>
    <style:style style:name="P139" style:family="paragraph" style:parent-style-name="Standard" style:master-page-name="">
      <loext:graphic-properties draw:fill="none"/>
      <style:paragraph-properties fo:margin-left="2.9cm" fo:margin-right="0cm" fo:line-height="200%" fo:text-align="justify" style:justify-single-word="false" fo:orphans="2" fo:widows="2" fo:text-indent="0cm" style:auto-text-indent="false" style:page-number="auto" fo:background-color="transparent" style:writing-mode="lr-tb">
        <style:tab-stops>
          <style:tab-stop style:position="3.995cm"/>
        </style:tab-stops>
      </style:paragraph-properties>
      <style:text-properties officeooo:paragraph-rsid="00154f5f"/>
    </style:style>
    <style:style style:name="P140" style:family="paragraph" style:parent-style-name="Standard" style:master-page-name="">
      <loext:graphic-properties draw:fill="none"/>
      <style:paragraph-properties fo:margin-left="1.9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011cm"/>
        </style:tab-stops>
      </style:paragraph-properties>
      <style:text-properties officeooo:paragraph-rsid="00154f5f"/>
    </style:style>
    <style:style style:name="P141" style:family="paragraph" style:parent-style-name="Heading_20_3" style:master-page-name="">
      <loext:graphic-properties draw:fill="none"/>
      <style:paragraph-properties fo:margin-left="1.9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officeooo:paragraph-rsid="00154f5f" style:font-size-asian="12pt" style:font-size-complex="12pt"/>
    </style:style>
    <style:style style:name="P142" style:family="paragraph" style:parent-style-name="Standard" style:master-page-name="">
      <loext:graphic-properties draw:fill="none"/>
      <style:paragraph-properties fo:margin-left="4.9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0154f5f"/>
    </style:style>
    <style:style style:name="P143" style:family="paragraph" style:parent-style-name="Standard" style:master-page-name="">
      <loext:graphic-properties draw:fill="none"/>
      <style:paragraph-properties fo:margin-left="3cm" fo:margin-right="0cm" fo:line-height="200%" fo:text-align="justify" style:justify-single-word="false" fo:orphans="2" fo:widows="2" fo:text-indent="0.9cm" style:auto-text-indent="false" style:page-number="auto" fo:background-color="transparent" style:writing-mode="lr-tb">
        <style:tab-stops>
          <style:tab-stop style:position="2.99cm"/>
        </style:tab-stops>
      </style:paragraph-properties>
      <style:text-properties officeooo:paragraph-rsid="00154f5f"/>
    </style:style>
    <style:style style:name="P144" style:family="paragraph" style:parent-style-name="Standard" style:master-page-name="">
      <loext:graphic-properties draw:fill="none"/>
      <style:paragraph-properties fo:margin-left="0cm" fo:margin-right="0cm" fo:line-height="200%" fo:text-align="center" style:justify-single-word="false" fo:orphans="2" fo:widows="2" fo:text-indent="1cm" style:auto-text-indent="false" style:page-number="auto" fo:background-color="transparent" style:writing-mode="lr-tb"/>
      <style:text-properties fo:font-size="10pt" fo:font-style="italic" officeooo:rsid="0025d828" officeooo:paragraph-rsid="0025d828" style:font-size-asian="8.75pt" style:font-style-asian="italic" style:font-size-complex="10pt" style:font-style-complex="italic"/>
    </style:style>
    <style:style style:name="P145" style:family="paragraph" style:parent-style-name="Standard" style:master-page-name="">
      <loext:graphic-properties draw:fill="none"/>
      <style:paragraph-properties fo:margin-left="0cm" fo:margin-right="0cm" fo:line-height="200%" fo:text-align="center" style:justify-single-word="false" fo:orphans="2" fo:widows="2" fo:text-indent="1cm" style:auto-text-indent="false" style:page-number="auto" fo:background-color="transparent" style:writing-mode="lr-tb"/>
      <style:text-properties fo:font-size="10pt" fo:font-style="italic" officeooo:rsid="005ef10e" officeooo:paragraph-rsid="005ef10e" style:font-size-asian="8.75pt" style:font-style-asian="italic" style:font-size-complex="10pt" style:font-style-complex="italic"/>
    </style:style>
    <style:style style:name="P146" style:family="paragraph" style:parent-style-name="Standard" style:master-page-name="">
      <loext:graphic-properties draw:fill="none"/>
      <style:paragraph-properties fo:margin-left="0cm" fo:margin-right="0cm" fo:line-height="200%" fo:text-align="center" style:justify-single-word="false" fo:orphans="2" fo:widows="2" fo:text-indent="1cm" style:auto-text-indent="false" style:page-number="auto" fo:background-color="transparent" style:writing-mode="lr-tb"/>
      <style:text-properties fo:font-size="10pt" fo:font-style="italic" officeooo:rsid="00706a0f" officeooo:paragraph-rsid="00706a0f" style:font-size-asian="8.75pt" style:font-style-asian="italic" style:font-size-complex="10pt" style:font-style-complex="italic"/>
    </style:style>
    <style:style style:name="P147" style:family="paragraph" style:parent-style-name="Standard" style:master-page-name="">
      <loext:graphic-properties draw:fill="none"/>
      <style:paragraph-properties fo:margin-left="0cm" fo:margin-right="0cm" fo:line-height="200%" fo:text-align="center" style:justify-single-word="false" fo:orphans="2" fo:widows="2" fo:text-indent="1cm" style:auto-text-indent="false" style:page-number="auto" fo:background-color="transparent" style:writing-mode="lr-tb"/>
      <style:text-properties fo:font-size="10pt" fo:font-style="italic" officeooo:rsid="00544f70" officeooo:paragraph-rsid="00544f70" style:font-size-asian="8.75pt" style:font-style-asian="italic" style:font-size-complex="10pt" style:font-style-complex="italic"/>
    </style:style>
    <style:style style:name="P148" style:family="paragraph" style:parent-style-name="Standard" style:master-page-name="">
      <loext:graphic-properties draw:fill="none"/>
      <style:paragraph-properties fo:margin-left="0cm" fo:margin-right="0cm" fo:line-height="200%" fo:text-align="center" style:justify-single-word="false" fo:orphans="2" fo:widows="2" fo:text-indent="1cm" style:auto-text-indent="false" style:page-number="auto" fo:background-color="transparent" style:writing-mode="lr-tb"/>
      <style:text-properties fo:font-size="10pt" fo:font-style="italic" officeooo:rsid="00596608" officeooo:paragraph-rsid="00596608" style:font-size-asian="8.75pt" style:font-style-asian="italic" style:font-size-complex="10pt" style:font-style-complex="italic"/>
    </style:style>
    <style:style style:name="P149" style:family="paragraph" style:parent-style-name="Standard" style:master-page-name="">
      <loext:graphic-properties draw:fill="none"/>
      <style:paragraph-properties fo:margin-left="0cm" fo:margin-right="0cm" fo:line-height="200%" fo:text-align="center" style:justify-single-word="false" fo:orphans="2" fo:widows="2" fo:text-indent="1cm" style:auto-text-indent="false" style:page-number="auto" fo:background-color="transparent" style:writing-mode="lr-tb"/>
      <style:text-properties fo:font-size="10pt" fo:font-style="italic" officeooo:rsid="00596608" officeooo:paragraph-rsid="0059b1b7" style:font-size-asian="8.75pt" style:font-style-asian="italic" style:font-size-complex="10pt" style:font-style-complex="italic"/>
    </style:style>
    <style:style style:name="P150" style:family="paragraph" style:parent-style-name="Standard" style:master-page-name="">
      <loext:graphic-properties draw:fill="none"/>
      <style:paragraph-properties fo:margin-left="0cm" fo:margin-right="0cm" fo:line-height="200%" fo:text-align="center" style:justify-single-word="false" fo:orphans="2" fo:widows="2" fo:text-indent="1cm" style:auto-text-indent="false" style:page-number="auto" fo:background-color="transparent" style:writing-mode="lr-tb"/>
      <style:text-properties fo:font-size="10pt" officeooo:paragraph-rsid="0059b1b7" style:font-size-asian="8.75pt" style:font-size-complex="10pt"/>
    </style:style>
    <style:style style:name="P151" style:family="paragraph" style:parent-style-name="Standard" style:master-page-name="">
      <loext:graphic-properties draw:fill="none"/>
      <style:paragraph-properties fo:margin-left="0cm" fo:margin-right="0cm" fo:line-height="200%" fo:text-align="center" style:justify-single-word="false" fo:orphans="2" fo:widows="2" fo:text-indent="1cm" style:auto-text-indent="false" style:page-number="auto" fo:background-color="transparent" style:writing-mode="lr-tb"/>
      <style:text-properties fo:font-size="10pt" officeooo:paragraph-rsid="005b5ef0" style:font-size-asian="8.75pt" style:font-size-complex="10pt"/>
    </style:style>
    <style:style style:name="P152" style:family="paragraph" style:parent-style-name="Standard" style:master-page-name="">
      <loext:graphic-properties draw:fill="none"/>
      <style:paragraph-properties fo:margin-left="0cm" fo:margin-right="0cm" fo:line-height="200%" fo:text-align="center" style:justify-single-word="false" fo:orphans="2" fo:widows="2" fo:text-indent="1cm" style:auto-text-indent="false" style:page-number="auto" fo:background-color="transparent" style:writing-mode="lr-tb"/>
      <style:text-properties fo:font-size="10pt" officeooo:paragraph-rsid="0073a2f5" style:font-size-asian="8.75pt" style:font-size-complex="10pt"/>
    </style:style>
    <style:style style:name="P153" style:family="paragraph" style:parent-style-name="Standard" style:master-page-name="">
      <loext:graphic-properties draw:fill="none"/>
      <style:paragraph-properties fo:margin-left="0cm" fo:margin-right="0cm" fo:line-height="200%" fo:text-align="center" style:justify-single-word="false" fo:orphans="2" fo:widows="2" fo:text-indent="1cm" style:auto-text-indent="false" style:page-number="auto" fo:background-color="transparent" style:writing-mode="lr-tb"/>
      <style:text-properties officeooo:paragraph-rsid="004b7ac2"/>
    </style:style>
    <style:style style:name="P154" style:family="paragraph" style:parent-style-name="Standard" style:master-page-name="">
      <loext:graphic-properties draw:fill="none"/>
      <style:paragraph-properties fo:margin-left="0cm" fo:margin-right="0cm" fo:line-height="200%" fo:text-align="center" style:justify-single-word="false" fo:orphans="2" fo:widows="2" fo:text-indent="1cm" style:auto-text-indent="false" style:page-number="auto" fo:background-color="transparent" style:writing-mode="lr-tb"/>
      <style:text-properties officeooo:paragraph-rsid="0071af85"/>
    </style:style>
    <style:style style:name="P155" style:family="paragraph" style:parent-style-name="Standard" style:master-page-name="">
      <loext:graphic-properties draw:fill="none"/>
      <style:paragraph-properties fo:margin-left="0cm" fo:margin-right="0cm" fo:margin-top="0.423cm" fo:margin-bottom="0.106cm" loext:contextual-spacing="false" fo:line-height="200%" fo:text-align="center" style:justify-single-word="false" fo:orphans="2" fo:widows="2" fo:text-indent="1cm" style:auto-text-indent="false" style:page-number="auto" fo:background-color="transparent" style:writing-mode="lr-tb">
        <style:tab-stops>
          <style:tab-stop style:position="0.926cm"/>
          <style:tab-stop style:position="2.196cm"/>
          <style:tab-stop style:position="3.81cm"/>
        </style:tab-stops>
      </style:paragraph-properties>
      <style:text-properties fo:font-style="italic" officeooo:rsid="00489c73" officeooo:paragraph-rsid="00489c73" style:font-style-asian="italic" style:font-style-complex="italic"/>
    </style:style>
    <style:style style:name="P156" style:family="paragraph" style:parent-style-name="Standard" style:master-page-name="">
      <loext:graphic-properties draw:fill="none"/>
      <style:paragraph-properties fo:margin-left="0cm" fo:margin-right="0cm" fo:margin-top="0.423cm" fo:margin-bottom="0.106cm" loext:contextual-spacing="false" fo:line-height="200%" fo:text-align="center" style:justify-single-word="false" fo:orphans="2" fo:widows="2" fo:text-indent="1cm" style:auto-text-indent="false" style:page-number="auto" fo:background-color="transparent" style:writing-mode="lr-tb">
        <style:tab-stops>
          <style:tab-stop style:position="2.196cm"/>
          <style:tab-stop style:position="3.81cm"/>
        </style:tab-stops>
      </style:paragraph-properties>
      <style:text-properties fo:font-size="10pt" officeooo:paragraph-rsid="0067f7fb" style:font-size-asian="10pt" style:font-size-complex="10pt"/>
    </style:style>
    <style:style style:name="P157" style:family="paragraph" style:parent-style-name="Standard" style:master-page-name="">
      <loext:graphic-properties draw:fill="none"/>
      <style:paragraph-properties fo:margin-left="0cm" fo:margin-right="0cm" fo:margin-top="0.423cm" fo:margin-bottom="0.106cm" loext:contextual-spacing="false" fo:line-height="200%" fo:text-align="center" style:justify-single-word="false" fo:orphans="2" fo:widows="2" fo:text-indent="1cm" style:auto-text-indent="false" style:page-number="auto" fo:background-color="transparent" style:writing-mode="lr-tb">
        <style:tab-stops>
          <style:tab-stop style:position="2.196cm"/>
          <style:tab-stop style:position="3.81cm"/>
        </style:tab-stops>
      </style:paragraph-properties>
      <style:text-properties fo:font-size="10pt" officeooo:paragraph-rsid="006acaf3" style:font-size-asian="10pt" style:font-size-complex="10pt"/>
    </style:style>
    <style:style style:name="P158" style:family="paragraph" style:parent-style-name="Standard" style:master-page-name="">
      <loext:graphic-properties draw:fill="none"/>
      <style:paragraph-properties fo:margin-left="0cm" fo:margin-right="0cm" fo:margin-top="0.423cm" fo:margin-bottom="0.106cm" loext:contextual-spacing="false" fo:line-height="200%" fo:text-align="center" style:justify-single-word="false" fo:orphans="2" fo:widows="2" fo:text-indent="1cm" style:auto-text-indent="false" style:page-number="auto" fo:background-color="transparent" style:writing-mode="lr-tb">
        <style:tab-stops>
          <style:tab-stop style:position="2.196cm"/>
          <style:tab-stop style:position="3.81cm"/>
        </style:tab-stops>
      </style:paragraph-properties>
      <style:text-properties fo:font-size="10pt" fo:font-style="italic" style:text-underline-style="none" officeooo:rsid="0049183f" officeooo:paragraph-rsid="0049183f" style:font-size-asian="8.75pt" style:font-style-asian="italic" style:font-size-complex="10pt" style:font-style-complex="italic"/>
    </style:style>
    <style:style style:name="P159" style:family="paragraph" style:parent-style-name="Standard" style:master-page-name="">
      <loext:graphic-properties draw:fill="none"/>
      <style:paragraph-properties fo:margin-left="0cm" fo:margin-right="0cm" fo:margin-top="0.423cm" fo:margin-bottom="0.106cm" loext:contextual-spacing="false" fo:line-height="200%" fo:text-align="center" style:justify-single-word="false" fo:orphans="2" fo:widows="2" fo:text-indent="1cm" style:auto-text-indent="false" style:page-number="auto" fo:background-color="transparent" style:writing-mode="lr-tb">
        <style:tab-stops>
          <style:tab-stop style:position="2.196cm"/>
          <style:tab-stop style:position="3.81cm"/>
        </style:tab-stops>
      </style:paragraph-properties>
      <style:text-properties fo:font-size="10pt" fo:font-style="italic" officeooo:rsid="004ffe06" officeooo:paragraph-rsid="004ffe06" style:font-size-asian="8.75pt" style:font-style-asian="italic" style:font-size-complex="10pt" style:font-style-complex="italic"/>
    </style:style>
    <style:style style:name="P160" style:family="paragraph" style:parent-style-name="Standard" style:master-page-name="">
      <loext:graphic-properties draw:fill="none"/>
      <style:paragraph-properties fo:margin-left="0cm" fo:margin-right="0cm" fo:margin-top="0.423cm" fo:margin-bottom="0.106cm" loext:contextual-spacing="false" fo:line-height="200%" fo:text-align="center" style:justify-single-word="false" fo:orphans="2" fo:widows="2" fo:text-indent="1cm" style:auto-text-indent="false" style:page-number="auto" fo:background-color="transparent" style:writing-mode="lr-tb">
        <style:tab-stops>
          <style:tab-stop style:position="2.196cm"/>
          <style:tab-stop style:position="3.81cm"/>
        </style:tab-stops>
      </style:paragraph-properties>
      <style:text-properties fo:font-size="10pt" fo:font-style="italic" officeooo:rsid="005ef10e" officeooo:paragraph-rsid="00625dbf" style:font-size-asian="10pt" style:font-style-asian="italic" style:font-size-complex="10pt" style:font-style-complex="italic"/>
    </style:style>
    <style:style style:name="P161" style:family="paragraph" style:parent-style-name="Standard" style:master-page-name="">
      <loext:graphic-properties draw:fill="none"/>
      <style:paragraph-properties fo:margin-left="0cm" fo:margin-right="0cm" fo:margin-top="0.423cm" fo:margin-bottom="0.106cm" loext:contextual-spacing="false" fo:line-height="200%" fo:text-align="center" style:justify-single-word="false" fo:orphans="2" fo:widows="2" fo:text-indent="1cm" style:auto-text-indent="false" style:page-number="auto" fo:background-color="transparent" style:writing-mode="lr-tb">
        <style:tab-stops>
          <style:tab-stop style:position="2.196cm"/>
          <style:tab-stop style:position="3.81cm"/>
        </style:tab-stops>
      </style:paragraph-properties>
      <style:text-properties fo:font-size="10pt" fo:font-style="italic" officeooo:rsid="005ef10e" officeooo:paragraph-rsid="00666cc9" style:font-size-asian="10pt" style:font-style-asian="italic" style:font-size-complex="10pt" style:font-style-complex="italic"/>
    </style:style>
    <style:style style:name="P162" style:family="paragraph" style:parent-style-name="Standard" style:master-page-name="">
      <loext:graphic-properties draw:fill="none"/>
      <style:paragraph-properties fo:margin-left="0cm" fo:margin-right="0cm" fo:margin-top="0.423cm" fo:margin-bottom="0.106cm" loext:contextual-spacing="false" fo:line-height="200%" fo:text-align="center" style:justify-single-word="false" fo:orphans="2" fo:widows="2" fo:text-indent="1cm" style:auto-text-indent="false" style:page-number="auto" fo:background-color="transparent" style:writing-mode="lr-tb">
        <style:tab-stops>
          <style:tab-stop style:position="2.196cm"/>
          <style:tab-stop style:position="3.81cm"/>
        </style:tab-stops>
      </style:paragraph-properties>
      <style:text-properties officeooo:paragraph-rsid="0064514e"/>
    </style:style>
    <style:style style:name="P163" style:family="paragraph" style:parent-style-name="Standard">
      <loext:graphic-properties draw:fill="none"/>
      <style:paragraph-properties fo:margin-left="0cm" fo:margin-right="0cm" fo:line-height="200%" fo:text-align="center" style:justify-single-word="false" fo:orphans="2" fo:widows="2" fo:text-indent="1cm" style:auto-text-indent="false" fo:background-color="transparent" style:writing-mode="lr-tb"/>
      <style:text-properties fo:font-size="12pt" officeooo:paragraph-rsid="00154f5f" style:font-size-asian="12pt" style:font-size-complex="12pt"/>
    </style:style>
    <style:style style:name="P164" style:family="paragraph" style:parent-style-name="Standard">
      <loext:graphic-properties draw:fill="none"/>
      <style:paragraph-properties fo:margin-left="0cm" fo:margin-right="0cm" fo:line-height="200%" fo:text-align="center" style:justify-single-word="false" fo:orphans="2" fo:widows="2" fo:text-indent="1cm" style:auto-text-indent="false" fo:background-color="transparent" style:writing-mode="lr-tb"/>
      <style:text-properties fo:font-size="10pt" fo:font-style="italic" officeooo:rsid="005ef10e" officeooo:paragraph-rsid="005ef10e" style:font-size-asian="8.75pt" style:font-style-asian="italic" style:font-size-complex="10pt" style:font-style-complex="italic"/>
    </style:style>
    <style:style style:name="P165" style:family="paragraph" style:parent-style-name="Table_20_Contents">
      <style:paragraph-properties fo:text-align="center" style:justify-single-word="false"/>
      <style:text-properties style:font-name="Times New Roman1" fo:font-weight="normal" officeooo:rsid="002d6382" officeooo:paragraph-rsid="00154f5f" style:font-weight-asian="normal" style:font-weight-complex="normal"/>
    </style:style>
    <style:style style:name="P166" style:family="paragraph" style:parent-style-name="Table_20_Contents">
      <style:text-properties style:font-name="Times New Roman1" fo:font-weight="normal" officeooo:paragraph-rsid="00154f5f" style:font-weight-asian="normal" style:font-weight-complex="normal"/>
    </style:style>
    <style:style style:name="P167" style:family="paragraph" style:parent-style-name="Table_20_Contents">
      <style:text-properties style:font-name="Times New Roman1" fo:font-weight="normal" officeooo:paragraph-rsid="001ba925" style:font-weight-asian="normal" style:font-weight-complex="normal"/>
    </style:style>
    <style:style style:name="P168" style:family="paragraph" style:parent-style-name="Table_20_Contents">
      <style:text-properties style:font-name="Times New Roman1" fo:font-weight="normal" officeooo:paragraph-rsid="001d5510" style:font-weight-asian="normal" style:font-weight-complex="normal"/>
    </style:style>
    <style:style style:name="P169" style:family="paragraph" style:parent-style-name="Table_20_Contents">
      <style:text-properties style:font-name="Times New Roman1" fo:font-weight="normal" officeooo:paragraph-rsid="001e9bdf" style:font-weight-asian="normal" style:font-weight-complex="normal"/>
    </style:style>
    <style:style style:name="P170" style:family="paragraph" style:parent-style-name="Table_20_Contents">
      <style:text-properties style:font-name="Times New Roman1" fo:font-weight="normal" officeooo:paragraph-rsid="001fa5bf" style:font-weight-asian="normal" style:font-weight-complex="normal"/>
    </style:style>
    <style:style style:name="P171" style:family="paragraph" style:parent-style-name="Table_20_Contents">
      <style:text-properties style:font-name="Times New Roman1" fo:font-weight="normal" officeooo:paragraph-rsid="00154f5f" style:font-weight-asian="normal" style:font-name-complex="Times New Roman1" style:font-weight-complex="normal"/>
    </style:style>
    <style:style style:name="P172" style:family="paragraph" style:parent-style-name="Table_20_Contents">
      <style:text-properties style:font-name="Times New Roman1" fo:font-weight="bold" officeooo:paragraph-rsid="00154f5f" style:font-weight-asian="bold" style:font-weight-complex="bold"/>
    </style:style>
    <style:style style:name="P173" style:family="paragraph" style:parent-style-name="Table_20_Contents">
      <style:paragraph-properties fo:text-align="center" style:justify-single-word="false"/>
      <style:text-properties style:font-name="Times New Roman1" fo:font-weight="bold" officeooo:rsid="002d6382" officeooo:paragraph-rsid="00154f5f" style:font-weight-asian="bold" style:font-weight-complex="bold"/>
    </style:style>
    <style:style style:name="P174" style:family="paragraph" style:parent-style-name="Table_20_Contents">
      <style:text-properties style:font-name="Times New Roman1" fo:font-weight="bold" officeooo:paragraph-rsid="001d5510" style:font-weight-asian="bold" style:font-weight-complex="bold"/>
    </style:style>
    <style:style style:name="P175" style:family="paragraph" style:parent-style-name="Table_20_Contents">
      <style:text-properties style:font-name="Times New Roman1" fo:letter-spacing="-0.005cm" fo:font-style="normal" fo:font-weight="normal" officeooo:rsid="00a0756a" officeooo:paragraph-rsid="00154f5f" style:font-style-asian="normal" style:font-weight-asian="normal" style:font-name-complex="Times New Roman" style:font-weight-complex="normal"/>
    </style:style>
    <style:style style:name="P176" style:family="paragraph" style:parent-style-name="Table_20_Contents">
      <style:text-properties style:font-name="Times New Roman1" fo:font-style="normal" fo:font-weight="normal" officeooo:paragraph-rsid="00154f5f" style:font-style-asian="normal" style:font-weight-asian="normal" style:font-name-complex="Times New Roman" style:font-weight-complex="normal"/>
    </style:style>
    <style:style style:name="P177" style:family="paragraph" style:parent-style-name="Table_20_Contents" style:master-page-name="">
      <loext:graphic-properties draw:fill="none"/>
      <style:paragraph-properties fo:margin-left="0cm" fo:margin-right="-0.6cm" fo:text-indent="0cm" style:auto-text-indent="false" style:page-number="auto" fo:background-color="transparent" text:number-lines="false" text:line-number="0"/>
      <style:text-properties style:font-name="Times New Roman1" fo:font-weight="normal" officeooo:paragraph-rsid="001d5510" style:font-weight-asian="normal" style:font-weight-complex="normal"/>
    </style:style>
    <style:style style:name="P178" style:family="paragraph" style:parent-style-name="Table_20_Contents" style:master-page-name="">
      <loext:graphic-properties draw:fill="none"/>
      <style:paragraph-properties fo:margin-left="0cm" fo:margin-right="-0.6cm" fo:text-indent="0cm" style:auto-text-indent="false" style:page-number="auto" fo:background-color="transparent" text:number-lines="false" text:line-number="0"/>
      <style:text-properties style:font-name="Times New Roman1" fo:font-weight="normal" officeooo:paragraph-rsid="001ba925" style:font-weight-asian="normal" style:font-weight-complex="normal"/>
    </style:style>
    <style:style style:name="P179"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1c2199" style:font-weight-asian="normal" style:font-weight-complex="normal"/>
    </style:style>
    <style:style style:name="P180"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1d5510" style:font-weight-asian="normal" style:font-weight-complex="normal"/>
    </style:style>
    <style:style style:name="P181"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1e9bdf" style:font-weight-asian="normal" style:font-weight-complex="normal"/>
    </style:style>
    <style:style style:name="P182"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1fa5bf" style:font-weight-asian="normal" style:font-weight-complex="normal"/>
    </style:style>
    <style:style style:name="P183"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20d7bc" style:font-weight-asian="normal" style:font-weight-complex="normal"/>
    </style:style>
    <style:style style:name="P184"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1ba925" style:font-weight-asian="normal" style:font-weight-complex="normal"/>
    </style:style>
    <style:style style:name="P185"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2ca0d0" style:font-weight-asian="normal" style:font-weight-complex="normal"/>
    </style:style>
    <style:style style:name="P186"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1bb401" style:font-weight-asian="normal" style:font-weight-complex="normal"/>
    </style:style>
    <style:style style:name="P187"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37ca9a" style:font-weight-asian="normal" style:font-weight-complex="normal"/>
    </style:style>
    <style:style style:name="P188"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392d1a" style:font-weight-asian="normal" style:font-weight-complex="normal"/>
    </style:style>
    <style:style style:name="P189"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3cbd4f" style:font-weight-asian="normal" style:font-weight-complex="normal"/>
    </style:style>
    <style:style style:name="P190"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letter-spacing="-0.005cm" fo:font-style="normal" fo:font-weight="normal" officeooo:rsid="001ba925" officeooo:paragraph-rsid="001ba925" style:font-style-asian="normal" style:font-weight-asian="normal" style:font-name-complex="Times New Roman" style:font-weight-complex="normal"/>
    </style:style>
    <style:style style:name="P191"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letter-spacing="-0.005cm" fo:font-style="normal" fo:font-weight="normal" officeooo:rsid="001ba925" officeooo:paragraph-rsid="001d5510" style:font-style-asian="normal" style:font-weight-asian="normal" style:font-name-complex="Times New Roman" style:font-weight-complex="normal"/>
    </style:style>
    <style:style style:name="P192"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letter-spacing="-0.005cm" fo:font-style="normal" fo:font-weight="normal" officeooo:rsid="001bb401" officeooo:paragraph-rsid="001bb401" style:font-style-asian="normal" style:font-weight-asian="normal" style:font-name-complex="Times New Roman" style:font-weight-complex="normal"/>
    </style:style>
    <style:style style:name="P193"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letter-spacing="-0.005cm" fo:font-style="normal" fo:font-weight="normal" officeooo:rsid="001bb401" officeooo:paragraph-rsid="00392d1a" style:font-style-asian="normal" style:font-weight-asian="normal" style:font-name-complex="Times New Roman" style:font-weight-complex="normal"/>
    </style:style>
    <style:style style:name="P194" style:family="paragraph" style:parent-style-name="Standard">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37ca9a" style:font-weight-asian="normal" style:font-weight-complex="normal"/>
    </style:style>
    <style:style style:name="P195" style:family="paragraph" style:parent-style-name="Frame_20_contents">
      <style:paragraph-properties fo:margin-left="0.035cm" fo:margin-right="-0.048cm" fo:line-height="0.353cm" fo:text-indent="0cm" style:auto-text-indent="false"/>
      <style:text-properties style:use-window-font-color="true" fo:font-size="10pt" style:font-size-asian="10pt" style:font-size-complex="10pt"/>
    </style:style>
    <style:style style:name="P196" style:family="paragraph" style:parent-style-name="Frame_20_contents">
      <style:paragraph-properties fo:margin-left="0.035cm" fo:margin-right="-0.048cm" fo:line-height="0.353cm" fo:text-indent="0cm" style:auto-text-indent="false"/>
    </style:style>
    <style:style style:name="P197" style:family="paragraph" style:parent-style-name="Standard" style:master-page-name="">
      <loext:graphic-properties draw:fill="none"/>
      <style:paragraph-properties fo:margin-left="2cm" fo:margin-right="0cm" fo:margin-top="0.423cm" fo:margin-bottom="0.106cm" loext:contextual-spacing="false" fo:line-height="200%" fo:text-align="justify" style:justify-single-word="false" fo:orphans="2" fo:widows="2" fo:text-indent="0.9cm" style:auto-text-indent="false" style:page-number="auto" fo:background-color="transparent" style:writing-mode="lr-tb">
        <style:tab-stops>
          <style:tab-stop style:position="3.096cm"/>
        </style:tab-stops>
      </style:paragraph-properties>
      <style:text-properties fo:font-size="12pt" fo:font-style="normal" officeooo:paragraph-rsid="002c9d43" style:font-size-asian="12pt" style:font-style-asian="normal" style:font-size-complex="12pt" style:font-style-complex="normal"/>
    </style:style>
    <style:style style:name="P198" style:family="paragraph" style:parent-style-name="Standard" style:master-page-name="">
      <loext:graphic-properties draw:fill="none"/>
      <style:paragraph-properties fo:margin-left="2cm" fo:margin-right="0cm" fo:line-height="200%" fo:text-align="start" style:justify-single-word="false" fo:orphans="2" fo:widows="2" fo:text-indent="0.9cm" style:auto-text-indent="false" style:page-number="auto" fo:background-color="transparent" style:writing-mode="lr-tb"/>
      <style:text-properties officeooo:paragraph-rsid="00154f5f"/>
    </style:style>
    <style:style style:name="P199" style:family="paragraph" style:parent-style-name="Standard" style:master-page-name="">
      <loext:graphic-properties draw:fill="none"/>
      <style:paragraph-properties fo:margin-left="2cm" fo:margin-right="0cm" fo:line-height="200%" fo:text-align="justify" style:justify-single-word="false" fo:orphans="2" fo:widows="2" fo:text-indent="0.9cm" style:auto-text-indent="false" style:page-number="auto" fo:background-color="transparent" style:writing-mode="lr-tb"/>
      <style:text-properties fo:font-size="12pt" officeooo:paragraph-rsid="00154f5f" style:font-size-asian="12pt" style:font-size-complex="12pt"/>
    </style:style>
    <style:style style:name="P200" style:family="paragraph" style:parent-style-name="Standard" style:master-page-name="">
      <loext:graphic-properties draw:fill="none"/>
      <style:paragraph-properties fo:margin-left="2cm" fo:margin-right="0cm" fo:line-height="200%" fo:text-align="start" style:justify-single-word="false" fo:orphans="2" fo:widows="2" fo:text-indent="0.9cm" style:auto-text-indent="false" style:page-number="auto" fo:background-color="transparent" style:writing-mode="lr-tb"/>
      <style:text-properties fo:font-size="12pt" officeooo:paragraph-rsid="00154f5f" style:font-size-asian="12pt" style:font-size-complex="12pt"/>
    </style:style>
    <style:style style:name="P201" style:family="paragraph" style:parent-style-name="Standard" style:master-page-name="Standard">
      <style:paragraph-properties fo:margin-left="0cm" fo:margin-right="0.035cm" fo:margin-top="0.095cm" fo:margin-bottom="0cm" loext:contextual-spacing="false" fo:text-align="center" style:justify-single-word="false" fo:text-indent="0cm" style:auto-text-indent="false" style:page-number="auto">
        <style:tab-stops>
          <style:tab-stop style:position="16.828cm"/>
        </style:tab-stops>
      </style:paragraph-properties>
      <style:text-properties fo:font-size="24pt" fo:letter-spacing="-0.004cm" fo:font-weight="bold" officeooo:paragraph-rsid="00154f5f" style:font-size-asian="24pt" style:font-weight-asian="bold" style:font-size-complex="24pt"/>
    </style:style>
    <style:style style:name="P202" style:family="paragraph" style:parent-style-name="Standard">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fo:background-color="transparent" style:writing-mode="lr-tb">
        <style:tab-stops>
          <style:tab-stop style:position="2.196cm"/>
          <style:tab-stop style:position="3.81cm"/>
        </style:tab-stops>
      </style:paragraph-properties>
      <style:text-properties style:font-name="Times New Roman" fo:font-size="12pt" fo:font-style="normal" officeooo:rsid="002e213f" officeooo:paragraph-rsid="002e213f" style:font-size-asian="12pt" style:font-style-asian="normal" style:font-name-complex="Times New Roman2" style:font-size-complex="12pt" style:font-style-complex="normal"/>
    </style:style>
    <style:style style:name="P203" style:family="paragraph" style:parent-style-name="Standard">
      <loext:graphic-properties draw:fill="none"/>
      <style:paragraph-properties fo:margin-left="2cm" fo:margin-right="0cm" fo:line-height="200%" fo:text-align="justify" style:justify-single-word="false" fo:orphans="2" fo:widows="2" fo:text-indent="1cm" style:auto-text-indent="false" fo:background-color="transparent" style:writing-mode="lr-tb"/>
      <style:text-properties fo:font-size="12pt" fo:font-style="italic" officeooo:rsid="00f1a563" officeooo:paragraph-rsid="00154f5f" style:font-size-asian="12pt" style:font-style-asian="italic" style:font-size-complex="12pt" style:font-style-complex="italic"/>
    </style:style>
    <style:style style:name="P204" style:family="paragraph" style:parent-style-name="Standard" style:master-page-name="">
      <loext:graphic-properties draw:fill="none"/>
      <style:paragraph-properties fo:margin-left="0cm" fo:margin-right="0cm" fo:margin-top="0.423cm" fo:margin-bottom="0.106cm" loext:contextual-spacing="false" fo:line-height="200%" fo:text-align="center" style:justify-single-word="false" fo:orphans="2" fo:widows="2" fo:text-indent="1cm" style:auto-text-indent="false" style:page-number="auto" fo:background-color="transparent" style:writing-mode="lr-tb">
        <style:tab-stops>
          <style:tab-stop style:position="2.196cm"/>
          <style:tab-stop style:position="3.81cm"/>
        </style:tab-stops>
      </style:paragraph-properties>
      <style:text-properties style:font-name="Times New Roman" fo:font-size="10pt" fo:font-style="italic" officeooo:rsid="0052794d" officeooo:paragraph-rsid="0052794d" style:font-size-asian="8.75pt" style:font-style-asian="italic" style:font-name-complex="Times New Roman2" style:font-size-complex="10pt" style:font-style-complex="italic"/>
    </style:style>
    <style:style style:name="P205" style:family="paragraph" style:parent-style-name="Standard" style:master-page-name="">
      <loext:graphic-properties draw:fill="none"/>
      <style:paragraph-properties fo:margin-left="0cm" fo:margin-right="0cm" fo:line-height="200%" fo:text-align="center" style:justify-single-word="false" fo:orphans="2" fo:widows="2" fo:text-indent="0.9cm" style:auto-text-indent="false" style:page-number="auto" fo:background-color="transparent" style:writing-mode="lr-tb"/>
      <style:text-properties fo:font-size="10pt" fo:font-style="italic" officeooo:rsid="005668d3" officeooo:paragraph-rsid="005668d3" style:font-size-asian="8.75pt" style:font-style-asian="italic" style:font-size-complex="10pt" style:font-style-complex="italic"/>
    </style:style>
    <style:style style:name="P206" style:family="paragraph" style:parent-style-name="Standard" style:list-style-name="WWNum4" style:master-page-name="">
      <loext:graphic-properties draw:fill="none"/>
      <style:paragraph-properties fo:margin-left="0.101cm" fo:margin-right="0cm" fo:margin-top="0.423cm" fo:margin-bottom="0.106cm" loext:contextual-spacing="false" fo:line-height="200%" fo:text-align="center" style:justify-single-word="false" fo:orphans="2" fo:widows="2" fo:text-indent="-0.801cm" style:auto-text-indent="false" style:page-number="auto" fo:background-color="transparent" fo:keep-with-next="always" style:writing-mode="lr-tb">
        <style:tab-stops>
          <style:tab-stop style:position="2.196cm"/>
          <style:tab-stop style:position="3.81cm"/>
        </style:tab-stops>
      </style:paragraph-properties>
      <style:text-properties style:font-name="Times New Roman" fo:font-size="10pt" fo:font-style="italic" officeooo:rsid="005dd4e9" officeooo:paragraph-rsid="005f5a1d" style:font-size-asian="10pt" style:font-style-asian="italic" style:font-name-complex="Times New Roman2" style:font-size-complex="10pt" style:font-style-complex="italic"/>
    </style:style>
    <style:style style:name="P207" style:family="paragraph" style:parent-style-name="Standard">
      <loext:graphic-properties draw:fill="none"/>
      <style:paragraph-properties fo:margin-left="2cm" fo:margin-right="0cm" fo:margin-top="0.423cm" fo:margin-bottom="0.106cm" loext:contextual-spacing="false" fo:line-height="200%" fo:text-align="justify" style:justify-single-word="false" fo:orphans="2" fo:widows="2" fo:text-indent="0cm" style:auto-text-indent="false" fo:background-color="transparent" style:writing-mode="lr-tb">
        <style:tab-stops>
          <style:tab-stop style:position="0.979cm"/>
          <style:tab-stop style:position="2.196cm"/>
          <style:tab-stop style:position="3.81cm"/>
        </style:tab-stops>
      </style:paragraph-properties>
      <style:text-properties style:font-name="Times New Roman" fo:font-size="12pt" fo:font-style="normal" officeooo:rsid="002e213f" officeooo:paragraph-rsid="0034f44d" style:font-size-asian="12pt" style:font-style-asian="normal" style:font-name-complex="Times New Roman2" style:font-size-complex="12pt" style:font-style-complex="normal"/>
    </style:style>
    <style:style style:name="P208" style:family="paragraph" style:parent-style-name="Standard" style:list-style-name="">
      <loext:graphic-properties draw:fill="none"/>
      <style:paragraph-properties fo:margin-left="4.001cm" fo:margin-right="0cm" fo:margin-top="0.423cm" fo:margin-bottom="0.106cm" loext:contextual-spacing="false" fo:text-align="start" style:justify-single-word="false" fo:orphans="2" fo:widows="2" fo:text-indent="-1.101cm" style:auto-text-indent="false" fo:background-color="transparent" style:writing-mode="lr-tb">
        <style:tab-stops>
          <style:tab-stop style:position="5.08cm"/>
        </style:tab-stops>
      </style:paragraph-properties>
      <style:text-properties style:font-name="Times New Roman1" fo:font-size="12pt" officeooo:rsid="001fd8ca" officeooo:paragraph-rsid="00154f5f" style:font-size-asian="12pt" style:font-size-complex="12pt"/>
    </style:style>
    <style:style style:name="P209" style:family="paragraph" style:parent-style-name="Standard" style:list-style-name="WWNum5" style:master-page-name="">
      <loext:graphic-properties draw:fill="none"/>
      <style:paragraph-properties fo:margin-left="3cm" fo:margin-right="0cm" fo:margin-top="0.423cm" fo:margin-bottom="0.106cm" loext:contextual-spacing="false" fo:line-height="200%" fo:text-align="start" style:justify-single-word="false" fo:orphans="2" fo:widows="2" fo:text-indent="0cm" style:auto-text-indent="false" style:page-number="auto" fo:background-color="transparent" style:writing-mode="lr-tb">
        <style:tab-stops>
          <style:tab-stop style:position="3.016cm"/>
          <style:tab-stop style:position="3.096cm"/>
        </style:tab-stops>
      </style:paragraph-properties>
      <style:text-properties style:font-name="Times New Roman1" fo:font-size="12pt" officeooo:rsid="00797629" officeooo:paragraph-rsid="00154f5f" style:font-size-asian="12pt" style:font-size-complex="12pt"/>
    </style:style>
    <style:style style:name="P210" style:family="paragraph" style:parent-style-name="Heading_20_2" style:list-style-name="WWNum2"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0.794cm"/>
          <style:tab-stop style:position="2.54cm"/>
        </style:tab-stops>
      </style:paragraph-properties>
      <style:text-properties officeooo:paragraph-rsid="00154f5f"/>
    </style:style>
    <style:style style:name="P211" style:family="paragraph" style:parent-style-name="Heading_20_2" style:list-style-name="WWNum2"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154f5f"/>
    </style:style>
    <style:style style:name="P212"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154f5f"/>
    </style:style>
    <style:style style:name="P213" style:family="paragraph" style:parent-style-name="Heading_20_2" style:list-style-name="WWNum1"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1.588cm"/>
          <style:tab-stop style:position="2.54cm"/>
        </style:tab-stops>
      </style:paragraph-properties>
      <style:text-properties officeooo:paragraph-rsid="00154f5f"/>
    </style:style>
    <style:style style:name="P214" style:family="paragraph" style:parent-style-name="Heading_20_2" style:list-style-name="WWNum1"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154f5f"/>
    </style:style>
    <style:style style:name="P215" style:family="paragraph" style:parent-style-name="Heading_20_2" style:list-style-name="WWNum1"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1.535cm"/>
          <style:tab-stop style:position="2.54cm"/>
        </style:tab-stops>
      </style:paragraph-properties>
      <style:text-properties officeooo:paragraph-rsid="00154f5f"/>
    </style:style>
    <style:style style:name="P216" style:family="paragraph" style:parent-style-name="Heading_20_2" style:list-style-name="WWNum3" style:master-page-name="">
      <loext:graphic-properties draw:fill="none"/>
      <style:paragraph-properties fo:margin-left="1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2.54cm"/>
        </style:tab-stops>
      </style:paragraph-properties>
      <style:text-properties style:font-name="Times New Roman" officeooo:paragraph-rsid="00154f5f" style:font-name-complex="Times New Roman2"/>
    </style:style>
    <style:style style:name="P217"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96cm"/>
          <style:tab-stop style:position="2.09cm"/>
          <style:tab-stop style:position="2.54cm"/>
        </style:tab-stops>
      </style:paragraph-properties>
      <style:text-properties officeooo:paragraph-rsid="00154f5f"/>
    </style:style>
    <style:style style:name="P218" style:family="paragraph" style:parent-style-name="Heading_20_2" style:list-style-name="WWNum5"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905cm"/>
          <style:tab-stop style:position="2.54cm"/>
        </style:tab-stops>
      </style:paragraph-properties>
      <style:text-properties style:font-name="Times New Roman" officeooo:paragraph-rsid="00154f5f" style:font-name-complex="Times New Roman2"/>
    </style:style>
    <style:style style:name="P219" style:family="paragraph" style:parent-style-name="Heading_20_2" style:list-style-name="WWNum5"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fo:font-size="12pt" officeooo:paragraph-rsid="00154f5f" style:font-size-asian="12pt" style:font-size-complex="12pt"/>
    </style:style>
    <style:style style:name="P220" style:family="paragraph" style:parent-style-name="Heading_20_1" style:list-style-name="WWNum1"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officeooo:paragraph-rsid="00154f5f" style:font-name-complex="Times New Roman2"/>
    </style:style>
    <style:style style:name="P221" style:family="paragraph" style:parent-style-name="Heading_20_1"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officeooo:paragraph-rsid="00154f5f" style:font-name-complex="Times New Roman2"/>
    </style:style>
    <style:style style:name="P222" style:family="paragraph" style:parent-style-name="Heading_20_1" style:list-style-name="WWNum1" style:master-page-name="">
      <loext:graphic-properties draw:fill="none"/>
      <style:paragraph-properties fo:margin-left="1cm" fo:margin-right="0cm" fo:margin-top="0.05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officeooo:paragraph-rsid="00154f5f" style:font-name-complex="Times New Roman2"/>
    </style:style>
    <style:style style:name="P223" style:family="paragraph" style:parent-style-name="Heading_20_3" style:list-style-name="WWNum7">
      <style:paragraph-properties fo:line-height="200%"/>
      <style:text-properties style:font-name="Times New Roman1" fo:font-size="12pt" officeooo:paragraph-rsid="00154f5f" style:font-size-asian="12pt" style:font-size-complex="12pt"/>
    </style:style>
    <style:style style:name="P224" style:family="paragraph" style:parent-style-name="Heading_20_3" style:list-style-name="WWNum5">
      <style:paragraph-properties fo:line-height="200%"/>
      <style:text-properties officeooo:paragraph-rsid="00154f5f"/>
    </style:style>
    <style:style style:name="P225" style:family="paragraph" style:parent-style-name="Heading_20_3" style:list-style-name="WWNum4"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fo:font-size="10pt" fo:font-style="italic" officeooo:rsid="002a447a" officeooo:paragraph-rsid="002c576c" style:font-size-asian="8.75pt" style:font-style-asian="italic" style:font-size-complex="10pt" style:font-style-complex="italic"/>
    </style:style>
    <style:style style:name="P226" style:family="paragraph" style:parent-style-name="Heading_20_3" style:list-style-name="WWNum4"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fo:font-size="10pt" fo:font-style="italic" officeooo:rsid="002a447a" officeooo:paragraph-rsid="0034f44d" style:font-size-asian="8.75pt" style:font-style-asian="italic" style:font-size-complex="10pt" style:font-style-complex="italic"/>
    </style:style>
    <style:style style:name="P227" style:family="paragraph" style:parent-style-name="Heading_20_3" style:list-style-name="WWNum4"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style:font-name="Times New Roman" fo:font-size="12pt" fo:font-style="italic" officeooo:rsid="005dd4e9" officeooo:paragraph-rsid="002a96ef" style:font-size-asian="12pt" style:font-style-asian="italic" style:font-name-complex="Times New Roman2" style:font-size-complex="12pt" style:font-style-complex="italic"/>
    </style:style>
    <style:style style:name="P228" style:family="paragraph" style:parent-style-name="Heading_20_3" style:list-style-name="WWNum4"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style:font-name="Times New Roman" fo:font-size="12pt" fo:font-style="italic" officeooo:rsid="005dd4e9" officeooo:paragraph-rsid="002f77b4" style:font-size-asian="12pt" style:font-style-asian="italic" style:font-name-complex="Times New Roman2" style:font-size-complex="12pt" style:font-style-complex="italic"/>
    </style:style>
    <style:style style:name="P229" style:family="paragraph" style:parent-style-name="Heading_20_3" style:list-style-name="WWNum4"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fo:font-style="italic" officeooo:rsid="002a447a" officeooo:paragraph-rsid="003d1318" style:font-style-asian="italic" style:font-style-complex="italic"/>
    </style:style>
    <style:style style:name="P230" style:family="paragraph" style:parent-style-name="Heading_20_3" style:list-style-name="WWNum4"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officeooo:paragraph-rsid="00154f5f"/>
    </style:style>
    <style:style style:name="P231" style:family="paragraph" style:parent-style-name="Heading_20_3" style:list-style-name="WWNum10"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09cm"/>
          <style:tab-stop style:position="3.995cm"/>
        </style:tab-stops>
      </style:paragraph-properties>
      <style:text-properties officeooo:paragraph-rsid="00154f5f"/>
    </style:style>
    <style:style style:name="P232" style:family="paragraph" style:parent-style-name="Heading_20_3" style:list-style-name="WWNum6"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officeooo:paragraph-rsid="00154f5f"/>
    </style:style>
    <style:style style:name="P233"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officeooo:paragraph-rsid="00154f5f"/>
    </style:style>
    <style:style style:name="P234"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officeooo:paragraph-rsid="00154f5f" style:font-size-asian="12pt" style:font-size-complex="12pt"/>
    </style:style>
    <style:style style:name="P235" style:family="paragraph" style:parent-style-name="Heading_20_3" style:list-style-name="WWNum4">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fo:background-color="transparent" style:writing-mode="lr-tb">
        <style:tab-stops>
          <style:tab-stop style:position="2.196cm"/>
          <style:tab-stop style:position="3.81cm"/>
        </style:tab-stops>
      </style:paragraph-properties>
      <style:text-properties fo:font-size="10pt" fo:font-style="italic" officeooo:rsid="002a447a" officeooo:paragraph-rsid="002a96ef" style:font-size-asian="8.75pt" style:font-style-asian="italic" style:font-size-complex="10pt" style:font-style-complex="italic"/>
    </style:style>
    <style:style style:name="P236" style:family="paragraph" style:parent-style-name="Heading_20_3" style:list-style-name="WWNum4">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fo:background-color="transparent" style:writing-mode="lr-tb">
        <style:tab-stops>
          <style:tab-stop style:position="2.196cm"/>
          <style:tab-stop style:position="3.81cm"/>
        </style:tab-stops>
      </style:paragraph-properties>
      <style:text-properties fo:font-size="10pt" fo:font-style="italic" officeooo:rsid="002a447a" officeooo:paragraph-rsid="002d4f30" style:font-size-asian="8.75pt" style:font-style-asian="italic" style:font-size-complex="10pt" style:font-style-complex="italic"/>
    </style:style>
    <style:style style:name="P237" style:family="paragraph" style:parent-style-name="Heading_20_3" style:list-style-name="WWNum4">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fo:background-color="transparent" style:writing-mode="lr-tb">
        <style:tab-stops>
          <style:tab-stop style:position="2.196cm"/>
          <style:tab-stop style:position="3.81cm"/>
        </style:tab-stops>
      </style:paragraph-properties>
      <style:text-properties fo:font-size="10pt" fo:font-style="italic" officeooo:rsid="002a447a" officeooo:paragraph-rsid="002f77b4" style:font-size-asian="8.75pt" style:font-style-asian="italic" style:font-size-complex="10pt" style:font-style-complex="italic"/>
    </style:style>
    <style:style style:name="P238" style:family="paragraph" style:parent-style-name="Heading_20_3" style:list-style-name="WWNum4">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fo:background-color="transparent" style:writing-mode="lr-tb">
        <style:tab-stops>
          <style:tab-stop style:position="2.196cm"/>
          <style:tab-stop style:position="3.81cm"/>
        </style:tab-stops>
      </style:paragraph-properties>
      <style:text-properties style:font-name="Times New Roman" fo:font-size="12pt" fo:font-style="italic" officeooo:rsid="005dd4e9" officeooo:paragraph-rsid="002a96ef" style:font-size-asian="12pt" style:font-style-asian="italic" style:font-name-complex="Times New Roman2" style:font-size-complex="12pt" style:font-style-complex="italic"/>
    </style:style>
    <style:style style:name="P239" style:family="paragraph" style:parent-style-name="Heading_20_3" style:list-style-name="WWNum4">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fo:background-color="transparent" style:writing-mode="lr-tb">
        <style:tab-stops>
          <style:tab-stop style:position="2.196cm"/>
          <style:tab-stop style:position="3.81cm"/>
        </style:tab-stops>
      </style:paragraph-properties>
      <style:text-properties style:font-name="Times New Roman" fo:font-size="12pt" fo:font-style="italic" officeooo:rsid="005dd4e9" officeooo:paragraph-rsid="002f77b4" style:font-size-asian="12pt" style:font-style-asian="italic" style:font-name-complex="Times New Roman2" style:font-size-complex="12pt" style:font-style-complex="italic"/>
    </style:style>
    <style:style style:name="P240" style:family="paragraph" style:parent-style-name="Heading_20_3" style:list-style-name="WWNum4">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fo:background-color="transparent" fo:keep-with-next="always" style:writing-mode="lr-tb">
        <style:tab-stops>
          <style:tab-stop style:position="2.196cm"/>
          <style:tab-stop style:position="3.81cm"/>
        </style:tab-stops>
      </style:paragraph-properties>
      <style:text-properties fo:font-size="10pt" fo:font-style="italic" officeooo:rsid="002a447a" officeooo:paragraph-rsid="002d4f30" style:font-size-asian="8.75pt" style:font-style-asian="italic" style:font-size-complex="10pt" style:font-style-complex="italic"/>
    </style:style>
    <style:style style:name="P241" style:family="paragraph" style:parent-style-name="Heading_20_3" style:list-style-name="WWNum4">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fo:background-color="transparent" fo:keep-with-next="always" style:writing-mode="lr-tb">
        <style:tab-stops>
          <style:tab-stop style:position="2.196cm"/>
          <style:tab-stop style:position="3.81cm"/>
        </style:tab-stops>
      </style:paragraph-properties>
      <style:text-properties fo:font-size="10pt" fo:font-style="italic" officeooo:rsid="002a447a" officeooo:paragraph-rsid="002f77b4" style:font-size-asian="8.75pt" style:font-style-asian="italic" style:font-size-complex="10pt" style:font-style-complex="italic"/>
    </style:style>
    <style:style style:name="P242" style:family="paragraph" style:parent-style-name="Heading_20_3" style:list-style-name="WWNum4">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fo:background-color="transparent" fo:keep-with-next="always" style:writing-mode="lr-tb">
        <style:tab-stops>
          <style:tab-stop style:position="2.196cm"/>
          <style:tab-stop style:position="3.81cm"/>
        </style:tab-stops>
      </style:paragraph-properties>
      <style:text-properties fo:font-size="10pt" fo:font-style="italic" officeooo:rsid="002a447a" officeooo:paragraph-rsid="0034f44d" style:font-size-asian="8.75pt" style:font-style-asian="italic" style:font-size-complex="10pt" style:font-style-complex="italic"/>
    </style:style>
    <style:style style:name="P243" style:family="paragraph" style:parent-style-name="Heading_20_3" style:list-style-name="WWNum4" style:master-page-name="">
      <loext:graphic-properties draw:fill="none"/>
      <style:paragraph-properties fo:margin-left="0cm" fo:margin-right="0cm" fo:margin-top="0.423cm" fo:margin-bottom="0.106cm" loext:contextual-spacing="false" fo:line-height="200%" fo:text-align="center"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fo:font-size="10pt" officeooo:paragraph-rsid="004e8d7a" style:font-size-asian="8.75pt" style:font-size-complex="10pt"/>
    </style:style>
    <style:style style:name="P244" style:family="paragraph" style:parent-style-name="Heading_20_3" style:list-style-name="WWNum4" style:master-page-name="">
      <loext:graphic-properties draw:fill="none"/>
      <style:paragraph-properties fo:margin-left="0cm" fo:margin-right="0cm" fo:margin-top="0.423cm" fo:margin-bottom="0.106cm" loext:contextual-spacing="false" fo:line-height="200%" fo:text-align="center"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style:font-name="Times New Roman" fo:font-size="10pt" fo:font-style="italic" fo:font-weight="normal" officeooo:rsid="005dd4e9" officeooo:paragraph-rsid="00463555" style:font-size-asian="8.75pt" style:font-style-asian="italic" style:font-weight-asian="normal" style:font-name-complex="Times New Roman2" style:font-size-complex="10pt" style:font-style-complex="italic" style:font-weight-complex="normal"/>
    </style:style>
    <style:style style:name="P245" style:family="paragraph" style:parent-style-name="Heading_20_3" style:list-style-name="WWNum4">
      <loext:graphic-properties draw:fill="none"/>
      <style:paragraph-properties fo:margin-left="0cm" fo:margin-right="0cm" fo:margin-top="0.423cm" fo:margin-bottom="0.106cm" loext:contextual-spacing="false" fo:line-height="200%" fo:text-align="center" style:justify-single-word="false" fo:orphans="2" fo:widows="2" fo:text-indent="0cm" style:auto-text-indent="false" fo:background-color="transparent" style:writing-mode="lr-tb">
        <style:tab-stops>
          <style:tab-stop style:position="2.196cm"/>
          <style:tab-stop style:position="3.81cm"/>
        </style:tab-stops>
      </style:paragraph-properties>
      <style:text-properties fo:font-size="10pt" fo:font-style="italic" fo:font-weight="normal" officeooo:rsid="00463555" officeooo:paragraph-rsid="00463555" style:font-size-asian="8.75pt" style:font-style-asian="italic" style:font-weight-asian="normal" style:font-size-complex="10pt" style:font-style-complex="italic" style:font-weight-complex="normal"/>
    </style:style>
    <style:style style:name="P246" style:family="paragraph" style:parent-style-name="Heading_20_3" style:list-style-name="WWNum4">
      <loext:graphic-properties draw:fill="none"/>
      <style:paragraph-properties fo:margin-left="0cm" fo:margin-right="0cm" fo:margin-top="0.423cm" fo:margin-bottom="0.106cm" loext:contextual-spacing="false" fo:line-height="200%" fo:text-align="center" style:justify-single-word="false" fo:orphans="2" fo:widows="2" fo:text-indent="0cm" style:auto-text-indent="false" fo:background-color="transparent" style:writing-mode="lr-tb">
        <style:tab-stops>
          <style:tab-stop style:position="2.196cm"/>
          <style:tab-stop style:position="3.81cm"/>
        </style:tab-stops>
      </style:paragraph-properties>
      <style:text-properties style:font-name="Times New Roman" fo:font-size="10pt" fo:font-style="italic" fo:font-weight="normal" officeooo:rsid="005dd4e9" officeooo:paragraph-rsid="00463555" style:font-size-asian="8.75pt" style:font-style-asian="italic" style:font-weight-asian="normal" style:font-name-complex="Times New Roman2" style:font-size-complex="10pt" style:font-style-complex="italic" style:font-weight-complex="normal"/>
    </style:style>
    <style:style style:name="P247" style:family="paragraph" style:parent-style-name="Heading_20_3" style:list-style-name="WWNum5"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fo:font-size="12pt" officeooo:paragraph-rsid="00154f5f" style:font-size-asian="12pt" style:font-size-complex="12pt"/>
    </style:style>
    <style:style style:name="P248" style:family="paragraph" style:parent-style-name="Heading_20_4" style:list-style-name="WWNum5" style:master-page-name="">
      <loext:graphic-properties draw:fill="none"/>
      <style:paragraph-properties fo:margin-left="4.001cm" fo:margin-right="0cm" fo:margin-top="0.423cm" fo:margin-bottom="0.106cm" loext:contextual-spacing="false" fo:line-height="200%" fo:text-align="start" style:justify-single-word="false" fo:orphans="2" fo:widows="2" fo:text-indent="-1.101cm" style:auto-text-indent="false" style:page-number="auto" fo:background-color="transparent" fo:keep-with-next="always" style:writing-mode="lr-tb">
        <style:tab-stops>
          <style:tab-stop style:position="3.016cm"/>
          <style:tab-stop style:position="5.08cm"/>
        </style:tab-stops>
      </style:paragraph-properties>
      <style:text-properties style:font-name="Times New Roman1" fo:font-size="12pt" officeooo:paragraph-rsid="00154f5f" style:font-size-asian="12pt" style:font-size-complex="12pt"/>
    </style:style>
    <style:style style:name="P249" style:family="paragraph" style:parent-style-name="Heading_20_4" style:list-style-name="WWNum5" style:master-page-name="">
      <loext:graphic-properties draw:fill="none"/>
      <style:paragraph-properties fo:margin-left="4.001cm" fo:margin-right="0cm" fo:margin-top="0.423cm" fo:margin-bottom="0.106cm" loext:contextual-spacing="false" fo:line-height="200%" fo:text-align="start" style:justify-single-word="false" fo:orphans="2" fo:widows="2" fo:text-indent="-1.101cm" style:auto-text-indent="false" style:page-number="auto" fo:background-color="transparent" fo:keep-with-next="always" style:writing-mode="lr-tb">
        <style:tab-stops>
          <style:tab-stop style:position="5.08cm"/>
        </style:tab-stops>
      </style:paragraph-properties>
      <style:text-properties style:font-name="Times New Roman1" fo:font-size="12pt" officeooo:paragraph-rsid="00154f5f" style:font-size-asian="12pt" style:font-size-complex="12pt"/>
    </style:style>
    <style:style style:name="P250" style:family="paragraph" style:parent-style-name="Heading_20_4" style:list-style-name="WWNum5" style:master-page-name="">
      <loext:graphic-properties draw:fill="none"/>
      <style:paragraph-properties fo:margin-left="4.001cm" fo:margin-right="0cm" fo:margin-top="0.423cm" fo:margin-bottom="0.106cm" loext:contextual-spacing="false" fo:text-align="start" style:justify-single-word="false" fo:orphans="2" fo:widows="2" fo:text-indent="-1.101cm" style:auto-text-indent="false" style:page-number="auto" fo:background-color="transparent" fo:keep-with-next="always" style:writing-mode="lr-tb">
        <style:tab-stops>
          <style:tab-stop style:position="5.08cm"/>
        </style:tab-stops>
      </style:paragraph-properties>
      <style:text-properties style:font-name="Times New Roman1" fo:font-size="12pt" officeooo:rsid="001fd8ca" officeooo:paragraph-rsid="00154f5f" style:font-size-asian="12pt" style:font-size-complex="12pt"/>
    </style:style>
    <style:style style:name="P251" style:family="paragraph" style:parent-style-name="Heading_20_4" style:list-style-name="WWNum5" style:master-page-name="">
      <loext:graphic-properties draw:fill="none"/>
      <style:paragraph-properties fo:margin-left="3cm" fo:margin-right="0cm" fo:margin-top="0.423cm" fo:margin-bottom="0.106cm" loext:contextual-spacing="false" fo:line-height="200%" fo:text-align="justify" style:justify-single-word="false" fo:orphans="2" fo:widows="2" fo:text-indent="1cm" style:auto-text-indent="false" style:page-number="auto" fo:background-color="transparent" fo:keep-with-next="always" style:writing-mode="lr-tb">
        <style:tab-stops>
          <style:tab-stop style:position="5.08cm"/>
        </style:tab-stops>
      </style:paragraph-properties>
      <style:text-properties style:font-name="Times New Roman1" fo:font-size="12pt" fo:font-weight="normal" officeooo:paragraph-rsid="00154f5f" style:font-size-asian="12pt" style:font-weight-asian="normal" style:font-size-complex="12pt" style:font-weight-complex="normal"/>
    </style:style>
    <style:style style:name="P252" style:family="paragraph" style:parent-style-name="Heading_20_4" style:list-style-name="WWNum5" style:master-page-name="">
      <loext:graphic-properties draw:fill="none"/>
      <style:paragraph-properties fo:margin-left="3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016cm"/>
          <style:tab-stop style:position="3.995cm"/>
        </style:tab-stops>
      </style:paragraph-properties>
      <style:text-properties style:font-name="Times New Roman1" fo:font-size="12pt" officeooo:rsid="00797629" officeooo:paragraph-rsid="00154f5f" style:font-size-asian="12pt" style:font-size-complex="12pt"/>
    </style:style>
    <style:style style:name="P253" style:family="paragraph" style:parent-style-name="Heading_20_4" style:list-style-name="WWNum5"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016cm"/>
          <style:tab-stop style:position="3.995cm"/>
        </style:tab-stops>
      </style:paragraph-properties>
      <style:text-properties style:font-name="Times New Roman1" fo:font-size="12pt" officeooo:rsid="00797629" officeooo:paragraph-rsid="00154f5f" style:font-size-asian="12pt" style:font-size-complex="12pt"/>
    </style:style>
    <style:style style:name="T1" style:family="text">
      <style:text-properties fo:letter-spacing="-0.004cm"/>
    </style:style>
    <style:style style:name="T2" style:family="text">
      <style:text-properties fo:letter-spacing="-0.004cm" fo:font-weight="bold" style:font-weight-asian="bold"/>
    </style:style>
    <style:style style:name="T3" style:family="text">
      <style:text-properties fo:font-weight="bold" style:font-weight-asian="bold"/>
    </style:style>
    <style:style style:name="T4" style:family="text">
      <style:text-properties fo:font-weight="bold" officeooo:rsid="00ae5602" style:font-weight-asian="bold" style:font-weight-complex="bold"/>
    </style:style>
    <style:style style:name="T5" style:family="text">
      <style:text-properties fo:font-weight="bold" officeooo:rsid="008b42d8" style:font-weight-asian="bold" style:font-weight-complex="bold"/>
    </style:style>
    <style:style style:name="T6" style:family="text">
      <style:text-properties fo:font-weight="bold" officeooo:rsid="0098955e" style:font-weight-asian="bold" style:font-weight-complex="bold"/>
    </style:style>
    <style:style style:name="T7" style:family="text">
      <style:text-properties fo:letter-spacing="-0.007cm" fo:font-weight="bold" style:font-weight-asian="bold"/>
    </style:style>
    <style:style style:name="T8" style:family="text">
      <style:text-properties fo:letter-spacing="-0.025cm" fo:font-weight="bold" style:font-weight-asian="bold"/>
    </style:style>
    <style:style style:name="T9" style:family="text">
      <style:text-properties fo:letter-spacing="-0.064cm" fo:font-weight="bold" style:font-weight-asian="bold"/>
    </style:style>
    <style:style style:name="T10" style:family="text">
      <style:text-properties fo:letter-spacing="0.004cm"/>
    </style:style>
    <style:style style:name="T11" style:family="text">
      <style:text-properties fo:letter-spacing="0.004cm" fo:font-weight="bold" style:font-weight-asian="bold"/>
    </style:style>
    <style:style style:name="T12" style:family="text">
      <style:text-properties fo:letter-spacing="0.002cm"/>
    </style:style>
    <style:style style:name="T13" style:family="text">
      <style:text-properties fo:letter-spacing="0.002cm" fo:font-weight="bold" style:font-weight-asian="bold"/>
    </style:style>
    <style:style style:name="T14" style:family="text">
      <style:text-properties fo:letter-spacing="0.002cm" style:font-name-complex="Times New Roman"/>
    </style:style>
    <style:style style:name="T15" style:family="text">
      <style:text-properties fo:letter-spacing="0.002cm" fo:font-style="normal" style:font-style-asian="normal" style:font-name-complex="Times New Roman"/>
    </style:style>
    <style:style style:name="T16" style:family="text">
      <style:text-properties fo:letter-spacing="0.005cm" fo:font-weight="bold" style:font-weight-asian="bold"/>
    </style:style>
    <style:style style:name="T17" style:family="text">
      <style:text-properties fo:letter-spacing="-0.049cm" fo:font-weight="bold" style:font-weight-asian="bold"/>
    </style:style>
    <style:style style:name="T18" style:family="text">
      <style:text-properties fo:letter-spacing="-0.002cm" fo:font-weight="bold" style:font-weight-asian="bold"/>
    </style:style>
    <style:style style:name="T19" style:family="text">
      <style:text-properties style:font-name="Times New Roman" style:font-name-complex="Times New Roman2"/>
    </style:style>
    <style:style style:name="T20" style:family="text">
      <style:text-properties style:font-name="Times New Roman" officeooo:rsid="005dd4e9" style:font-name-complex="Times New Roman2"/>
    </style:style>
    <style:style style:name="T21" style:family="text">
      <style:text-properties style:font-name="Times New Roman" officeooo:rsid="005f7c4d" style:font-name-complex="Times New Roman2"/>
    </style:style>
    <style:style style:name="T22" style:family="text">
      <style:text-properties style:font-name="Times New Roman" officeooo:rsid="005f8024" style:font-name-complex="Times New Roman2"/>
    </style:style>
    <style:style style:name="T23" style:family="text">
      <style:text-properties style:font-name="Times New Roman" officeooo:rsid="006c9a52" style:font-name-complex="Times New Roman2"/>
    </style:style>
    <style:style style:name="T24" style:family="text">
      <style:text-properties style:font-name="Times New Roman" officeooo:rsid="0073bb8a" style:font-name-complex="Times New Roman2"/>
    </style:style>
    <style:style style:name="T25" style:family="text">
      <style:text-properties style:font-name="Times New Roman" officeooo:rsid="001ee71e" style:font-name-complex="Times New Roman2"/>
    </style:style>
    <style:style style:name="T26" style:family="text">
      <style:text-properties style:font-name="Times New Roman" officeooo:rsid="00767ca2" style:font-name-complex="Times New Roman2"/>
    </style:style>
    <style:style style:name="T27" style:family="text">
      <style:text-properties style:font-name="Times New Roman" officeooo:rsid="007c2103" style:font-name-complex="Times New Roman2"/>
    </style:style>
    <style:style style:name="T28" style:family="text">
      <style:text-properties style:font-name="Times New Roman" officeooo:rsid="007f412e" style:font-name-complex="Times New Roman2"/>
    </style:style>
    <style:style style:name="T29" style:family="text">
      <style:text-properties style:font-name="Times New Roman" officeooo:rsid="007e0903" style:font-name-complex="Times New Roman2"/>
    </style:style>
    <style:style style:name="T30" style:family="text">
      <style:text-properties style:font-name="Times New Roman" officeooo:rsid="006eda24" style:font-name-complex="Times New Roman2"/>
    </style:style>
    <style:style style:name="T31" style:family="text">
      <style:text-properties style:font-name="Times New Roman" officeooo:rsid="003d6e84" style:font-name-complex="Times New Roman2"/>
    </style:style>
    <style:style style:name="T32" style:family="text">
      <style:text-properties style:font-name="Times New Roman" officeooo:rsid="00a9976f" style:font-name-complex="Times New Roman2"/>
    </style:style>
    <style:style style:name="T33" style:family="text">
      <style:text-properties style:font-name="Times New Roman" officeooo:rsid="003ff543" style:font-name-complex="Times New Roman2"/>
    </style:style>
    <style:style style:name="T34" style:family="text">
      <style:text-properties style:font-name="Times New Roman" officeooo:rsid="00eb6f03" style:font-name-complex="Times New Roman2"/>
    </style:style>
    <style:style style:name="T35" style:family="text">
      <style:text-properties style:font-name="Times New Roman" officeooo:rsid="011855b6" style:font-name-complex="Times New Roman2"/>
    </style:style>
    <style:style style:name="T36" style:family="text">
      <style:text-properties style:font-name="Times New Roman" officeooo:rsid="0043e8ff" style:font-name-complex="Times New Roman2"/>
    </style:style>
    <style:style style:name="T37" style:family="text">
      <style:text-properties style:font-name="Times New Roman" officeooo:rsid="00ebe18f" style:font-name-complex="Times New Roman2"/>
    </style:style>
    <style:style style:name="T38" style:family="text">
      <style:text-properties style:font-name="Times New Roman" officeooo:rsid="01187ab2" style:font-name-complex="Times New Roman2"/>
    </style:style>
    <style:style style:name="T39" style:family="text">
      <style:text-properties style:font-name="Times New Roman" officeooo:rsid="004e3a7b" style:font-name-complex="Times New Roman2"/>
    </style:style>
    <style:style style:name="T40" style:family="text">
      <style:text-properties style:font-name="Times New Roman" officeooo:rsid="00fcc07a" style:font-name-complex="Times New Roman2"/>
    </style:style>
    <style:style style:name="T41" style:family="text">
      <style:text-properties style:font-name="Times New Roman" officeooo:rsid="002d4f30" style:font-name-complex="Times New Roman2"/>
    </style:style>
    <style:style style:name="T42" style:family="text">
      <style:text-properties style:font-name="Times New Roman" officeooo:rsid="002a447a" style:font-name-complex="Times New Roman2"/>
    </style:style>
    <style:style style:name="T43" style:family="text">
      <style:text-properties style:font-name="Times New Roman" officeooo:rsid="004b7ac2" style:font-name-complex="Times New Roman2"/>
    </style:style>
    <style:style style:name="T44" style:family="text">
      <style:text-properties style:font-name="Times New Roman" officeooo:rsid="00f1a563" style:font-name-complex="Times New Roman2"/>
    </style:style>
    <style:style style:name="T45" style:family="text">
      <style:text-properties style:font-name="Times New Roman" officeooo:rsid="004ffe06" style:font-name-complex="Times New Roman2"/>
    </style:style>
    <style:style style:name="T46" style:family="text">
      <style:text-properties style:font-name="Times New Roman" officeooo:rsid="0050cb60" style:font-name-complex="Times New Roman2"/>
    </style:style>
    <style:style style:name="T47" style:family="text">
      <style:text-properties style:font-name="Times New Roman" officeooo:rsid="002e213f" style:font-name-complex="Times New Roman2"/>
    </style:style>
    <style:style style:name="T48" style:family="text">
      <style:text-properties style:font-name="Times New Roman" officeooo:rsid="00625dbf" style:font-name-complex="Times New Roman2"/>
    </style:style>
    <style:style style:name="T49" style:family="text">
      <style:text-properties style:font-name="Times New Roman" officeooo:rsid="0064a14d" style:font-name-complex="Times New Roman2"/>
    </style:style>
    <style:style style:name="T50" style:family="text">
      <style:text-properties style:font-name="Times New Roman" officeooo:rsid="00666cc9" style:font-name-complex="Times New Roman2"/>
    </style:style>
    <style:style style:name="T51" style:family="text">
      <style:text-properties style:font-name="Times New Roman" officeooo:rsid="006a3960" style:font-name-complex="Times New Roman2"/>
    </style:style>
    <style:style style:name="T52" style:family="text">
      <style:text-properties style:font-name="Times New Roman" officeooo:rsid="007a7267" style:font-name-complex="Times New Roman2"/>
    </style:style>
    <style:style style:name="T53" style:family="text">
      <style:text-properties style:font-name="Times New Roman" officeooo:rsid="007f1e4b" style:font-name-complex="Times New Roman2"/>
    </style:style>
    <style:style style:name="T54" style:family="text">
      <style:text-properties style:font-name="Times New Roman" officeooo:rsid="00816310" style:font-name-complex="Times New Roman2"/>
    </style:style>
    <style:style style:name="T55" style:family="text">
      <style:text-properties style:font-name="Times New Roman" officeooo:rsid="008379ea" style:font-name-complex="Times New Roman2"/>
    </style:style>
    <style:style style:name="T56" style:family="text">
      <style:text-properties style:font-name="Times New Roman" officeooo:rsid="0083f03e" style:font-name-complex="Times New Roman2"/>
    </style:style>
    <style:style style:name="T57" style:family="text">
      <style:text-properties style:font-name="Times New Roman" officeooo:rsid="008d1e7d" style:font-name-complex="Times New Roman2"/>
    </style:style>
    <style:style style:name="T58" style:family="text">
      <style:text-properties style:font-name="Times New Roman" officeooo:rsid="008def49" style:font-name-complex="Times New Roman2"/>
    </style:style>
    <style:style style:name="T59" style:family="text">
      <style:text-properties style:font-name="Times New Roman" officeooo:rsid="008e391a" style:font-name-complex="Times New Roman2"/>
    </style:style>
    <style:style style:name="T60" style:family="text">
      <style:text-properties style:font-name="Times New Roman" officeooo:rsid="0090271f" style:font-name-complex="Times New Roman2"/>
    </style:style>
    <style:style style:name="T61" style:family="text">
      <style:text-properties style:font-name="Times New Roman" fo:font-size="12pt" style:font-size-asian="12pt" style:font-name-complex="Times New Roman2" style:font-size-complex="12pt"/>
    </style:style>
    <style:style style:name="T62" style:family="text">
      <style:text-properties style:font-name="Times New Roman" fo:font-size="12pt" officeooo:rsid="005dd4e9" style:font-size-asian="12pt" style:font-name-complex="Times New Roman2" style:font-size-complex="12pt"/>
    </style:style>
    <style:style style:name="T63" style:family="text">
      <style:text-properties style:font-name="Times New Roman" fo:font-size="12pt" officeooo:rsid="0088db94" style:font-size-asian="12pt" style:font-name-complex="Times New Roman2" style:font-size-complex="12pt"/>
    </style:style>
    <style:style style:name="T64" style:family="text">
      <style:text-properties style:font-name="Times New Roman" fo:font-size="12pt" officeooo:rsid="00892043" style:font-size-asian="12pt" style:font-name-complex="Times New Roman2" style:font-size-complex="12pt"/>
    </style:style>
    <style:style style:name="T65" style:family="text">
      <style:text-properties style:font-name="Times New Roman" fo:font-size="12pt" officeooo:rsid="006dc949" style:font-size-asian="12pt" style:font-name-complex="Times New Roman2" style:font-size-complex="12pt"/>
    </style:style>
    <style:style style:name="T66" style:family="text">
      <style:text-properties style:font-name="Times New Roman" fo:font-size="12pt" officeooo:rsid="007799f4" style:font-size-asian="12pt" style:font-name-complex="Times New Roman2" style:font-size-complex="12pt"/>
    </style:style>
    <style:style style:name="T67" style:family="text">
      <style:text-properties style:font-name="Times New Roman" fo:font-size="12pt" officeooo:rsid="008b42d8" style:font-size-asian="12pt" style:font-name-complex="Times New Roman2" style:font-size-complex="12pt"/>
    </style:style>
    <style:style style:name="T68" style:family="text">
      <style:text-properties style:font-name="Times New Roman" fo:font-size="12pt" officeooo:rsid="00a5bbf8" style:font-size-asian="12pt" style:font-name-complex="Times New Roman2" style:font-size-complex="12pt"/>
    </style:style>
    <style:style style:name="T69" style:family="text">
      <style:text-properties style:font-name="Times New Roman" fo:font-size="12pt" officeooo:rsid="0090f255" style:font-size-asian="12pt" style:font-name-complex="Times New Roman2" style:font-size-complex="12pt"/>
    </style:style>
    <style:style style:name="T70" style:family="text">
      <style:text-properties style:font-name="Times New Roman" fo:font-size="12pt" officeooo:rsid="0091de36" style:font-size-asian="12pt" style:font-name-complex="Times New Roman2" style:font-size-complex="12pt"/>
    </style:style>
    <style:style style:name="T71" style:family="text">
      <style:text-properties style:font-name="Times New Roman" fo:font-size="12pt" officeooo:rsid="002813bc" style:font-size-asian="12pt" style:font-name-complex="Times New Roman2" style:font-size-complex="12pt"/>
    </style:style>
    <style:style style:name="T72" style:family="text">
      <style:text-properties style:font-name="Times New Roman" fo:font-size="12pt" officeooo:rsid="00e589f7" style:font-size-asian="12pt" style:font-name-complex="Times New Roman2" style:font-size-complex="12pt"/>
    </style:style>
    <style:style style:name="T73" style:family="text">
      <style:text-properties style:font-name="Times New Roman" fo:font-size="12pt" officeooo:rsid="002636e3" style:font-size-asian="12pt" style:font-name-complex="Times New Roman2" style:font-size-complex="12pt"/>
    </style:style>
    <style:style style:name="T74" style:family="text">
      <style:text-properties style:font-name="Times New Roman" fo:font-size="12pt" officeooo:rsid="00e8ff7b" style:font-size-asian="12pt" style:font-name-complex="Times New Roman2" style:font-size-complex="12pt"/>
    </style:style>
    <style:style style:name="T75" style:family="text">
      <style:text-properties style:font-name="Times New Roman" fo:font-size="12pt" officeooo:rsid="0047a6cf" style:font-size-asian="12pt" style:font-name-complex="Times New Roman2" style:font-size-complex="12pt"/>
    </style:style>
    <style:style style:name="T76" style:family="text">
      <style:text-properties style:font-name="Times New Roman" fo:font-size="12pt" officeooo:rsid="00df4c8c" style:font-size-asian="12pt" style:font-name-complex="Times New Roman2" style:font-size-complex="12pt"/>
    </style:style>
    <style:style style:name="T77" style:family="text">
      <style:text-properties style:font-name="Times New Roman" fo:font-size="12pt" officeooo:rsid="00c9c009" style:font-size-asian="12pt" style:font-name-complex="Times New Roman2" style:font-size-complex="12pt"/>
    </style:style>
    <style:style style:name="T78" style:family="text">
      <style:text-properties style:font-name="Times New Roman" fo:font-size="12pt" officeooo:rsid="010edea1" style:font-size-asian="12pt" style:font-name-complex="Times New Roman2" style:font-size-complex="12pt"/>
    </style:style>
    <style:style style:name="T79" style:family="text">
      <style:text-properties style:font-name="Times New Roman" fo:font-size="12pt" officeooo:rsid="010fe466" style:font-size-asian="12pt" style:font-name-complex="Times New Roman2" style:font-size-complex="12pt"/>
    </style:style>
    <style:style style:name="T80" style:family="text">
      <style:text-properties style:font-name="Times New Roman" fo:font-size="12pt" officeooo:rsid="01148813" style:font-size-asian="12pt" style:font-name-complex="Times New Roman2" style:font-size-complex="12pt"/>
    </style:style>
    <style:style style:name="T81" style:family="text">
      <style:text-properties style:font-name="Times New Roman" fo:font-size="12pt" officeooo:rsid="004628e4" style:font-size-asian="12pt" style:font-name-complex="Times New Roman2" style:font-size-complex="12pt"/>
    </style:style>
    <style:style style:name="T82" style:family="text">
      <style:text-properties style:font-name="Times New Roman" fo:font-size="12pt" officeooo:rsid="0085c770" style:font-size-asian="12pt" style:font-name-complex="Times New Roman2" style:font-size-complex="12pt"/>
    </style:style>
    <style:style style:name="T83" style:family="text">
      <style:text-properties style:font-name="Times New Roman" fo:font-size="12pt" officeooo:rsid="00ebe18f" style:font-size-asian="12pt" style:font-name-complex="Times New Roman2" style:font-size-complex="12pt"/>
    </style:style>
    <style:style style:name="T84" style:family="text">
      <style:text-properties style:font-name="Times New Roman" fo:font-size="12pt" officeooo:rsid="002a96ef" style:font-size-asian="12pt" style:font-name-complex="Times New Roman2" style:font-size-complex="12pt"/>
    </style:style>
    <style:style style:name="T85" style:family="text">
      <style:text-properties style:font-name="Times New Roman" fo:font-size="12pt" officeooo:rsid="002c576c" style:font-size-asian="12pt" style:font-name-complex="Times New Roman2" style:font-size-complex="12pt"/>
    </style:style>
    <style:style style:name="T86" style:family="text">
      <style:text-properties style:font-name="Times New Roman" fo:font-size="12pt" officeooo:rsid="00f1a563" style:font-size-asian="12pt" style:font-name-complex="Times New Roman2" style:font-size-complex="12pt"/>
    </style:style>
    <style:style style:name="T87" style:family="text">
      <style:text-properties style:font-name="Times New Roman" fo:font-size="12pt" officeooo:rsid="002ca0d0" style:font-size-asian="12pt" style:font-name-complex="Times New Roman2" style:font-size-complex="12pt"/>
    </style:style>
    <style:style style:name="T88" style:family="text">
      <style:text-properties style:font-name="Times New Roman" fo:font-size="12pt" officeooo:rsid="002d4f30" style:font-size-asian="12pt" style:font-name-complex="Times New Roman2" style:font-size-complex="12pt"/>
    </style:style>
    <style:style style:name="T89" style:family="text">
      <style:text-properties style:font-name="Times New Roman" fo:font-size="12pt" officeooo:rsid="002a447a" style:font-size-asian="12pt" style:font-name-complex="Times New Roman2" style:font-size-complex="12pt"/>
    </style:style>
    <style:style style:name="T90" style:family="text">
      <style:text-properties style:font-name="Times New Roman" fo:font-size="12pt" officeooo:rsid="002f77b4" style:font-size-asian="12pt" style:font-name-complex="Times New Roman2" style:font-size-complex="12pt"/>
    </style:style>
    <style:style style:name="T91" style:family="text">
      <style:text-properties style:font-name="Times New Roman" fo:font-size="12pt" officeooo:rsid="0034f44d" style:font-size-asian="12pt" style:font-name-complex="Times New Roman2" style:font-size-complex="12pt"/>
    </style:style>
    <style:style style:name="T92" style:family="text">
      <style:text-properties style:font-name="Times New Roman" fo:font-size="12pt" officeooo:rsid="0046d2e8" style:font-size-asian="12pt" style:font-name-complex="Times New Roman2" style:font-size-complex="12pt"/>
    </style:style>
    <style:style style:name="T93" style:family="text">
      <style:text-properties style:font-name="Times New Roman" fo:font-size="12pt" officeooo:rsid="00489c73" style:font-size-asian="12pt" style:font-name-complex="Times New Roman2" style:font-size-complex="12pt"/>
    </style:style>
    <style:style style:name="T94" style:family="text">
      <style:text-properties style:font-name="Times New Roman" fo:font-size="12pt" officeooo:rsid="0049183f" style:font-size-asian="12pt" style:font-name-complex="Times New Roman2" style:font-size-complex="12pt"/>
    </style:style>
    <style:style style:name="T95" style:family="text">
      <style:text-properties style:font-name="Times New Roman" fo:font-size="12pt" officeooo:rsid="004998a1" style:font-size-asian="12pt" style:font-name-complex="Times New Roman2" style:font-size-complex="12pt"/>
    </style:style>
    <style:style style:name="T96" style:family="text">
      <style:text-properties style:font-name="Times New Roman" fo:font-size="12pt" officeooo:rsid="004f3966" style:font-size-asian="12pt" style:font-name-complex="Times New Roman2" style:font-size-complex="12pt"/>
    </style:style>
    <style:style style:name="T97" style:family="text">
      <style:text-properties style:font-name="Times New Roman" fo:font-size="12pt" officeooo:rsid="0051dd2b" style:font-size-asian="12pt" style:font-name-complex="Times New Roman2" style:font-size-complex="12pt"/>
    </style:style>
    <style:style style:name="T98" style:family="text">
      <style:text-properties style:font-name="Times New Roman" fo:font-size="12pt" officeooo:rsid="0060b4ad" style:font-size-asian="12pt" style:font-name-complex="Times New Roman2" style:font-size-complex="12pt"/>
    </style:style>
    <style:style style:name="T99" style:family="text">
      <style:text-properties style:font-name="Times New Roman" fo:font-size="12pt" officeooo:rsid="007a7267" style:font-size-asian="12pt" style:font-name-complex="Times New Roman2" style:font-size-complex="12pt"/>
    </style:style>
    <style:style style:name="T100" style:family="text">
      <style:text-properties style:font-name="Times New Roman" fo:font-size="12pt" fo:font-weight="bold" style:font-size-asian="12pt" style:font-weight-asian="bold" style:font-name-complex="Times New Roman2" style:font-size-complex="12pt" style:font-weight-complex="bold"/>
    </style:style>
    <style:style style:name="T101" style:family="text">
      <style:text-properties style:font-name="Times New Roman" fo:font-size="12pt" fo:font-weight="bold" officeooo:rsid="00797629" style:font-size-asian="12pt" style:font-weight-asian="bold" style:font-name-complex="Times New Roman2" style:font-size-complex="12pt" style:font-weight-complex="bold"/>
    </style:style>
    <style:style style:name="T102" style:family="text">
      <style:text-properties style:font-name="Times New Roman" fo:font-size="12pt" fo:font-weight="bold" officeooo:rsid="006eda24" style:font-size-asian="12pt" style:font-weight-asian="bold" style:font-name-complex="Times New Roman2" style:font-size-complex="12pt" style:font-weight-complex="bold"/>
    </style:style>
    <style:style style:name="T103" style:family="text">
      <style:text-properties style:font-name="Times New Roman" fo:font-size="12pt" fo:font-weight="bold" officeooo:rsid="002636e3" style:font-size-asian="12pt" style:font-weight-asian="bold" style:font-name-complex="Times New Roman2" style:font-size-complex="12pt" style:font-weight-complex="bold"/>
    </style:style>
    <style:style style:name="T104" style:family="text">
      <style:text-properties style:font-name="Times New Roman" fo:font-size="12pt" fo:font-weight="bold" officeooo:rsid="002813bc" style:font-size-asian="12pt" style:font-weight-asian="bold" style:font-name-complex="Times New Roman2" style:font-size-complex="12pt" style:font-weight-complex="bold"/>
    </style:style>
    <style:style style:name="T105" style:family="text">
      <style:text-properties style:font-name="Times New Roman" fo:font-size="12pt" fo:font-weight="bold" officeooo:rsid="0026fc9b" style:font-size-asian="12pt" style:font-weight-asian="bold" style:font-name-complex="Times New Roman2" style:font-size-complex="12pt" style:font-weight-complex="bold"/>
    </style:style>
    <style:style style:name="T106" style:family="text">
      <style:text-properties style:font-name="Times New Roman" fo:font-size="12pt" fo:font-weight="bold" officeooo:rsid="008b42d8" style:font-size-asian="12pt" style:font-weight-asian="bold" style:font-name-complex="Times New Roman2" style:font-size-complex="12pt" style:font-weight-complex="bold"/>
    </style:style>
    <style:style style:name="T107" style:family="text">
      <style:text-properties style:font-name="Times New Roman" fo:font-size="12pt" fo:font-weight="bold" officeooo:rsid="008d029c" style:font-size-asian="12pt" style:font-weight-asian="bold" style:font-name-complex="Times New Roman2" style:font-size-complex="12pt" style:font-weight-complex="bold"/>
    </style:style>
    <style:style style:name="T108" style:family="text">
      <style:text-properties style:font-name="Times New Roman" fo:font-size="12pt" fo:font-weight="bold" officeooo:rsid="002fe03d" style:font-size-asian="12pt" style:font-weight-asian="bold" style:font-name-complex="Times New Roman2" style:font-size-complex="12pt" style:font-weight-complex="bold"/>
    </style:style>
    <style:style style:name="T109" style:family="text">
      <style:text-properties style:font-name="Times New Roman" fo:font-size="12pt" fo:font-weight="bold" officeooo:rsid="00348f95" style:font-size-asian="12pt" style:font-weight-asian="bold" style:font-name-complex="Times New Roman2" style:font-size-complex="12pt" style:font-weight-complex="bold"/>
    </style:style>
    <style:style style:name="T110" style:family="text">
      <style:text-properties style:font-name="Times New Roman" fo:font-size="12pt" fo:font-weight="bold" officeooo:rsid="008f83f7" style:font-size-asian="12pt" style:font-weight-asian="bold" style:font-name-complex="Times New Roman2" style:font-size-complex="12pt" style:font-weight-complex="bold"/>
    </style:style>
    <style:style style:name="T111" style:family="text">
      <style:text-properties style:font-name="Times New Roman" fo:font-size="12pt" fo:font-weight="bold" officeooo:rsid="00379661" style:font-size-asian="12pt" style:font-weight-asian="bold" style:font-name-complex="Times New Roman2" style:font-size-complex="12pt" style:font-weight-complex="bold"/>
    </style:style>
    <style:style style:name="T112" style:family="text">
      <style:text-properties style:font-name="Times New Roman" fo:font-size="12pt" fo:font-weight="bold" officeooo:rsid="00b121c2" style:font-size-asian="12pt" style:font-weight-asian="bold" style:font-name-complex="Times New Roman2" style:font-size-complex="12pt" style:font-weight-complex="bold"/>
    </style:style>
    <style:style style:name="T113" style:family="text">
      <style:text-properties style:font-name="Times New Roman" fo:font-size="12pt" fo:font-weight="bold" officeooo:rsid="0073bb8a" style:font-size-asian="12pt" style:font-weight-asian="bold" style:font-name-complex="Times New Roman2" style:font-size-complex="12pt" style:font-weight-complex="bold"/>
    </style:style>
    <style:style style:name="T114" style:family="text">
      <style:text-properties style:font-name="Times New Roman" fo:font-size="12pt" fo:font-weight="bold" officeooo:rsid="00b4d99e" style:font-size-asian="12pt" style:font-weight-asian="bold" style:font-name-complex="Times New Roman2" style:font-size-complex="12pt" style:font-weight-complex="bold"/>
    </style:style>
    <style:style style:name="T115" style:family="text">
      <style:text-properties style:font-name="Times New Roman" fo:font-size="12pt" fo:font-weight="bold" officeooo:rsid="00bc2be0" style:font-size-asian="12pt" style:font-weight-asian="bold" style:font-name-complex="Times New Roman2" style:font-size-complex="12pt" style:font-weight-complex="bold"/>
    </style:style>
    <style:style style:name="T116" style:family="text">
      <style:text-properties style:font-name="Times New Roman" fo:font-size="12pt" fo:font-weight="bold" officeooo:rsid="00bddc36" style:font-size-asian="12pt" style:font-weight-asian="bold" style:font-name-complex="Times New Roman2" style:font-size-complex="12pt" style:font-weight-complex="bold"/>
    </style:style>
    <style:style style:name="T117" style:family="text">
      <style:text-properties style:font-name="Times New Roman" fo:font-size="12pt" fo:font-weight="bold" officeooo:rsid="0108f987" style:font-size-asian="12pt" style:font-weight-asian="bold" style:font-name-complex="Times New Roman2" style:font-size-complex="12pt" style:font-weight-complex="bold"/>
    </style:style>
    <style:style style:name="T118" style:family="text">
      <style:text-properties style:font-name="Times New Roman" fo:font-size="12pt" fo:font-weight="bold" officeooo:rsid="00df4c8c" style:font-size-asian="12pt" style:font-weight-asian="bold" style:font-name-complex="Times New Roman2" style:font-size-complex="12pt" style:font-weight-complex="bold"/>
    </style:style>
    <style:style style:name="T119" style:family="text">
      <style:text-properties style:font-name="Times New Roman" fo:font-size="12pt" fo:font-weight="bold" officeooo:rsid="00c9c009" style:font-size-asian="12pt" style:font-weight-asian="bold" style:font-name-complex="Times New Roman2" style:font-size-complex="12pt" style:font-weight-complex="bold"/>
    </style:style>
    <style:style style:name="T120" style:family="text">
      <style:text-properties style:font-name="Times New Roman" fo:font-size="12pt" fo:font-weight="bold" officeooo:rsid="0109f789" style:font-size-asian="12pt" style:font-weight-asian="bold" style:font-name-complex="Times New Roman2" style:font-size-complex="12pt" style:font-weight-complex="bold"/>
    </style:style>
    <style:style style:name="T121" style:family="text">
      <style:text-properties style:font-name="Times New Roman" fo:font-size="12pt" fo:font-weight="bold" officeooo:rsid="00ccd176" style:font-size-asian="12pt" style:font-weight-asian="bold" style:font-name-complex="Times New Roman2" style:font-size-complex="12pt" style:font-weight-complex="bold"/>
    </style:style>
    <style:style style:name="T122" style:family="text">
      <style:text-properties style:font-name="Times New Roman" fo:font-size="12pt" fo:font-weight="bold" officeooo:rsid="00d5f2db" style:font-size-asian="12pt" style:font-weight-asian="bold" style:font-name-complex="Times New Roman2" style:font-size-complex="12pt" style:font-weight-complex="bold"/>
    </style:style>
    <style:style style:name="T123" style:family="text">
      <style:text-properties style:font-name="Times New Roman" fo:font-size="12pt" fo:font-weight="bold" officeooo:rsid="00d715f0" style:font-size-asian="12pt" style:font-weight-asian="bold" style:font-name-complex="Times New Roman2" style:font-size-complex="12pt" style:font-weight-complex="bold"/>
    </style:style>
    <style:style style:name="T124" style:family="text">
      <style:text-properties style:font-name="Times New Roman" fo:font-size="12pt" fo:font-weight="bold" officeooo:rsid="00d045f4" style:font-size-asian="12pt" style:font-weight-asian="bold" style:font-name-complex="Times New Roman2" style:font-size-complex="12pt" style:font-weight-complex="bold"/>
    </style:style>
    <style:style style:name="T125" style:family="text">
      <style:text-properties style:font-name="Times New Roman" fo:font-size="12pt" fo:font-weight="bold" officeooo:rsid="00d40e0a" style:font-size-asian="12pt" style:font-weight-asian="bold" style:font-name-complex="Times New Roman2" style:font-size-complex="12pt" style:font-weight-complex="bold"/>
    </style:style>
    <style:style style:name="T126" style:family="text">
      <style:text-properties style:font-name="Times New Roman" fo:font-size="12pt" fo:font-weight="bold" officeooo:rsid="00d77406" style:font-size-asian="12pt" style:font-weight-asian="bold" style:font-name-complex="Times New Roman2" style:font-size-complex="12pt" style:font-weight-complex="bold"/>
    </style:style>
    <style:style style:name="T127" style:family="text">
      <style:text-properties style:font-name="Times New Roman" fo:font-size="12pt" fo:font-weight="bold" officeooo:rsid="010b837a" style:font-size-asian="12pt" style:font-weight-asian="bold" style:font-name-complex="Times New Roman2" style:font-size-complex="12pt" style:font-weight-complex="bold"/>
    </style:style>
    <style:style style:name="T128" style:family="text">
      <style:text-properties style:font-name="Times New Roman" fo:font-size="12pt" fo:font-weight="bold" officeooo:rsid="010ccc31" style:font-size-asian="12pt" style:font-weight-asian="bold" style:font-name-complex="Times New Roman2" style:font-size-complex="12pt" style:font-weight-complex="bold"/>
    </style:style>
    <style:style style:name="T129" style:family="text">
      <style:text-properties style:font-name="Times New Roman" fo:font-size="12pt" fo:font-weight="bold" officeooo:rsid="010cf08f" style:font-size-asian="12pt" style:font-weight-asian="bold" style:font-name-complex="Times New Roman2" style:font-size-complex="12pt" style:font-weight-complex="bold"/>
    </style:style>
    <style:style style:name="T130" style:family="text">
      <style:text-properties style:font-name="Times New Roman" fo:font-size="12pt" fo:font-weight="bold" officeooo:rsid="010edea1" style:font-size-asian="12pt" style:font-weight-asian="bold" style:font-name-complex="Times New Roman2" style:font-size-complex="12pt" style:font-weight-complex="bold"/>
    </style:style>
    <style:style style:name="T131" style:family="text">
      <style:text-properties style:font-name="Times New Roman" fo:font-size="12pt" fo:font-weight="bold" officeooo:rsid="010fe466" style:font-size-asian="12pt" style:font-weight-asian="bold" style:font-name-complex="Times New Roman2" style:font-size-complex="12pt" style:font-weight-complex="bold"/>
    </style:style>
    <style:style style:name="T132" style:family="text">
      <style:text-properties style:font-name="Times New Roman" fo:font-size="12pt" fo:font-weight="bold" officeooo:rsid="0116feb5" style:font-size-asian="12pt" style:font-weight-asian="bold" style:font-name-complex="Times New Roman2" style:font-size-complex="12pt" style:font-weight-complex="bold"/>
    </style:style>
    <style:style style:name="T133" style:family="text">
      <style:text-properties style:font-name="Times New Roman" fo:font-size="12pt" fo:font-weight="bold" officeooo:rsid="01148813" style:font-size-asian="12pt" style:font-weight-asian="bold" style:font-name-complex="Times New Roman2" style:font-size-complex="12pt" style:font-weight-complex="bold"/>
    </style:style>
    <style:style style:name="T134" style:family="text">
      <style:text-properties style:font-name="Times New Roman" fo:font-size="12pt" fo:font-weight="bold" officeooo:rsid="01187ab2" style:font-size-asian="12pt" style:font-weight-asian="bold" style:font-name-complex="Times New Roman2" style:font-size-complex="12pt" style:font-weight-complex="bold"/>
    </style:style>
    <style:style style:name="T135" style:family="text">
      <style:text-properties style:font-name="Times New Roman" fo:font-size="12pt" fo:font-weight="bold" officeooo:rsid="004628e4" style:font-size-asian="12pt" style:font-weight-asian="bold" style:font-name-complex="Times New Roman2" style:font-size-complex="12pt" style:font-weight-complex="bold"/>
    </style:style>
    <style:style style:name="T136" style:family="text">
      <style:text-properties style:font-name="Times New Roman" fo:font-size="12pt" fo:font-weight="bold" officeooo:rsid="00dc2b6d" style:font-size-asian="12pt" style:font-weight-asian="bold" style:font-name-complex="Times New Roman2" style:font-size-complex="12pt" style:font-weight-complex="bold"/>
    </style:style>
    <style:style style:name="T137" style:family="text">
      <style:text-properties style:font-name="Times New Roman" fo:font-size="12pt" fo:font-weight="bold" officeooo:rsid="00d18cff" style:font-size-asian="10.5pt" style:font-weight-asian="bold" style:font-name-complex="Times New Roman2" style:font-size-complex="12pt" style:font-weight-complex="bold"/>
    </style:style>
    <style:style style:name="T138" style:family="text">
      <style:text-properties style:font-name="Times New Roman" fo:font-size="12pt" fo:font-weight="bold" officeooo:rsid="01187ab2" style:font-size-asian="10.5pt" style:font-weight-asian="bold" style:font-name-complex="Times New Roman2" style:font-size-complex="12pt" style:font-weight-complex="bold"/>
    </style:style>
    <style:style style:name="T139" style:family="text">
      <style:text-properties style:font-name="Times New Roman" fo:font-size="12pt" fo:font-weight="bold" officeooo:rsid="00de6972" style:font-size-asian="10.5pt" style:font-weight-asian="bold" style:font-name-complex="Times New Roman2" style:font-size-complex="12pt" style:font-weight-complex="bold"/>
    </style:style>
    <style:style style:name="T140" style:family="text">
      <style:text-properties style:font-name="Times New Roman" fo:font-size="12pt" fo:font-weight="bold" officeooo:rsid="010b837a" style:font-size-asian="10.5pt" style:font-weight-asian="bold" style:font-name-complex="Times New Roman2" style:font-size-complex="12pt" style:font-weight-complex="bold"/>
    </style:style>
    <style:style style:name="T141" style:family="text">
      <style:text-properties style:font-name="Times New Roman" fo:font-size="12pt" fo:font-weight="bold" officeooo:rsid="00dc2b6d" style:font-size-asian="10.5pt" style:font-weight-asian="bold" style:font-name-complex="Times New Roman2" style:font-size-complex="12pt" style:font-weight-complex="bold"/>
    </style:style>
    <style:style style:name="T142" style:family="text">
      <style:text-properties style:font-name="Times New Roman" fo:font-size="12pt" fo:font-weight="bold" officeooo:rsid="00dcb4b5" style:font-size-asian="10.5pt" style:font-weight-asian="bold" style:font-name-complex="Times New Roman2" style:font-size-complex="12pt" style:font-weight-complex="bold"/>
    </style:style>
    <style:style style:name="T143" style:family="text">
      <style:text-properties style:font-name="Times New Roman" fo:font-size="12pt" fo:font-weight="bold" officeooo:rsid="00de5de6" style:font-size-asian="10.5pt" style:font-weight-asian="bold" style:font-name-complex="Times New Roman2" style:font-size-complex="12pt" style:font-weight-complex="bold"/>
    </style:style>
    <style:style style:name="T144" style:family="text">
      <style:text-properties style:font-name="Times New Roman" fo:font-size="12pt" fo:font-weight="normal" style:font-size-asian="12pt" style:font-weight-asian="normal" style:font-name-complex="Times New Roman2" style:font-size-complex="12pt" style:font-weight-complex="normal"/>
    </style:style>
    <style:style style:name="T145" style:family="text">
      <style:text-properties style:font-name="Times New Roman" fo:font-size="12pt" fo:font-weight="normal" officeooo:rsid="001ee71e" style:font-size-asian="12pt" style:font-weight-asian="normal" style:font-name-complex="Times New Roman2" style:font-size-complex="12pt" style:font-weight-complex="normal"/>
    </style:style>
    <style:style style:name="T146" style:family="text">
      <style:text-properties style:font-name="Times New Roman" fo:font-size="12pt" fo:font-weight="normal" officeooo:rsid="009a38c9" style:font-size-asian="12pt" style:font-weight-asian="normal" style:font-name-complex="Times New Roman2" style:font-size-complex="12pt" style:font-weight-complex="normal"/>
    </style:style>
    <style:style style:name="T147" style:family="text">
      <style:text-properties style:font-name="Times New Roman" fo:font-size="12pt" fo:font-weight="normal" officeooo:rsid="009a9e9d" style:font-size-asian="12pt" style:font-weight-asian="normal" style:font-name-complex="Times New Roman2" style:font-size-complex="12pt" style:font-weight-complex="normal"/>
    </style:style>
    <style:style style:name="T148" style:family="text">
      <style:text-properties style:font-name="Times New Roman" fo:font-size="12pt" fo:font-weight="normal" officeooo:rsid="00bddc36" style:font-size-asian="12pt" style:font-weight-asian="normal" style:font-name-complex="Times New Roman2" style:font-size-complex="12pt" style:font-weight-complex="normal"/>
    </style:style>
    <style:style style:name="T149" style:family="text">
      <style:text-properties style:font-name="Times New Roman" fo:font-size="12pt" fo:font-weight="normal" officeooo:rsid="00bfd446" style:font-size-asian="12pt" style:font-weight-asian="normal" style:font-name-complex="Times New Roman2" style:font-size-complex="12pt" style:font-weight-complex="normal"/>
    </style:style>
    <style:style style:name="T150" style:family="text">
      <style:text-properties style:font-name="Times New Roman" fo:font-size="12pt" fo:font-weight="normal" officeooo:rsid="00bae8c5" style:font-size-asian="12pt" style:font-weight-asian="normal" style:font-name-complex="Times New Roman2" style:font-size-complex="12pt" style:font-weight-complex="normal"/>
    </style:style>
    <style:style style:name="T151" style:family="text">
      <style:text-properties style:font-name="Times New Roman" fo:font-size="12pt" fo:font-weight="normal" officeooo:rsid="0047a6cf" style:font-size-asian="12pt" style:font-weight-asian="normal" style:font-name-complex="Times New Roman2" style:font-size-complex="12pt" style:font-weight-complex="normal"/>
    </style:style>
    <style:style style:name="T152" style:family="text">
      <style:text-properties style:font-name="Times New Roman" fo:font-size="12pt" fo:font-weight="normal" officeooo:rsid="003f8831" style:font-size-asian="12pt" style:font-weight-asian="normal" style:font-name-complex="Times New Roman2" style:font-size-complex="12pt" style:font-weight-complex="normal"/>
    </style:style>
    <style:style style:name="T153" style:family="text">
      <style:text-properties style:font-name="Times New Roman" fo:font-size="12pt" fo:font-weight="normal" officeooo:rsid="0044e9de" style:font-size-asian="12pt" style:font-weight-asian="normal" style:font-name-complex="Times New Roman2" style:font-size-complex="12pt" style:font-weight-complex="normal"/>
    </style:style>
    <style:style style:name="T154" style:family="text">
      <style:text-properties style:font-name="Times New Roman" fo:font-size="12pt" fo:font-weight="normal" officeooo:rsid="00452680" style:font-size-asian="12pt" style:font-weight-asian="normal" style:font-name-complex="Times New Roman2" style:font-size-complex="12pt" style:font-weight-complex="normal"/>
    </style:style>
    <style:style style:name="T155" style:family="text">
      <style:text-properties style:font-name="Times New Roman" fo:font-size="12pt" fo:font-weight="normal" officeooo:rsid="00c17196" style:font-size-asian="12pt" style:font-weight-asian="normal" style:font-name-complex="Times New Roman2" style:font-size-complex="12pt" style:font-weight-complex="normal"/>
    </style:style>
    <style:style style:name="T156" style:family="text">
      <style:text-properties style:font-name="Times New Roman" fo:font-size="12pt" fo:font-weight="normal" officeooo:rsid="00d045f4" style:font-size-asian="12pt" style:font-weight-asian="normal" style:font-name-complex="Times New Roman2" style:font-size-complex="12pt" style:font-weight-complex="normal"/>
    </style:style>
    <style:style style:name="T157" style:family="text">
      <style:text-properties style:font-name="Times New Roman" fo:font-size="12pt" fo:font-weight="normal" officeooo:rsid="00d40e0a" style:font-size-asian="12pt" style:font-weight-asian="normal" style:font-name-complex="Times New Roman2" style:font-size-complex="12pt" style:font-weight-complex="normal"/>
    </style:style>
    <style:style style:name="T158" style:family="text">
      <style:text-properties style:font-name="Times New Roman" fo:font-size="12pt" fo:font-weight="normal" officeooo:rsid="00ccd176" style:font-size-asian="12pt" style:font-weight-asian="normal" style:font-name-complex="Times New Roman2" style:font-size-complex="12pt" style:font-weight-complex="normal"/>
    </style:style>
    <style:style style:name="T159" style:family="text">
      <style:text-properties style:font-name="Times New Roman" fo:font-size="12pt" fo:font-weight="normal" officeooo:rsid="004628e4" style:font-size-asian="12pt" style:font-weight-asian="normal" style:font-name-complex="Times New Roman2" style:font-size-complex="12pt" style:font-weight-complex="normal"/>
    </style:style>
    <style:style style:name="T160" style:family="text">
      <style:text-properties style:font-name="Times New Roman" fo:font-size="12pt" fo:font-weight="normal" officeooo:rsid="010b837a" style:font-size-asian="12pt" style:font-weight-asian="normal" style:font-name-complex="Times New Roman2" style:font-size-complex="12pt" style:font-weight-complex="normal"/>
    </style:style>
    <style:style style:name="T161" style:family="text">
      <style:text-properties style:font-name="Times New Roman" fo:font-size="12pt" fo:font-weight="normal" officeooo:rsid="010e9b8a" style:font-size-asian="12pt" style:font-weight-asian="normal" style:font-name-complex="Times New Roman2" style:font-size-complex="12pt" style:font-weight-complex="normal"/>
    </style:style>
    <style:style style:name="T162" style:family="text">
      <style:text-properties style:font-name="Times New Roman" fo:font-size="12pt" fo:font-weight="normal" officeooo:rsid="010fe466" style:font-size-asian="12pt" style:font-weight-asian="normal" style:font-name-complex="Times New Roman2" style:font-size-complex="12pt" style:font-weight-complex="normal"/>
    </style:style>
    <style:style style:name="T163" style:family="text">
      <style:text-properties style:font-name="Times New Roman" fo:font-size="12pt" fo:font-weight="normal" officeooo:rsid="0116feb5" style:font-size-asian="12pt" style:font-weight-asian="normal" style:font-name-complex="Times New Roman2" style:font-size-complex="12pt" style:font-weight-complex="normal"/>
    </style:style>
    <style:style style:name="T164" style:family="text">
      <style:text-properties style:font-name="Times New Roman" fo:font-size="12pt" fo:font-weight="normal" officeooo:rsid="01187ab2" style:font-size-asian="12pt" style:font-weight-asian="normal" style:font-name-complex="Times New Roman2" style:font-size-complex="12pt" style:font-weight-complex="normal"/>
    </style:style>
    <style:style style:name="T165" style:family="text">
      <style:text-properties style:font-name="Times New Roman" fo:font-size="12pt" fo:font-weight="normal" officeooo:rsid="004b5ded" style:font-size-asian="12pt" style:font-weight-asian="normal" style:font-name-complex="Times New Roman2" style:font-size-complex="12pt" style:font-weight-complex="normal"/>
    </style:style>
    <style:style style:name="T166" style:family="text">
      <style:text-properties style:font-name="Times New Roman" fo:font-size="12pt" fo:font-weight="normal" officeooo:rsid="00dcb4b5" style:font-size-asian="12pt" style:font-weight-asian="normal" style:font-name-complex="Times New Roman2" style:font-size-complex="12pt" style:font-weight-complex="normal"/>
    </style:style>
    <style:style style:name="T167" style:family="text">
      <style:text-properties style:font-name="Times New Roman" fo:font-size="12pt" fo:font-weight="normal" officeooo:rsid="00dc2b6d" style:font-size-asian="12pt" style:font-weight-asian="normal" style:font-name-complex="Times New Roman2" style:font-size-complex="12pt" style:font-weight-complex="normal"/>
    </style:style>
    <style:style style:name="T168" style:family="text">
      <style:text-properties style:font-name="Times New Roman" fo:font-size="12pt" fo:font-weight="normal" officeooo:rsid="00183d73" style:font-size-asian="12pt" style:font-weight-asian="normal" style:font-name-complex="Times New Roman2" style:font-size-complex="12pt" style:font-weight-complex="normal"/>
    </style:style>
    <style:style style:name="T169" style:family="text">
      <style:text-properties style:font-name="Times New Roman" fo:font-size="12pt" fo:font-style="italic" officeooo:rsid="002a447a" style:font-size-asian="12pt" style:font-style-asian="italic" style:font-name-complex="Times New Roman2" style:font-size-complex="12pt" style:font-style-complex="italic"/>
    </style:style>
    <style:style style:name="T170" style:family="text">
      <style:text-properties style:font-name="Times New Roman" fo:font-size="12pt" fo:font-style="normal" officeooo:rsid="002e213f" style:font-size-asian="12pt" style:font-style-asian="normal" style:font-name-complex="Times New Roman2" style:font-size-complex="12pt" style:font-style-complex="normal"/>
    </style:style>
    <style:style style:name="T171" style:family="text">
      <style:text-properties style:font-name="Times New Roman" fo:font-size="12pt" fo:font-style="normal" officeooo:rsid="0050cb60" style:font-size-asian="12pt" style:font-style-asian="normal" style:font-name-complex="Times New Roman2" style:font-size-complex="12pt" style:font-style-complex="normal"/>
    </style:style>
    <style:style style:name="T172" style:family="text">
      <style:text-properties style:font-name="Times New Roman" fo:font-size="12pt" fo:font-style="normal" officeooo:rsid="00625dbf" style:font-size-asian="12pt" style:font-style-asian="normal" style:font-name-complex="Times New Roman2" style:font-size-complex="12pt" style:font-style-complex="normal"/>
    </style:style>
    <style:style style:name="T173" style:family="text">
      <style:text-properties style:font-name="Times New Roman" fo:font-size="12pt" fo:font-style="normal" officeooo:rsid="007af6ca" style:font-size-asian="12pt" style:font-style-asian="normal" style:font-name-complex="Times New Roman2" style:font-size-complex="12pt" style:font-style-complex="normal"/>
    </style:style>
    <style:style style:name="T174" style:family="text">
      <style:text-properties style:font-name="Times New Roman" fo:font-style="normal" style:font-style-asian="normal" style:font-name-complex="Times New Roman2" style:font-style-complex="normal"/>
    </style:style>
    <style:style style:name="T175" style:family="text">
      <style:text-properties style:font-name="Times New Roman" fo:font-style="normal" officeooo:rsid="003ff543" style:font-style-asian="normal" style:font-name-complex="Times New Roman2" style:font-style-complex="normal"/>
    </style:style>
    <style:style style:name="T176" style:family="text">
      <style:text-properties style:font-name="Times New Roman" fo:font-style="normal" officeooo:rsid="00ebc4d7" style:font-style-asian="normal" style:font-name-complex="Times New Roman2" style:font-style-complex="normal"/>
    </style:style>
    <style:style style:name="T177" style:family="text">
      <style:text-properties style:font-name="Times New Roman" fo:font-style="normal" officeooo:rsid="00eb6f03" style:font-style-asian="normal" style:font-name-complex="Times New Roman2" style:font-style-complex="normal"/>
    </style:style>
    <style:style style:name="T178" style:family="text">
      <style:text-properties style:font-name="Times New Roman" fo:font-size="10pt" style:font-size-asian="8.75pt" style:font-name-complex="Times New Roman2" style:font-size-complex="10pt"/>
    </style:style>
    <style:style style:name="T179" style:family="text">
      <style:text-properties style:font-name="Times New Roman" fo:font-size="10pt" officeooo:rsid="002a447a" style:font-size-asian="8.75pt" style:font-name-complex="Times New Roman2" style:font-size-complex="10pt"/>
    </style:style>
    <style:style style:name="T180" style:family="text">
      <style:text-properties style:font-name="Times New Roman" fo:font-size="10pt" officeooo:rsid="004ffe06" style:font-size-asian="8.75pt" style:font-name-complex="Times New Roman2" style:font-size-complex="10pt"/>
    </style:style>
    <style:style style:name="T181" style:family="text">
      <style:text-properties style:font-name="Times New Roman" fo:font-size="10pt" fo:font-style="italic" officeooo:rsid="002e213f" style:font-size-asian="8.75pt" style:font-style-asian="italic" style:font-name-complex="Times New Roman2" style:font-size-complex="10pt" style:font-style-complex="italic"/>
    </style:style>
    <style:style style:name="T182" style:family="text">
      <style:text-properties style:font-name="Times New Roman" fo:font-size="10pt" fo:font-style="italic" officeooo:rsid="0051dd2b" style:font-size-asian="8.75pt" style:font-style-asian="italic" style:font-name-complex="Times New Roman2" style:font-size-complex="10pt" style:font-style-complex="italic"/>
    </style:style>
    <style:style style:name="T183" style:family="text">
      <style:text-properties style:font-name="Times New Roman" fo:font-size="10pt" fo:font-style="italic" officeooo:rsid="002e213f" style:font-size-asian="10pt" style:font-style-asian="italic" style:font-name-complex="Times New Roman2" style:font-size-complex="10pt" style:font-style-complex="italic"/>
    </style:style>
    <style:style style:name="T184" style:family="text">
      <style:text-properties style:font-name="Times New Roman" fo:font-size="10pt" fo:font-style="italic" officeooo:rsid="00625dbf" style:font-size-asian="10pt" style:font-style-asian="italic" style:font-name-complex="Times New Roman2" style:font-size-complex="10pt" style:font-style-complex="italic"/>
    </style:style>
    <style:style style:name="T185" style:family="text">
      <style:text-properties style:font-name="Times New Roman" fo:font-size="10pt" fo:font-style="italic" officeooo:rsid="0064514e" style:font-size-asian="10pt" style:font-style-asian="italic" style:font-name-complex="Times New Roman2" style:font-size-complex="10pt" style:font-style-complex="italic"/>
    </style:style>
    <style:style style:name="T186" style:family="text">
      <style:text-properties style:font-name="Times New Roman" fo:font-size="10pt" fo:font-style="italic" officeooo:rsid="0064a14d" style:font-size-asian="10pt" style:font-style-asian="italic" style:font-name-complex="Times New Roman2" style:font-size-complex="10pt" style:font-style-complex="italic"/>
    </style:style>
    <style:style style:name="T187" style:family="text">
      <style:text-properties style:font-name="Times New Roman" fo:font-size="10pt" fo:font-style="italic" officeooo:rsid="007a7267" style:font-size-asian="10pt" style:font-style-asian="italic" style:font-name-complex="Times New Roman2" style:font-size-complex="10pt" style:font-style-complex="italic"/>
    </style:style>
    <style:style style:name="T188" style:family="text">
      <style:text-properties style:font-name="Times New Roman" fo:font-size="10pt" fo:font-style="italic" officeooo:rsid="00f1a563" style:font-size-asian="10pt" style:font-style-asian="italic" style:font-name-complex="Times New Roman2" style:font-size-complex="10pt" style:font-style-complex="italic"/>
    </style:style>
    <style:style style:name="T189" style:family="text">
      <style:text-properties style:font-name="Times New Roman" fo:font-size="10pt" fo:font-style="italic" officeooo:rsid="00875c07" style:font-size-asian="10pt" style:font-style-asian="italic" style:font-name-complex="Times New Roman2" style:font-size-complex="10pt" style:font-style-complex="italic"/>
    </style:style>
    <style:style style:name="T190" style:family="text">
      <style:text-properties style:font-name="Times New Roman" fo:font-size="10pt" fo:font-style="italic" officeooo:rsid="00706a0f" style:font-size-asian="10pt" style:font-style-asian="italic" style:font-name-complex="Times New Roman2" style:font-size-complex="10pt" style:font-style-complex="italic"/>
    </style:style>
    <style:style style:name="T191" style:family="text">
      <style:text-properties style:font-name="Times New Roman" fo:font-size="10pt" fo:font-style="italic" officeooo:rsid="009345ac" style:font-size-asian="10pt" style:font-style-asian="italic" style:font-name-complex="Times New Roman2" style:font-size-complex="10pt" style:font-style-complex="italic"/>
    </style:style>
    <style:style style:name="T192" style:family="text">
      <style:text-properties style:font-name="Times New Roman" fo:font-style="italic" fo:font-weight="normal" officeooo:rsid="005dd4e9" style:font-style-asian="italic" style:font-weight-asian="normal" style:font-name-complex="Times New Roman2" style:font-style-complex="italic" style:font-weight-complex="normal"/>
    </style:style>
    <style:style style:name="T193" style:family="text">
      <style:text-properties style:font-name="Times New Roman" fo:font-style="italic" fo:font-weight="normal" officeooo:rsid="004e8d7a" style:font-style-asian="italic" style:font-weight-asian="normal" style:font-name-complex="Times New Roman2" style:font-style-complex="italic" style:font-weight-complex="normal"/>
    </style:style>
    <style:style style:name="T194" style:family="text">
      <style:text-properties style:font-name="Times New Roman" fo:font-style="italic" fo:font-weight="normal" officeooo:rsid="0050b780" style:font-style-asian="italic" style:font-weight-asian="normal" style:font-name-complex="Times New Roman2" style:font-style-complex="italic" style:font-weight-complex="normal"/>
    </style:style>
    <style:style style:name="T195" style:family="text">
      <style:text-properties style:font-name="Times New Roman" fo:font-style="italic" officeooo:rsid="005ef10e" style:font-style-asian="italic" style:font-name-complex="Times New Roman2" style:font-style-complex="italic"/>
    </style:style>
    <style:style style:name="T196" style:family="text">
      <style:text-properties style:font-name="Times New Roman" fo:font-style="italic" officeooo:rsid="0067f7fb" style:font-style-asian="italic" style:font-name-complex="Times New Roman2" style:font-style-complex="italic"/>
    </style:style>
    <style:style style:name="T197" style:family="text">
      <style:text-properties style:font-name="Times New Roman" fo:font-style="italic" officeooo:rsid="00625dbf" style:font-style-asian="italic" style:font-name-complex="Times New Roman2" style:font-style-complex="italic"/>
    </style:style>
    <style:style style:name="T198" style:family="text">
      <style:text-properties style:font-name="Times New Roman" fo:font-style="italic" officeooo:rsid="006acaf3" style:font-style-asian="italic" style:font-name-complex="Times New Roman2" style:font-style-complex="italic"/>
    </style:style>
    <style:style style:name="T199" style:family="text">
      <style:text-properties style:font-name="Times New Roman" fo:font-style="italic" officeooo:rsid="00706a0f" style:font-style-asian="italic" style:font-name-complex="Times New Roman2" style:font-style-complex="italic"/>
    </style:style>
    <style:style style:name="T200" style:family="text">
      <style:text-properties style:font-name="Times New Roman" fo:font-style="italic" officeooo:rsid="007a7267" style:font-style-asian="italic" style:font-name-complex="Times New Roman2" style:font-style-complex="italic"/>
    </style:style>
    <style:style style:name="T201" style:family="text">
      <style:text-properties style:font-name="Times New Roman" fo:font-style="italic" officeooo:rsid="00896459" style:font-style-asian="italic" style:font-name-complex="Times New Roman2" style:font-style-complex="italic"/>
    </style:style>
    <style:style style:name="T202" style:family="text">
      <style:text-properties style:font-name="Times New Roman" fo:font-style="italic" officeooo:rsid="008d1e7d" style:font-style-asian="italic" style:font-name-complex="Times New Roman2" style:font-style-complex="italic"/>
    </style:style>
    <style:style style:name="T203" style:family="text">
      <style:text-properties style:font-name="Times New Roman" fo:font-style="italic" officeooo:rsid="0091c841" style:font-style-asian="italic" style:font-name-complex="Times New Roman2" style:font-style-complex="italic"/>
    </style:style>
    <style:style style:name="T204" style:family="text">
      <style:text-properties fo:font-size="12pt" fo:letter-spacing="-0.002cm" style:font-size-asian="12pt" style:font-size-complex="12pt"/>
    </style:style>
    <style:style style:name="T205" style:family="text">
      <style:text-properties fo:font-size="12pt" fo:letter-spacing="-0.004cm" style:font-size-asian="12pt" style:font-size-complex="12pt"/>
    </style:style>
    <style:style style:name="T206" style:family="text">
      <style:text-properties fo:font-size="12pt" style:font-size-asian="12pt" style:font-size-complex="12pt"/>
    </style:style>
    <style:style style:name="T207" style:family="text">
      <style:text-properties fo:font-size="12pt" officeooo:rsid="00537920" style:font-size-asian="12pt" style:font-size-complex="12pt"/>
    </style:style>
    <style:style style:name="T208" style:family="text">
      <style:text-properties fo:font-size="12pt" officeooo:rsid="00543a67" style:font-size-asian="12pt" style:font-size-complex="12pt"/>
    </style:style>
    <style:style style:name="T209" style:family="text">
      <style:text-properties fo:font-size="12pt" officeooo:rsid="0058a856" style:font-size-asian="12pt" style:font-size-complex="12pt"/>
    </style:style>
    <style:style style:name="T210" style:family="text">
      <style:text-properties fo:font-size="12pt" officeooo:rsid="0055a4e7" style:font-size-asian="12pt" style:font-size-complex="12pt"/>
    </style:style>
    <style:style style:name="T211" style:family="text">
      <style:text-properties fo:font-size="12pt" officeooo:rsid="005a0397" style:font-size-asian="12pt" style:font-size-complex="12pt"/>
    </style:style>
    <style:style style:name="T212" style:family="text">
      <style:text-properties fo:font-size="12pt" officeooo:rsid="005c2a83" style:font-size-asian="12pt" style:font-size-complex="12pt"/>
    </style:style>
    <style:style style:name="T213" style:family="text">
      <style:text-properties fo:font-size="12pt" officeooo:rsid="005d3fbd" style:font-size-asian="12pt" style:font-size-complex="12pt"/>
    </style:style>
    <style:style style:name="T214" style:family="text">
      <style:text-properties fo:font-size="12pt" officeooo:rsid="005db99e" style:font-size-asian="12pt" style:font-size-complex="12pt"/>
    </style:style>
    <style:style style:name="T215" style:family="text">
      <style:text-properties fo:font-size="12pt" officeooo:rsid="00f1a563" style:font-size-asian="12pt" style:font-size-complex="12pt"/>
    </style:style>
    <style:style style:name="T216" style:family="text">
      <style:text-properties fo:font-size="12pt" officeooo:rsid="00f21077" style:font-size-asian="12pt" style:font-size-complex="12pt"/>
    </style:style>
    <style:style style:name="T217" style:family="text">
      <style:text-properties fo:font-size="12pt" officeooo:rsid="00f9dcee" style:font-size-asian="12pt" style:font-size-complex="12pt"/>
    </style:style>
    <style:style style:name="T218" style:family="text">
      <style:text-properties fo:font-size="12pt" officeooo:rsid="00621ab9" style:font-size-asian="12pt" style:font-size-complex="12pt"/>
    </style:style>
    <style:style style:name="T219" style:family="text">
      <style:text-properties fo:font-size="12pt" officeooo:rsid="001ee71e" style:font-size-asian="12pt" style:font-size-complex="12pt"/>
    </style:style>
    <style:style style:name="T220" style:family="text">
      <style:text-properties fo:font-size="12pt" officeooo:rsid="00767ca2" style:font-size-asian="12pt" style:font-size-complex="12pt"/>
    </style:style>
    <style:style style:name="T221" style:family="text">
      <style:text-properties fo:font-size="12pt" officeooo:rsid="0026fc9b" style:font-size-asian="12pt" style:font-size-complex="12pt"/>
    </style:style>
    <style:style style:name="T222" style:family="text">
      <style:text-properties fo:font-size="12pt" officeooo:rsid="008b855e" style:font-size-asian="12pt" style:font-size-complex="12pt"/>
    </style:style>
    <style:style style:name="T223" style:family="text">
      <style:text-properties fo:font-size="12pt" officeooo:rsid="002813bc" style:font-size-asian="12pt" style:font-size-complex="12pt"/>
    </style:style>
    <style:style style:name="T224" style:family="text">
      <style:text-properties fo:font-size="12pt" officeooo:rsid="0028c710" style:font-size-asian="12pt" style:font-size-complex="12pt"/>
    </style:style>
    <style:style style:name="T225" style:family="text">
      <style:text-properties fo:font-size="12pt" officeooo:rsid="002df0d5" style:font-size-asian="12pt" style:font-size-complex="12pt"/>
    </style:style>
    <style:style style:name="T226" style:family="text">
      <style:text-properties fo:font-size="12pt" officeooo:rsid="0022326f" style:font-size-asian="12pt" style:font-size-complex="12pt"/>
    </style:style>
    <style:style style:name="T227" style:family="text">
      <style:text-properties fo:font-size="12pt" officeooo:rsid="002636e3" style:font-size-asian="12pt" style:font-size-complex="12pt"/>
    </style:style>
    <style:style style:name="T228" style:family="text">
      <style:text-properties fo:font-size="12pt" officeooo:rsid="0090dfdd" style:font-size-asian="12pt" style:font-size-complex="12pt"/>
    </style:style>
    <style:style style:name="T229" style:family="text">
      <style:text-properties fo:font-size="12pt" officeooo:rsid="00354dc1" style:font-size-asian="12pt" style:font-size-complex="12pt"/>
    </style:style>
    <style:style style:name="T230" style:family="text">
      <style:text-properties fo:font-size="12pt" officeooo:rsid="0030a1dd" style:font-size-asian="12pt" style:font-size-complex="12pt"/>
    </style:style>
    <style:style style:name="T231" style:family="text">
      <style:text-properties fo:font-size="12pt" officeooo:rsid="00385e79" style:font-size-asian="12pt" style:font-size-complex="12pt"/>
    </style:style>
    <style:style style:name="T232" style:family="text">
      <style:text-properties fo:font-size="12pt" officeooo:rsid="003be443" style:font-size-asian="12pt" style:font-size-complex="12pt"/>
    </style:style>
    <style:style style:name="T233" style:family="text">
      <style:text-properties fo:font-size="12pt" officeooo:rsid="009238ed" style:font-size-asian="12pt" style:font-size-complex="12pt"/>
    </style:style>
    <style:style style:name="T234" style:family="text">
      <style:text-properties fo:font-size="12pt" officeooo:rsid="0093e053" style:font-size-asian="12pt" style:font-size-complex="12pt"/>
    </style:style>
    <style:style style:name="T235" style:family="text">
      <style:text-properties fo:font-size="12pt" officeooo:rsid="0098955e" style:font-size-asian="12pt" style:font-size-complex="12pt"/>
    </style:style>
    <style:style style:name="T236" style:family="text">
      <style:text-properties fo:font-size="12pt" officeooo:rsid="0031bd2b" style:font-size-asian="12pt" style:font-size-complex="12pt"/>
    </style:style>
    <style:style style:name="T237" style:family="text">
      <style:text-properties fo:font-size="12pt" officeooo:rsid="009c90dc" style:font-size-asian="12pt" style:font-size-complex="12pt"/>
    </style:style>
    <style:style style:name="T238" style:family="text">
      <style:text-properties fo:font-size="12pt" officeooo:rsid="00335618" style:font-size-asian="12pt" style:font-size-complex="12pt"/>
    </style:style>
    <style:style style:name="T239" style:family="text">
      <style:text-properties fo:font-size="12pt" officeooo:rsid="00804466" style:font-size-asian="12pt" style:font-size-complex="12pt"/>
    </style:style>
    <style:style style:name="T240" style:family="text">
      <style:text-properties fo:font-size="12pt" officeooo:rsid="004d797c" style:font-size-asian="12pt" style:font-size-complex="12pt"/>
    </style:style>
    <style:style style:name="T241" style:family="text">
      <style:text-properties fo:font-size="12pt" officeooo:rsid="009f52fe" style:font-size-asian="12pt" style:font-size-complex="12pt"/>
    </style:style>
    <style:style style:name="T242" style:family="text">
      <style:text-properties fo:font-size="12pt" officeooo:rsid="009e6b38" style:font-size-asian="12pt" style:font-size-complex="12pt"/>
    </style:style>
    <style:style style:name="T243" style:family="text">
      <style:text-properties fo:font-size="12pt" officeooo:rsid="00a419a7" style:font-size-asian="12pt" style:font-size-complex="12pt"/>
    </style:style>
    <style:style style:name="T244" style:family="text">
      <style:text-properties fo:font-size="12pt" officeooo:rsid="00e589f7" style:font-size-asian="12pt" style:font-size-complex="12pt"/>
    </style:style>
    <style:style style:name="T245" style:family="text">
      <style:text-properties fo:font-size="12pt" officeooo:rsid="00e8ff7b" style:font-size-asian="12pt" style:font-size-complex="12pt"/>
    </style:style>
    <style:style style:name="T246" style:family="text">
      <style:text-properties fo:font-size="12pt" officeooo:rsid="003f8831" style:font-size-asian="12pt" style:font-size-complex="12pt"/>
    </style:style>
    <style:style style:name="T247" style:family="text">
      <style:text-properties fo:font-size="12pt" officeooo:rsid="0044e9de" style:font-size-asian="12pt" style:font-size-complex="12pt"/>
    </style:style>
    <style:style style:name="T248" style:family="text">
      <style:text-properties fo:font-size="12pt" officeooo:rsid="00452680" style:font-size-asian="12pt" style:font-size-complex="12pt"/>
    </style:style>
    <style:style style:name="T249" style:family="text">
      <style:text-properties fo:font-size="12pt" officeooo:rsid="0041a0bd" style:font-size-asian="12pt" style:font-size-complex="12pt"/>
    </style:style>
    <style:style style:name="T250" style:family="text">
      <style:text-properties fo:font-size="12pt" officeooo:rsid="00438a01" style:font-size-asian="12pt" style:font-size-complex="12pt"/>
    </style:style>
    <style:style style:name="T251" style:family="text">
      <style:text-properties fo:font-size="12pt" officeooo:rsid="004628e4" style:font-size-asian="12pt" style:font-size-complex="12pt"/>
    </style:style>
    <style:style style:name="T252" style:family="text">
      <style:text-properties fo:font-size="12pt" officeooo:rsid="00b46aec" style:font-size-asian="12pt" style:font-size-complex="12pt"/>
    </style:style>
    <style:style style:name="T253" style:family="text">
      <style:text-properties fo:font-size="12pt" officeooo:rsid="0085c770" style:font-size-asian="12pt" style:font-size-complex="12pt"/>
    </style:style>
    <style:style style:name="T254" style:family="text">
      <style:text-properties fo:font-size="12pt" officeooo:rsid="011a3744" style:font-size-asian="12pt" style:font-size-complex="12pt"/>
    </style:style>
    <style:style style:name="T255" style:family="text">
      <style:text-properties fo:font-size="12pt" officeooo:rsid="00ebe18f" style:font-size-asian="12pt" style:font-size-complex="12pt"/>
    </style:style>
    <style:style style:name="T256" style:family="text">
      <style:text-properties fo:font-size="12pt" officeooo:rsid="004b5ded" style:font-size-asian="12pt" style:font-size-complex="12pt"/>
    </style:style>
    <style:style style:name="T257" style:family="text">
      <style:text-properties fo:font-size="12pt" officeooo:rsid="00dc2b6d" style:font-size-asian="12pt" style:font-size-complex="12pt"/>
    </style:style>
    <style:style style:name="T258" style:family="text">
      <style:text-properties fo:font-size="12pt" officeooo:rsid="00dcb4b5" style:font-size-asian="12pt" style:font-size-complex="12pt"/>
    </style:style>
    <style:style style:name="T259" style:family="text">
      <style:text-properties fo:font-size="12pt" officeooo:rsid="0025d828" style:font-size-asian="12pt" style:font-size-complex="12pt"/>
    </style:style>
    <style:style style:name="T260" style:family="text">
      <style:text-properties fo:font-size="12pt" officeooo:rsid="003e6cbe" style:font-size-asian="12pt" style:font-size-complex="12pt"/>
    </style:style>
    <style:style style:name="T261" style:family="text">
      <style:text-properties fo:font-size="12pt" officeooo:rsid="004054ea" style:font-size-asian="12pt" style:font-size-complex="12pt"/>
    </style:style>
    <style:style style:name="T262" style:family="text">
      <style:text-properties fo:font-size="12pt" officeooo:rsid="0049183f" style:font-size-asian="12pt" style:font-size-complex="12pt"/>
    </style:style>
    <style:style style:name="T263" style:family="text">
      <style:text-properties fo:font-size="12pt" officeooo:rsid="004a5a0f" style:font-size-asian="12pt" style:font-size-complex="12pt"/>
    </style:style>
    <style:style style:name="T264" style:family="text">
      <style:text-properties fo:font-size="12pt" officeooo:rsid="00546d0f" style:font-size-asian="12pt" style:font-size-complex="12pt"/>
    </style:style>
    <style:style style:name="T265" style:family="text">
      <style:text-properties fo:font-size="12pt" fo:letter-spacing="0.019cm" style:font-size-asian="12pt" style:font-size-complex="12pt"/>
    </style:style>
    <style:style style:name="T266" style:family="text">
      <style:text-properties fo:font-size="12pt" fo:letter-spacing="0.004cm" style:font-size-asian="12pt" style:font-size-complex="12pt"/>
    </style:style>
    <style:style style:name="T267" style:family="text">
      <style:text-properties fo:font-size="12pt" fo:letter-spacing="0.025cm" style:font-size-asian="12pt" style:font-size-complex="12pt"/>
    </style:style>
    <style:style style:name="T268" style:family="text">
      <style:text-properties fo:font-size="12pt" fo:letter-spacing="-0.007cm" style:font-size-asian="12pt" style:font-size-complex="12pt"/>
    </style:style>
    <style:style style:name="T269" style:family="text">
      <style:text-properties fo:font-size="12pt" fo:letter-spacing="-0.009cm" style:font-size-asian="12pt" style:font-size-complex="12pt"/>
    </style:style>
    <style:style style:name="T270" style:family="text">
      <style:text-properties fo:font-size="12pt" fo:letter-spacing="-0.012cm" style:font-size-asian="12pt" style:font-size-complex="12pt"/>
    </style:style>
    <style:style style:name="T271" style:family="text">
      <style:text-properties fo:font-size="12pt" fo:letter-spacing="-0.005cm" style:font-size-asian="12pt" style:font-size-complex="12pt"/>
    </style:style>
    <style:style style:name="T272" style:family="text">
      <style:text-properties fo:font-size="12pt" fo:letter-spacing="0.009cm" style:font-size-asian="12pt" style:font-size-complex="12pt"/>
    </style:style>
    <style:style style:name="T273" style:family="text">
      <style:text-properties fo:font-size="12pt" fo:letter-spacing="0.002cm" style:font-size-asian="12pt" style:font-size-complex="12pt"/>
    </style:style>
    <style:style style:name="T274" style:family="text">
      <style:text-properties fo:font-size="12pt" fo:letter-spacing="0.021cm" style:font-size-asian="12pt" style:font-size-complex="12pt"/>
    </style:style>
    <style:style style:name="T275" style:family="text">
      <style:text-properties fo:font-size="12pt" fo:letter-spacing="-0.028cm" style:font-size-asian="12pt" style:font-size-complex="12pt"/>
    </style:style>
    <style:style style:name="T276" style:family="text">
      <style:text-properties fo:font-size="12pt" fo:letter-spacing="0.072cm" style:font-size-asian="12pt" style:font-size-complex="12pt"/>
    </style:style>
    <style:style style:name="T277" style:family="text">
      <style:text-properties fo:font-size="12pt" fo:letter-spacing="-0.011cm" style:font-size-asian="12pt" style:font-size-complex="12pt"/>
    </style:style>
    <style:style style:name="T278" style:family="text">
      <style:text-properties fo:font-size="12pt" fo:letter-spacing="0.09cm" style:font-size-asian="12pt" style:font-size-complex="12pt"/>
    </style:style>
    <style:style style:name="T279" style:family="text">
      <style:text-properties fo:font-size="12pt" fo:letter-spacing="0.095cm" style:font-size-asian="12pt" style:font-size-complex="12pt"/>
    </style:style>
    <style:style style:name="T280" style:family="text">
      <style:text-properties fo:font-size="12pt" fo:letter-spacing="-0.034cm" style:font-size-asian="12pt" style:font-size-complex="12pt"/>
    </style:style>
    <style:style style:name="T281" style:family="text">
      <style:text-properties fo:font-size="12pt" fo:letter-spacing="0.016cm" style:font-size-asian="12pt" style:font-size-complex="12pt"/>
    </style:style>
    <style:style style:name="T282" style:family="text">
      <style:text-properties fo:font-size="12pt" fo:letter-spacing="0.007cm" style:font-size-asian="12pt" style:font-size-complex="12pt"/>
    </style:style>
    <style:style style:name="T283" style:family="text">
      <style:text-properties fo:font-size="12pt" fo:letter-spacing="0.005cm" style:font-size-asian="12pt" style:font-size-complex="12pt"/>
    </style:style>
    <style:style style:name="T284" style:family="text">
      <style:text-properties fo:font-size="12pt" style:text-underline-style="solid" style:text-underline-width="auto" style:text-underline-color="font-color" style:font-size-asian="12pt" style:font-size-complex="12pt"/>
    </style:style>
    <style:style style:name="T285" style:family="text">
      <style:text-properties fo:font-size="12pt" fo:font-weight="normal" style:font-size-asian="12pt" style:font-weight-asian="normal" style:font-size-complex="12pt" style:font-weight-complex="normal"/>
    </style:style>
    <style:style style:name="T286" style:family="text">
      <style:text-properties fo:font-size="12pt" fo:font-weight="normal" officeooo:rsid="0020ada0" style:font-size-asian="12pt" style:font-weight-asian="normal" style:font-size-complex="12pt" style:font-weight-complex="normal"/>
    </style:style>
    <style:style style:name="T287" style:family="text">
      <style:text-properties fo:font-size="12pt" fo:font-weight="normal" officeooo:rsid="002636e3" style:font-size-asian="12pt" style:font-weight-asian="normal" style:font-size-complex="12pt" style:font-weight-complex="normal"/>
    </style:style>
    <style:style style:name="T288" style:family="text">
      <style:text-properties fo:font-size="12pt" fo:font-weight="normal" officeooo:rsid="0022326f" style:font-size-asian="12pt" style:font-weight-asian="normal" style:font-size-complex="12pt" style:font-weight-complex="normal"/>
    </style:style>
    <style:style style:name="T289" style:family="text">
      <style:text-properties fo:font-size="12pt" fo:font-weight="normal" officeooo:rsid="0026fc9b" style:font-size-asian="12pt" style:font-weight-asian="normal" style:font-size-complex="12pt" style:font-weight-complex="normal"/>
    </style:style>
    <style:style style:name="T290" style:family="text">
      <style:text-properties fo:font-size="12pt" fo:font-weight="normal" officeooo:rsid="00953df4" style:font-size-asian="12pt" style:font-weight-asian="normal" style:font-size-complex="12pt" style:font-weight-complex="normal"/>
    </style:style>
    <style:style style:name="T291" style:family="text">
      <style:text-properties fo:font-size="12pt" fo:font-weight="normal" officeooo:rsid="009e6b38" style:font-size-asian="12pt" style:font-weight-asian="normal" style:font-size-complex="12pt" style:font-weight-complex="normal"/>
    </style:style>
    <style:style style:name="T292" style:family="text">
      <style:text-properties fo:font-size="12pt" fo:font-weight="normal" officeooo:rsid="009fc436" style:font-size-asian="12pt" style:font-weight-asian="normal" style:font-size-complex="12pt" style:font-weight-complex="normal"/>
    </style:style>
    <style:style style:name="T293" style:family="text">
      <style:text-properties fo:font-size="12pt" fo:font-weight="normal" officeooo:rsid="009f52fe" style:font-size-asian="12pt" style:font-weight-asian="normal" style:font-size-complex="12pt" style:font-weight-complex="normal"/>
    </style:style>
    <style:style style:name="T294" style:family="text">
      <style:text-properties fo:font-size="12pt" fo:font-weight="normal" officeooo:rsid="00a419a7" style:font-size-asian="12pt" style:font-weight-asian="normal" style:font-size-complex="12pt" style:font-weight-complex="normal"/>
    </style:style>
    <style:style style:name="T295" style:family="text">
      <style:text-properties fo:font-size="12pt" fo:font-weight="normal" officeooo:rsid="00e589f7" style:font-size-asian="12pt" style:font-weight-asian="normal" style:font-size-complex="12pt" style:font-weight-complex="normal"/>
    </style:style>
    <style:style style:name="T296" style:family="text">
      <style:text-properties fo:font-size="12pt" fo:font-weight="normal" officeooo:rsid="00e645da" style:font-size-asian="12pt" style:font-weight-asian="normal" style:font-size-complex="12pt" style:font-weight-complex="normal"/>
    </style:style>
    <style:style style:name="T297" style:family="text">
      <style:text-properties fo:font-size="12pt" fo:font-weight="bold" officeooo:rsid="00335618" style:font-size-asian="12pt" style:font-weight-asian="bold" style:font-size-complex="12pt" style:font-weight-complex="bold"/>
    </style:style>
    <style:style style:name="T298" style:family="text">
      <style:text-properties fo:font-size="12pt" fo:font-weight="bold" officeooo:rsid="009e6b38" style:font-size-asian="12pt" style:font-weight-asian="bold" style:font-size-complex="12pt" style:font-weight-complex="bold"/>
    </style:style>
    <style:style style:name="T299" style:family="text">
      <style:text-properties fo:font-size="12pt" fo:font-weight="bold" officeooo:rsid="009ec307" style:font-size-asian="12pt" style:font-weight-asian="bold" style:font-size-complex="12pt" style:font-weight-complex="bold"/>
    </style:style>
    <style:style style:name="T300" style:family="text">
      <style:text-properties fo:font-size="12pt" fo:font-weight="bold" officeooo:rsid="00dcb4b5" style:font-size-asian="12pt" style:font-weight-asian="bold" style:font-size-complex="12pt" style:font-weight-complex="bold"/>
    </style:style>
    <style:style style:name="T301" style:family="text">
      <style:text-properties fo:font-size="12pt" fo:font-weight="bold" officeooo:rsid="00dc2b6d" style:font-size-asian="12pt" style:font-weight-asian="bold" style:font-size-complex="12pt" style:font-weight-complex="bold"/>
    </style:style>
    <style:style style:name="T302" style:family="text">
      <style:text-properties officeooo:rsid="00537920"/>
    </style:style>
    <style:style style:name="T303" style:family="text">
      <style:text-properties officeooo:rsid="005dd4e9"/>
    </style:style>
    <style:style style:name="T304" style:family="text">
      <style:text-properties officeooo:rsid="00f1a563"/>
    </style:style>
    <style:style style:name="T305" style:family="text">
      <style:text-properties officeooo:rsid="01014cad"/>
    </style:style>
    <style:style style:name="T306" style:family="text">
      <style:text-properties officeooo:rsid="010290d0"/>
    </style:style>
    <style:style style:name="T307" style:family="text">
      <style:text-properties style:font-name="Times New Roman1"/>
    </style:style>
    <style:style style:name="T308" style:family="text">
      <style:text-properties style:font-name="Times New Roman1" officeooo:rsid="0063edc1"/>
    </style:style>
    <style:style style:name="T309" style:family="text">
      <style:text-properties style:font-name="Times New Roman1" officeooo:rsid="002f77b4"/>
    </style:style>
    <style:style style:name="T310" style:family="text">
      <style:text-properties style:font-name="Times New Roman1" fo:font-style="italic" officeooo:rsid="004d5009" style:font-style-asian="italic" style:font-style-complex="italic"/>
    </style:style>
    <style:style style:name="T311" style:family="text">
      <style:text-properties style:font-name="Times New Roman1" fo:font-style="italic" officeooo:rsid="004ffe06" style:font-style-asian="italic" style:font-style-complex="italic"/>
    </style:style>
    <style:style style:name="T312" style:family="text">
      <style:text-properties officeooo:rsid="006ac2e7"/>
    </style:style>
    <style:style style:name="T313" style:family="text">
      <style:text-properties officeooo:rsid="006b1c9b"/>
    </style:style>
    <style:style style:name="T314" style:family="text">
      <style:text-properties officeooo:rsid="0073bb8a"/>
    </style:style>
    <style:style style:name="T315" style:family="text">
      <style:text-properties officeooo:rsid="0075176a"/>
    </style:style>
    <style:style style:name="T316" style:family="text">
      <style:text-properties officeooo:rsid="001fd8ca"/>
    </style:style>
    <style:style style:name="T317" style:family="text">
      <style:text-properties fo:letter-spacing="0.009cm"/>
    </style:style>
    <style:style style:name="T318" style:family="text">
      <style:text-properties fo:letter-spacing="0.009cm" style:font-name-complex="Times New Roman"/>
    </style:style>
    <style:style style:name="T319" style:family="text">
      <style:text-properties fo:letter-spacing="0.009cm" officeooo:rsid="001ba925" style:font-name-complex="Times New Roman"/>
    </style:style>
    <style:style style:name="T320" style:family="text">
      <style:text-properties fo:letter-spacing="0.009cm" style:font-name-complex="Times New Roman1"/>
    </style:style>
    <style:style style:name="T321" style:family="text">
      <style:text-properties fo:letter-spacing="0.009cm" officeooo:rsid="001ba925" style:font-name-complex="Times New Roman1"/>
    </style:style>
    <style:style style:name="T322" style:family="text">
      <style:text-properties fo:letter-spacing="0.009cm" officeooo:rsid="001d5510" style:font-name-complex="Times New Roman1"/>
    </style:style>
    <style:style style:name="T323" style:family="text">
      <style:text-properties style:font-name-complex="Times New Roman"/>
    </style:style>
    <style:style style:name="T324" style:family="text">
      <style:text-properties fo:letter-spacing="0.007cm"/>
    </style:style>
    <style:style style:name="T325" style:family="text">
      <style:text-properties fo:letter-spacing="0.007cm" style:font-name-complex="Times New Roman"/>
    </style:style>
    <style:style style:name="T326" style:family="text">
      <style:text-properties fo:letter-spacing="0.007cm" officeooo:rsid="001ba925" style:font-name-complex="Times New Roman"/>
    </style:style>
    <style:style style:name="T327" style:family="text">
      <style:text-properties fo:letter-spacing="0.007cm" fo:font-style="normal" style:font-style-asian="normal" style:font-name-complex="Times New Roman"/>
    </style:style>
    <style:style style:name="T328" style:family="text">
      <style:text-properties fo:letter-spacing="0.007cm" fo:font-style="normal" officeooo:rsid="001ba925" style:font-style-asian="normal" style:font-name-complex="Times New Roman"/>
    </style:style>
    <style:style style:name="T329" style:family="text">
      <style:text-properties fo:letter-spacing="-0.005cm" officeooo:rsid="00154f5f" style:font-name-complex="Times New Roman"/>
    </style:style>
    <style:style style:name="T330" style:family="text">
      <style:text-properties fo:letter-spacing="-0.005cm" fo:font-style="normal" style:font-style-asian="normal" style:font-name-complex="Times New Roman"/>
    </style:style>
    <style:style style:name="T331" style:family="text">
      <style:text-properties fo:letter-spacing="-0.005cm" fo:font-style="normal" officeooo:rsid="001ba925" style:font-style-asian="normal" style:font-name-complex="Times New Roman"/>
    </style:style>
    <style:style style:name="T332" style:family="text">
      <style:text-properties fo:letter-spacing="-0.005cm" fo:font-style="normal" officeooo:rsid="001bb401" style:font-style-asian="normal" style:font-name-complex="Times New Roman"/>
    </style:style>
    <style:style style:name="T333" style:family="text">
      <style:text-properties fo:letter-spacing="-0.005cm" fo:font-style="normal" officeooo:rsid="001c2199" style:font-style-asian="normal" style:font-name-complex="Times New Roman"/>
    </style:style>
    <style:style style:name="T334" style:family="text">
      <style:text-properties fo:letter-spacing="-0.005cm" fo:font-style="normal" officeooo:rsid="001d5510" style:font-style-asian="normal" style:font-name-complex="Times New Roman"/>
    </style:style>
    <style:style style:name="T335" style:family="text">
      <style:text-properties fo:letter-spacing="-0.005cm" fo:font-style="normal" officeooo:rsid="001e9bdf" style:font-style-asian="normal" style:font-name-complex="Times New Roman"/>
    </style:style>
    <style:style style:name="T336" style:family="text">
      <style:text-properties fo:letter-spacing="-0.005cm" fo:font-style="normal" officeooo:rsid="001fa5bf" style:font-style-asian="normal" style:font-name-complex="Times New Roman"/>
    </style:style>
    <style:style style:name="T337" style:family="text">
      <style:text-properties fo:letter-spacing="-0.005cm" fo:font-style="normal" officeooo:rsid="0020d7bc" style:font-style-asian="normal" style:font-name-complex="Times New Roman"/>
    </style:style>
    <style:style style:name="T338" style:family="text">
      <style:text-properties fo:letter-spacing="-0.005cm" fo:font-style="normal" officeooo:rsid="002ca0d0" style:font-style-asian="normal" style:font-name-complex="Times New Roman"/>
    </style:style>
    <style:style style:name="T339" style:family="text">
      <style:text-properties fo:letter-spacing="-0.005cm" fo:font-style="normal" officeooo:rsid="0037ca9a" style:font-style-asian="normal" style:font-name-complex="Times New Roman"/>
    </style:style>
    <style:style style:name="T340" style:family="text">
      <style:text-properties fo:letter-spacing="-0.005cm" fo:font-style="normal" officeooo:rsid="00392d1a" style:font-style-asian="normal" style:font-name-complex="Times New Roman"/>
    </style:style>
    <style:style style:name="T341" style:family="text">
      <style:text-properties fo:letter-spacing="-0.005cm" fo:font-style="normal" officeooo:rsid="003cbd4f" style:font-style-asian="normal" style:font-name-complex="Times New Roman"/>
    </style:style>
    <style:style style:name="T342" style:family="text">
      <style:text-properties fo:letter-spacing="-0.005cm" officeooo:rsid="001ba925"/>
    </style:style>
    <style:style style:name="T343" style:family="text">
      <style:text-properties fo:font-style="normal" style:font-style-asian="normal" style:font-name-complex="Times New Roman"/>
    </style:style>
    <style:style style:name="T344" style:family="text">
      <style:text-properties style:font-name-complex="Times New Roman1"/>
    </style:style>
    <style:style style:name="T345" style:family="text">
      <style:text-properties officeooo:rsid="001d5510" style:font-name-complex="Times New Roman1"/>
    </style:style>
    <style:style style:name="T346" style:family="text">
      <style:text-properties officeooo:rsid="001895ec"/>
    </style:style>
    <style:style style:name="T347" style:family="text">
      <style:text-properties officeooo:rsid="001ba925"/>
    </style:style>
    <style:style style:name="T348" style:family="text">
      <style:text-properties officeooo:rsid="001d5510"/>
    </style:style>
    <style:style style:name="T349" style:family="text">
      <style:text-properties officeooo:rsid="00277a30"/>
    </style:style>
    <style:style style:name="T350" style:family="text">
      <style:text-properties officeooo:rsid="0028cf8f"/>
    </style:style>
    <style:style style:name="T351" style:family="text">
      <style:text-properties officeooo:rsid="002a96ef"/>
    </style:style>
    <style:style style:name="T352" style:family="text">
      <style:text-properties officeooo:rsid="002ca0d0"/>
    </style:style>
    <style:style style:name="T353" style:family="text">
      <style:text-properties officeooo:rsid="002d4f30"/>
    </style:style>
    <style:style style:name="T354" style:family="text">
      <style:text-properties officeooo:rsid="002f77b4"/>
    </style:style>
    <style:style style:name="T355" style:family="text">
      <style:text-properties officeooo:rsid="00316d08"/>
    </style:style>
    <style:style style:name="T356" style:family="text">
      <style:text-properties officeooo:rsid="0034288c"/>
    </style:style>
    <style:style style:name="T357" style:family="text">
      <style:text-properties officeooo:rsid="0034f44d"/>
    </style:style>
    <style:style style:name="T358" style:family="text">
      <style:text-properties officeooo:rsid="0037ca9a"/>
    </style:style>
    <style:style style:name="T359" style:family="text">
      <style:text-properties officeooo:rsid="00392d1a"/>
    </style:style>
    <style:style style:name="T360" style:family="text">
      <style:text-properties officeooo:rsid="003cbd4f"/>
    </style:style>
    <style:style style:name="T361" style:family="text">
      <style:text-properties officeooo:rsid="00463555"/>
    </style:style>
    <style:style style:name="T362" style:family="text">
      <style:text-properties fo:font-style="italic" officeooo:rsid="00596608" style:font-style-asian="italic" style:font-style-complex="italic"/>
    </style:style>
    <style:style style:name="T363" style:family="text">
      <style:text-properties fo:font-style="italic" officeooo:rsid="0059b1b7" style:font-style-asian="italic" style:font-style-complex="italic"/>
    </style:style>
    <style:style style:name="T364" style:family="text">
      <style:text-properties fo:font-style="italic" officeooo:rsid="005b5ef0" style:font-style-asian="italic" style:font-style-complex="italic"/>
    </style:style>
    <style:style style:name="T365" style:family="text">
      <style:text-properties fo:font-style="italic" officeooo:rsid="00706a0f" style:font-style-asian="italic" style:font-style-complex="italic"/>
    </style:style>
    <style:style style:name="T366" style:family="text">
      <style:text-properties fo:font-style="italic" officeooo:rsid="0073a2f5" style:font-style-asian="italic" style:font-style-complex="italic"/>
    </style:style>
    <style:style style:name="T367" style:family="text">
      <style:text-properties fo:font-size="10pt" fo:font-style="italic" officeooo:rsid="004b7ac2" style:font-size-asian="8.75pt" style:font-style-asian="italic" style:font-size-complex="10pt" style:font-style-complex="italic"/>
    </style:style>
    <style:style style:name="T368" style:family="text">
      <style:text-properties fo:font-size="10pt" fo:font-style="italic" officeooo:rsid="004ffe06" style:font-size-asian="8.75pt" style:font-style-asian="italic" style:font-size-complex="10pt" style:font-style-complex="italic"/>
    </style:style>
    <style:style style:name="T369" style:family="text">
      <style:text-properties fo:font-size="10pt" fo:font-style="italic" officeooo:rsid="00706a0f" style:font-size-asian="8.75pt" style:font-style-asian="italic" style:font-size-complex="10pt" style:font-style-complex="italic"/>
    </style:style>
    <style:style style:name="T370" style:family="text">
      <style:text-properties fo:font-size="10pt" fo:font-style="italic" officeooo:rsid="0071af85" style:font-size-asian="8.75pt" style:font-style-asian="italic" style:font-size-complex="10pt" style:font-style-complex="italic"/>
    </style:style>
    <style:style style:name="T371" style:family="text">
      <style:text-properties officeooo:rsid="004b7e9f"/>
    </style:style>
    <style:style style:name="T372" style:family="text">
      <style:text-properties officeooo:rsid="004d8afd"/>
    </style:style>
    <style:style style:name="T373" style:family="text">
      <style:text-properties officeooo:rsid="005369f5"/>
    </style:style>
    <style:style style:name="T374" style:family="text">
      <style:text-properties officeooo:rsid="0059b1b7"/>
    </style:style>
    <style:style style:name="T375" style:family="text">
      <style:text-properties officeooo:rsid="005acba2"/>
    </style:style>
    <style:style style:name="T376" style:family="text">
      <style:text-properties officeooo:rsid="005cf377"/>
    </style:style>
    <style:style style:name="T377" style:family="text">
      <style:text-properties officeooo:rsid="006752c8"/>
    </style:style>
    <style:style style:name="T378" style:family="text">
      <style:text-properties officeooo:rsid="006a7075"/>
    </style:style>
    <style:style style:name="T379" style:family="text">
      <style:text-properties officeooo:rsid="0071af85"/>
    </style:style>
    <style:style style:name="T380" style:family="text">
      <style:text-properties officeooo:rsid="0071e43a"/>
    </style:style>
    <style:style style:name="T381" style:family="text">
      <style:text-properties officeooo:rsid="007a7267"/>
    </style:style>
    <style:style style:name="T382" style:family="text">
      <style:text-properties officeooo:rsid="0085f647"/>
    </style:style>
    <style:style style:name="T383" style:family="text">
      <style:text-properties officeooo:rsid="00896459"/>
    </style:style>
    <style:style style:name="T384" style:family="text">
      <style:text-properties officeooo:rsid="0093006f"/>
    </style:style>
    <style:style style:name="fr1" style:family="graphic" style:parent-style-name="Frame">
      <style:graphic-properties style:vertical-pos="from-top" style:vertical-rel="page" style:horizontal-pos="from-left" style:horizontal-rel="page" draw:opacity="0%" fo:padding="0.15cm" fo:border="none" draw:textarea-vertical-align="top"/>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1.162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2.508cm, 27.323cm, 0.741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691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843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903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826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1.411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931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2.551cm, 27.233cm, 0.843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1.055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942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953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594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2.111cm, 1.711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mirror="none" fo:clip="rect(0cm, 0cm, 0.931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328cm, 0.863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273cm, 0.981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horizontal-pos="center" style:horizontal-rel="paragraph" style:mirror="none" fo:clip="rect(0cm, 0.427cm, 0.76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2.561cm, 27.016cm, 0.921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vertical-rel="paragraph" style:horizontal-pos="from-left" style:horizontal-rel="paragraph" style:mirror="none" fo:clip="rect(0cm, 0.372cm, 1.025cm, 0cm)" draw:luminance="0%" draw:contrast="0%" draw:red="0%" draw:green="0%" draw:blue="0%" draw:gamma="100%" draw:color-inversion="false" draw:image-opacity="100%" draw:color-mode="standard"/>
    </style:style>
    <style:style style:name="fr23" style:family="graphic" style:parent-style-name="Graphics">
      <style:graphic-properties style:mirror="none" fo:clip="rect(0cm, 0cm, 0.981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mirror="none" fo:clip="rect(0cm, 0cm, 0.75cm, 0cm)" draw:luminance="0%" draw:contrast="0%" draw:red="0%" draw:green="0%" draw:blue="0%" draw:gamma="100%" draw:color-inversion="false" draw:image-opacity="100%" draw:color-mode="standard"/>
    </style:style>
    <style:style style:name="fr25" style:family="graphic" style:parent-style-name="Graphics">
      <style:graphic-properties style:mirror="none" fo:clip="rect(0cm, 0cm, 0.746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mirror="none" fo:clip="rect(0cm, 0cm, 0.96cm, 0cm)" draw:luminance="0%" draw:contrast="0%" draw:red="0%" draw:green="0%" draw:blue="0%" draw:gamma="100%" draw:color-inversion="false" draw:image-opacity="100%" draw:color-mode="standard"/>
    </style:style>
    <style:style style:name="fr2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cm, 0cm, 0.79cm, 0cm)" draw:luminance="0%" draw:contrast="0%" draw:red="0%" draw:green="0%" draw:blue="0%" draw:gamma="100%" draw:color-inversion="false" draw:image-opacity="100%" draw:color-mode="standard"/>
    </style:style>
    <style:style style:name="fr29" style:family="graphic" style:parent-style-name="Graphics">
      <style:graphic-properties style:horizontal-pos="center" style:horizontal-rel="paragraph" style:mirror="none" fo:clip="rect(0cm, 0cm, 0.79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none" style:horizontal-pos="center" style:horizontal-rel="paragraph" style:mirror="none" fo:clip="rect(0cm, 0cm, 0.894cm, 0cm)" draw:luminance="0%" draw:contrast="0%" draw:red="0%" draw:green="0%" draw:blue="0%" draw:gamma="100%" draw:color-inversion="false" draw:image-opacity="100%" draw:color-mode="standard"/>
    </style:style>
    <style:style style:name="fr31" style:family="graphic" style:parent-style-name="Graphics">
      <style:graphic-properties style:run-through="foreground" style:wrap="none" style:vertical-pos="top" style:vertical-rel="paragraph" style:horizontal-pos="center" style:horizontal-rel="paragraph" style:mirror="none" fo:clip="rect(2.625cm, 27.174cm, 0.945cm, 0cm)" draw:luminance="0%" draw:contrast="0%" draw:red="0%" draw:green="0%" draw:blue="0%" draw:gamma="100%" draw:color-inversion="false" draw:image-opacity="100%" draw:color-mode="standard"/>
    </style:style>
    <style:style style:name="fr32" style:family="graphic" style:parent-style-name="Graphics">
      <style:graphic-properties style:run-through="foreground" style:wrap="none" style:vertical-pos="top" style:vertical-rel="paragraph" style:horizontal-pos="center" style:horizontal-rel="paragraph" style:mirror="none" fo:clip="rect(0cm, 0cm, 0.723cm, 0cm)" draw:luminance="0%" draw:contrast="0%" draw:red="0%" draw:green="0%" draw:blue="0%" draw:gamma="100%" draw:color-inversion="false" draw:image-opacity="100%" draw:color-mode="standard"/>
    </style:style>
    <style:style style:name="fr33" style:family="graphic" style:parent-style-name="Graphics">
      <style:graphic-properties style:run-through="foreground" style:wrap="none" style:vertical-pos="from-top" style:vertical-rel="paragraph" style:horizontal-pos="from-left" style:horizontal-rel="paragraph" style:mirror="none" fo:clip="rect(0cm, 0cm, 1.7cm, 0cm)" draw:luminance="0%" draw:contrast="0%" draw:red="0%" draw:green="0%" draw:blue="0%" draw:gamma="100%" draw:color-inversion="false" draw:image-opacity="100%" draw:color-mode="standard"/>
    </style:style>
    <style:style style:name="fr34" style:family="graphic" style:parent-style-name="Graphics">
      <style:graphic-properties style:mirror="none" fo:clip="rect(0cm, 0cm, 0.85cm, 0cm)" draw:luminance="0%" draw:contrast="0%" draw:red="0%" draw:green="0%" draw:blue="0%" draw:gamma="100%" draw:color-inversion="false" draw:image-opacity="100%" draw:color-mode="standard"/>
    </style:style>
    <style:style style:name="fr35" style:family="graphic" style:parent-style-name="Graphics">
      <style:graphic-properties style:mirror="none" fo:clip="rect(0cm, 0cm, 0.838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style:mirror="none" fo:clip="rect(0cm, 0cm, 0.767cm, 0cm)" draw:luminance="0%" draw:contrast="0%" draw:red="0%" draw:green="0%" draw:blue="0%" draw:gamma="100%" draw:color-inversion="false" draw:image-opacity="100%" draw:color-mode="standard"/>
    </style:style>
    <style:style style:name="fr37" style:family="graphic" style:parent-style-name="Graphics">
      <style:graphic-properties style:horizontal-pos="center" style:horizontal-rel="paragraph" style:mirror="none" fo:clip="rect(0cm, 0cm, 0.764cm, 0cm)" draw:luminance="0%" draw:contrast="0%" draw:red="0%" draw:green="0%" draw:blue="0%" draw:gamma="100%" draw:color-inversion="false" draw:image-opacity="100%" draw:color-mode="standard"/>
    </style:style>
    <style:style style:name="fr38" style:family="graphic" style:parent-style-name="Graphics">
      <style:graphic-properties style:vertical-pos="top" style:vertical-rel="paragraph" style:horizontal-pos="center" style:horizontal-rel="paragraph" style:mirror="none" fo:clip="rect(0cm, 0cm, 0.706cm, 0cm)"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paragraph" style:horizontal-pos="center" style:horizontal-rel="paragraph" style:mirror="none" fo:clip="rect(0cm, 0cm, 0.76cm, 0cm)" draw:luminance="0%" draw:contrast="0%" draw:red="0%" draw:green="0%" draw:blue="0%" draw:gamma="100%" draw:color-inversion="false" draw:image-opacity="100%" draw:color-mode="standard"/>
    </style:style>
    <style:style style:name="fr40" style:family="graphic" style:parent-style-name="Graphics">
      <style:graphic-properties style:horizontal-pos="center" style:horizontal-rel="paragraph" style:mirror="none" fo:clip="rect(0cm, 0cm, 0.866cm, 0cm)" draw:luminance="0%" draw:contrast="0%" draw:red="0%" draw:green="0%" draw:blue="0%" draw:gamma="100%" draw:color-inversion="false" draw:image-opacity="100%" draw:color-mode="standard"/>
    </style:style>
    <style:style style:name="fr41" style:family="graphic" style:parent-style-name="Graphics">
      <style:graphic-properties style:vertical-pos="top" style:vertical-rel="paragraph" style:horizontal-pos="center" style:horizontal-rel="paragraph" style:mirror="none" fo:clip="rect(0cm, 0cm, 0.811cm, 0cm)" draw:luminance="0%" draw:contrast="0%" draw:red="0%" draw:green="0%" draw:blue="0%" draw:gamma="100%" draw:color-inversion="false" draw:image-opacity="100%" draw:color-mode="standard"/>
    </style:style>
    <style:style style:name="fr42" style:family="graphic" style:parent-style-name="Graphics">
      <style:graphic-properties style:run-through="foreground" style:wrap="none" style:vertical-pos="from-top" style:vertical-rel="paragraph" style:horizontal-pos="from-left" style:horizontal-rel="paragraph" style:mirror="none" fo:clip="rect(0cm, 0cm, 1.646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1"><draw:frame draw:style-name="fr1" draw:name="Frame1" text:anchor-type="paragraph" svg:x="2.508cm" svg:y="1.268cm" svg:width="7.685cm" svg:height="0.39cm" draw:z-index="1"><draw:text-box><text:p text:style-name="P195"><text:span text:style-name="T1">IT</text:span>C<text:span text:style-name="T12"> </text:span>Bi<text:span text:style-name="T10">lli</text:span>ng<text:span text:style-name="T317"> </text:span><text:span text:style-name="T1">S</text:span>ystem<text:span text:style-name="T10"> </text:span>–<text:span text:style-name="T317"> </text:span><text:span text:style-name="T1">User’s Manual</text:span></text:p><text:p text:style-name="P196"/></draw:text-box></draw:frame></text:p>
      <text:p text:style-name="P39"><text:span text:style-name="T2">I</text:span><text:span text:style-name="T3">n</text:span><text:span text:style-name="T2">fo</text:span><text:span text:style-name="T7">rm</text:span><text:span text:style-name="T2">atio</text:span><text:span text:style-name="T3">n</text:span><text:span text:style-name="T8"> </text:span><text:span text:style-name="T9">T</text:span><text:span text:style-name="T3">e</text:span><text:span text:style-name="T2">chn</text:span><text:span text:style-name="T3">o</text:span><text:span text:style-name="T2">l</text:span><text:span text:style-name="T3">ogy</text:span><text:span text:style-name="T11"> </text:span><text:span text:style-name="T3">C</text:span><text:span text:style-name="T2">e</text:span><text:span text:style-name="T3">n</text:span><text:span text:style-name="T2">te</text:span><text:span text:style-name="T3">r</text:span></text:p>
      <text:p text:style-name="P40"/>
      <text:p text:style-name="P41"/>
      <text:p text:style-name="P41"/>
      <text:p text:style-name="P41"/>
      <text:p text:style-name="P41"/>
      <text:p text:style-name="P46"><draw:frame draw:style-name="fr2" draw:name="Picture 1" text:anchor-type="as-char" svg:width="7.488cm" svg:height="6.879cm" draw:z-index="0"><draw:image xlink:href="Pictures/100000000000022D0000022D27F7F4D95916136D.jp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4"/>
      <text:p text:style-name="P42"><text:span text:style-name="T2">I</text:span><text:span text:style-name="T3">TC</text:span><text:span text:style-name="T13"> </text:span><text:span text:style-name="T3">B</text:span><text:span text:style-name="T13">i</text:span><text:span text:style-name="T3">l</text:span><text:span text:style-name="T13">l</text:span><text:span text:style-name="T3">ing</text:span><text:span text:style-name="T16"> </text:span><text:span text:style-name="T3">Syst</text:span><text:span text:style-name="T2">em (IT</text:span><text:span text:style-name="T3">CBS)</text:span></text:p>
      <text:p text:style-name="P43">User’s Manual</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5"/>
      <text:p text:style-name="P47"><text:span text:style-name="T17">V</text:span><text:span text:style-name="T3">er</text:span><text:span text:style-name="T18">s</text:span><text:span text:style-name="T2">io</text:span><text:span text:style-name="T7">n</text:span><text:span text:style-name="T3">:</text:span><text:span text:style-name="T7">1.0<text:tab/><text:tab/></text:span><text:span text:style-name="T2">D</text:span><text:span text:style-name="T3">a</text:span><text:span text:style-name="T18">t</text:span><text:span text:style-name="T3">e: </text:span><text:span text:style-name="T2">03/13/2015</text:span></text:p>
      <text:p text:style-name="P173"><text:soft-page-break/>TABLE OF CONTENTS</text:p>
      <text:p text:style-name="P165"/>
      <text:p text:style-name="P172">1. <text:span text:style-name="T347">GENERAL INFORMATION</text:span></text:p>
      <text:p text:style-name="P166"><text:span text:style-name="T323"><text:tab/>1</text:span><text:span text:style-name="T14">.</text:span><text:span text:style-name="T323">1</text:span><text:span text:style-name="T325"> </text:span><text:span text:style-name="T329">System Overview</text:span><text:span text:style-name="T323"> -----------------------------------------------------------------------------</text:span></text:p>
      <text:p text:style-name="P166"><text:span text:style-name="T323"><text:tab/>1</text:span><text:span text:style-name="T14">.</text:span><text:span text:style-name="T323">2</text:span><text:span text:style-name="T325"> </text:span><text:span text:style-name="T326">Organization of the Manual</text:span><text:span text:style-name="T323"> ---------------------------------------------------------------</text:span></text:p>
      <text:p text:style-name="P176"><text:tab/></text:p>
      <text:p text:style-name="P172"><text:span text:style-name="T323">2. </text:span><text:span text:style-name="T318"><text:s/></text:span><text:span text:style-name="T319">SYSTEM SUMMARY</text:span></text:p>
      <text:p text:style-name="P167"><text:span text:style-name="T343"><text:tab/>2</text:span><text:span text:style-name="T15">.</text:span><text:span text:style-name="T343">1</text:span><text:span text:style-name="T327"> </text:span><text:span text:style-name="T328">System Configuration</text:span><text:span text:style-name="T331"> --------------------------------------------------------</text:span></text:p>
      <text:p text:style-name="P166"><text:span text:style-name="T343"><text:tab/>2</text:span><text:span text:style-name="T15">.</text:span><text:span text:style-name="T343">2</text:span><text:span text:style-name="T327"> </text:span><text:span text:style-name="T328">User Access Levels</text:span><text:span text:style-name="T330"> --------------------------------------------------------</text:span></text:p>
      <text:p text:style-name="P167"><text:tab/>2<text:span text:style-name="T12">.</text:span>3<text:span text:style-name="T324"> </text:span><text:span text:style-name="T342">Contingencies</text:span><text:span text:style-name="T330"> --------------------------------------------------------</text:span></text:p>
      <text:p text:style-name="P171"/>
      <text:p text:style-name="P172"><text:span text:style-name="T344">3. </text:span><text:span text:style-name="T320"><text:s/></text:span><text:span text:style-name="T321">GETTING STARTED</text:span></text:p>
      <text:p text:style-name="P167"><text:tab/>3.1 <text:span text:style-name="T347">Installation &amp; Logging In </text:span><text:span text:style-name="T331">--------------------------------------------------------</text:span></text:p>
      <text:p text:style-name="P178"><text:tab/><text:span text:style-name="T347">3.2 Client Menu </text:span><text:span text:style-name="T331">--------------------------------------------------------</text:span></text:p>
      <text:p text:style-name="P185"><text:span text:style-name="T331"><text:tab/><text:tab/>3.2.1 </text:span><text:span text:style-name="T338">Home</text:span><text:span text:style-name="T331"> Tab --------------------------------------------------------</text:span></text:p>
      <text:p text:style-name="P185"><text:span text:style-name="T331"><text:tab/><text:tab/>3.</text:span><text:span text:style-name="T332">2</text:span><text:span text:style-name="T331">.2 </text:span><text:span text:style-name="T338">Anouncement</text:span><text:span text:style-name="T331"> Tab --------------------------------------------------------</text:span></text:p>
      <text:p text:style-name="P189"><text:span text:style-name="T331"><text:tab/><text:tab/>3.</text:span><text:span text:style-name="T341">2</text:span><text:span text:style-name="T331">.</text:span><text:span text:style-name="T341">3</text:span><text:span text:style-name="T331"> </text:span><text:span text:style-name="T339">Notifications</text:span><text:span text:style-name="T331"> Tab --------------------------------------------------------</text:span></text:p>
      <text:p text:style-name="P190"><text:tab/><text:tab/>3.2.<text:span text:style-name="T360">4</text:span> <text:span text:style-name="T352">My </text:span>Job Request Tab --------------------------------------------------------</text:p>
      <text:p text:style-name="P184"><text:span text:style-name="T331"><text:tab/><text:tab/>3.</text:span><text:span text:style-name="T332">2</text:span><text:span text:style-name="T331">.</text:span><text:span text:style-name="T341">5</text:span><text:span text:style-name="T331"> </text:span><text:span text:style-name="T338">Generate Bill</text:span><text:span text:style-name="T331">Tab --------------------------------------------------------</text:span></text:p>
      <text:p text:style-name="P185"><text:span text:style-name="T331"><text:tab/><text:tab/>3.2.</text:span><text:span text:style-name="T341">6</text:span><text:span text:style-name="T331"> </text:span><text:span text:style-name="T338">My Account Tab</text:span><text:span text:style-name="T331"> Tab --------------------------------------------------------</text:span></text:p>
      <text:p text:style-name="P186"><text:span text:style-name="T331"><text:tab/></text:span><text:span text:style-name="T332">3.3 Technician Menu --------------------------------------------------------</text:span></text:p>
      <text:p text:style-name="P194"><text:span text:style-name="T331"><text:tab/><text:tab/>3.</text:span><text:span text:style-name="T339">3</text:span><text:span text:style-name="T331">.1 </text:span><text:span text:style-name="T338">Home</text:span><text:span text:style-name="T331"> Tab --------------------------------------------------------</text:span></text:p>
      <text:p text:style-name="P187"><text:span text:style-name="T331"><text:tab/><text:tab/>3.</text:span><text:span text:style-name="T339">3</text:span><text:span text:style-name="T331">.2 </text:span><text:span text:style-name="T338">Anouncement</text:span><text:span text:style-name="T331"> Tab --------------------------------------------------------</text:span></text:p>
      <text:p text:style-name="P187"><text:span text:style-name="T331"><text:tab/><text:tab/>3.</text:span><text:span text:style-name="T339">3</text:span><text:span text:style-name="T331">.</text:span><text:span text:style-name="T339">3</text:span><text:span text:style-name="T331"> </text:span><text:span text:style-name="T339">Notifications</text:span><text:span text:style-name="T331"> Tab --------------------------------------------------------</text:span></text:p>
      <text:p text:style-name="P192"><text:tab/><text:tab/>3.3.<text:span text:style-name="T358">4</text:span> Job Request Tab --------------------------------------------------------</text:p>
      <text:p text:style-name="P192"><text:tab/><text:tab/>3.3.<text:span text:style-name="T358">5</text:span> View Schedule Tab --------------------------------------------------------</text:p>
      <text:p text:style-name="P192"><text:tab/><text:tab/>3.3.<text:span text:style-name="T358">6</text:span> Manage Application Tab --------------------------------------------------------</text:p>
      <text:p text:style-name="P192"><text:tab/><text:tab/>3.3.<text:span text:style-name="T358">7</text:span> My Account Tab --------------------------------------------------------</text:p>
      <text:p text:style-name="P192"><text:tab/>3.4 Administrator Menu --------------------------------------------------------</text:p>
      <text:p text:style-name="P193"><text:tab/><text:tab/><text:span text:style-name="T347">3.4.1 Home Tab --------------------------------------------------------</text:span></text:p>
      <text:p text:style-name="P188"><text:span text:style-name="T331"><text:tab/><text:tab/>3.</text:span><text:span text:style-name="T340">4</text:span><text:span text:style-name="T331">.2 </text:span><text:span text:style-name="T338">Anouncement</text:span><text:span text:style-name="T331"> Tab --------------------------------------------------------</text:span></text:p>
      <text:p text:style-name="P188"><text:span text:style-name="T331"><text:tab/><text:tab/>3.</text:span><text:span text:style-name="T340">4</text:span><text:span text:style-name="T331">.</text:span><text:span text:style-name="T339">3</text:span><text:span text:style-name="T331"> </text:span><text:span text:style-name="T339">Notifications</text:span><text:span text:style-name="T331"> Tab --------------------------------------------------------</text:span></text:p>
      <text:p text:style-name="P193"><text:tab/><text:tab/>3.<text:span text:style-name="T359">4</text:span>.<text:span text:style-name="T358">4</text:span> Job Request Tab --------------------------------------------------------</text:p>
      <text:p text:style-name="P193"><text:tab/><text:tab/>3.<text:span text:style-name="T359">4</text:span>.<text:span text:style-name="T358">5</text:span> View Schedule Tab --------------------------------------------------------</text:p>
      <text:p text:style-name="P193"><text:tab/><text:tab/>3.<text:span text:style-name="T359">4</text:span>.<text:span text:style-name="T358">6</text:span> Manage Application Tab --------------------------------------------------------</text:p>
      <text:p text:style-name="P193"><text:tab/><text:tab/>3.<text:span text:style-name="T359">4</text:span>.<text:span text:style-name="T358">7</text:span> My Account Tab --------------------------------------------------------</text:p>
      <text:p text:style-name="P192"><text:tab/>3.5 Super Administrator Menu --------------------------------------------------------</text:p>
      <text:p text:style-name="P193"><text:tab/><text:tab/><text:span text:style-name="T347">3.5.1 Home Tab --------------------------------------------------------</text:span></text:p>
      <text:p text:style-name="P188"><text:span text:style-name="T331"><text:tab/><text:tab/>3.</text:span><text:span text:style-name="T340">5</text:span><text:span text:style-name="T331">.2 </text:span><text:span text:style-name="T338">Anouncement</text:span><text:span text:style-name="T331"> Tab --------------------------------------------------------</text:span></text:p>
      <text:p text:style-name="P188"><text:span text:style-name="T331"><text:tab/><text:tab/>3.</text:span><text:span text:style-name="T340">5</text:span><text:span text:style-name="T331">.</text:span><text:span text:style-name="T339">3</text:span><text:span text:style-name="T331"> </text:span><text:span text:style-name="T339">Notifications</text:span><text:span text:style-name="T331"> Tab --------------------------------------------------------</text:span></text:p>
      <text:p text:style-name="P193"><text:tab/><text:tab/>3.<text:span text:style-name="T359">5</text:span>.<text:span text:style-name="T358">4</text:span> Job Request Tab --------------------------------------------------------</text:p>
      <text:p text:style-name="P193"><text:tab/><text:tab/>3.<text:span text:style-name="T359">5</text:span>.<text:span text:style-name="T358">5</text:span> View Schedule Tab --------------------------------------------------------</text:p>
      <text:p text:style-name="P193"><text:tab/><text:tab/>3.<text:span text:style-name="T359">5</text:span>.<text:span text:style-name="T358">6</text:span> Manage Application Tab --------------------------------------------------------</text:p>
      <text:p text:style-name="P193"><text:tab/><text:tab/>3.<text:span text:style-name="T359">5</text:span>.<text:span text:style-name="T358">7</text:span> My Account Tab --------------------------------------------------------</text:p>
      <text:p text:style-name="P179"><text:span text:style-name="T332"><text:tab/>3.5 </text:span><text:span text:style-name="T333">Exit System</text:span><text:span text:style-name="T332"> --------------------------------------------------------</text:span></text:p>
      <text:p text:style-name="P174"><text:span text:style-name="T345">4</text:span><text:span text:style-name="T344">. </text:span><text:span text:style-name="T320"><text:s/></text:span><text:span text:style-name="T322">USING THE SYSTEM</text:span></text:p>
      <text:p text:style-name="P168"><text:tab/><text:span text:style-name="T348">4</text:span>.1 <text:span text:style-name="T348">Job Request Functionality </text:span><text:span text:style-name="T331">--------------------------------------------------------</text:span></text:p>
      <text:p text:style-name="P168"><text:span text:style-name="T331"><text:tab/><text:tab/></text:span><text:span text:style-name="T334">4.1</text:span><text:span text:style-name="T332">.1 </text:span><text:span text:style-name="T335">File a Job Request</text:span><text:span text:style-name="T332"> --------------------------------------------------------</text:span></text:p>
      <text:p text:style-name="P180"><text:span text:style-name="T332"><text:tab/><text:tab/></text:span><text:span text:style-name="T334">4.1</text:span><text:span text:style-name="T332">.2 </text:span><text:span text:style-name="T335">View List of job Request</text:span><text:span text:style-name="T332"> --------------------------------------------------------</text:span></text:p>
      <text:p text:style-name="P180"><text:soft-page-break/><text:span text:style-name="T332"><text:tab/><text:tab/><text:tab/></text:span><text:span text:style-name="T334">4.1</text:span><text:span text:style-name="T332">.</text:span><text:span text:style-name="T335">2.a</text:span><text:span text:style-name="T332"> </text:span><text:span text:style-name="T335">Edit job Description</text:span><text:span text:style-name="T332"> --------------------------------------------------------</text:span></text:p>
      <text:p text:style-name="P180"><text:span text:style-name="T332"><text:tab/><text:tab/><text:tab/></text:span><text:span text:style-name="T334">4.1</text:span><text:span text:style-name="T332">.</text:span><text:span text:style-name="T335">2.b</text:span><text:span text:style-name="T332"> </text:span><text:span text:style-name="T335">Cancel Job Request</text:span><text:span text:style-name="T332"> --------------------------------------------------------</text:span></text:p>
      <text:p text:style-name="P181"><text:span text:style-name="T332"><text:tab/><text:tab/><text:tab/></text:span><text:span text:style-name="T334">4.1</text:span><text:span text:style-name="T332">.</text:span><text:span text:style-name="T335">2.c</text:span><text:span text:style-name="T332"> </text:span><text:span text:style-name="T335">Schedule Job Request</text:span><text:span text:style-name="T332"> <text:s/>--------------------------------------------------------</text:span></text:p>
      <text:p text:style-name="P169"><text:span text:style-name="T332"><text:tab/><text:tab/><text:tab/></text:span><text:span text:style-name="T334">4.1 </text:span><text:span text:style-name="T335">2.d</text:span><text:span text:style-name="T332"> </text:span><text:span text:style-name="T335">View Job Request</text:span><text:span text:style-name="T332"> <text:s/>--------------------------------------------------------</text:span></text:p>
      <text:p text:style-name="P170"><text:span text:style-name="T332"><text:tab/><text:tab/><text:tab/></text:span><text:span text:style-name="T334">4.1 </text:span><text:span text:style-name="T335">2.d</text:span><text:span text:style-name="T332"> </text:span><text:span text:style-name="T336">Search</text:span><text:span text:style-name="T335"> Job Request</text:span><text:span text:style-name="T332"> <text:s/>--------------------------------------------------------</text:span></text:p>
      <text:p text:style-name="P177"><text:tab/><text:span text:style-name="T348">4.2 View Schedule Functionality</text:span><text:span text:style-name="T331">--------------------------------------------------------</text:span></text:p>
      <text:p text:style-name="P182"><text:span text:style-name="T331"><text:tab/></text:span><text:span text:style-name="T334">4.</text:span><text:span text:style-name="T336">3</text:span><text:span text:style-name="T334"> </text:span><text:span text:style-name="T336">Generate Bill</text:span><text:span text:style-name="T334"> Functionality</text:span><text:span text:style-name="T331">--------------------------------------------------------</text:span></text:p>
      <text:p text:style-name="P180"><text:span text:style-name="T331"><text:tab/><text:tab/>3.2.1 </text:span><text:span text:style-name="T336">Generate Bill </text:span><text:span text:style-name="T331">--------------------------------------------------------</text:span></text:p>
      <text:p text:style-name="P180"><text:span text:style-name="T331"><text:tab/><text:tab/>3.</text:span><text:span text:style-name="T332">2</text:span><text:span text:style-name="T331">.2 </text:span><text:span text:style-name="T336">Generate Job </text:span><text:span text:style-name="T337">R</text:span><text:span text:style-name="T336">equest Form </text:span><text:span text:style-name="T331">--------------------------------------------------------</text:span></text:p>
      <text:p text:style-name="P182"><text:span text:style-name="T331"><text:tab/></text:span><text:span text:style-name="T334">4.</text:span><text:span text:style-name="T336">4</text:span><text:span text:style-name="T334"> </text:span><text:span text:style-name="T336">Generate Bill</text:span><text:span text:style-name="T334"> Functionality</text:span><text:span text:style-name="T331">--------------------------------------------------------</text:span></text:p>
      <text:p text:style-name="P182"><text:span text:style-name="T331"><text:tab/><text:tab/></text:span><text:span text:style-name="T334">4.</text:span><text:span text:style-name="T336">4</text:span><text:span text:style-name="T331">.1 </text:span><text:span text:style-name="T336">User Logs </text:span><text:span text:style-name="T331">--------------------------------------------------------</text:span></text:p>
      <text:p text:style-name="P182"><text:span text:style-name="T331"><text:tab/><text:tab/></text:span><text:span text:style-name="T334">4.</text:span><text:span text:style-name="T336">4</text:span><text:span text:style-name="T331">.2 </text:span><text:span text:style-name="T336">Manage Accounts </text:span><text:span text:style-name="T331">--------------------------------------------------------</text:span></text:p>
      <text:p text:style-name="P182"><text:span text:style-name="T331"><text:tab/><text:tab/></text:span><text:span text:style-name="T334">4.</text:span><text:span text:style-name="T336">4</text:span><text:span text:style-name="T331">.</text:span><text:span text:style-name="T336">3</text:span><text:span text:style-name="T331"> </text:span><text:span text:style-name="T336">Manage Work </text:span><text:span text:style-name="T331">--------------------------------------------------------</text:span></text:p>
      <text:p text:style-name="P182"><text:span text:style-name="T331"><text:tab/><text:tab/></text:span><text:span text:style-name="T334">4.</text:span><text:span text:style-name="T336">4</text:span><text:span text:style-name="T331">.</text:span><text:span text:style-name="T336">4</text:span><text:span text:style-name="T331"> </text:span><text:span text:style-name="T336">Manage Material </text:span><text:span text:style-name="T331">--------------------------------------------------------</text:span></text:p>
      <text:p text:style-name="P182"><text:span text:style-name="T331"><text:tab/><text:tab/></text:span><text:span text:style-name="T334">4.</text:span><text:span text:style-name="T336">4</text:span><text:span text:style-name="T331">.</text:span><text:span text:style-name="T336">5</text:span><text:span text:style-name="T331"> </text:span><text:span text:style-name="T336">Generate Report </text:span><text:span text:style-name="T331">--------------------------------------------------------</text:span></text:p>
      <text:p text:style-name="P183"><text:span text:style-name="T331"><text:tab/></text:span><text:span text:style-name="T334">4.</text:span><text:span text:style-name="T337">5</text:span><text:span text:style-name="T334"> </text:span><text:span text:style-name="T337">My Account </text:span><text:span text:style-name="T334">Functionality</text:span><text:span text:style-name="T331">--------------------------------------------------------</text:span></text:p>
      <text:p text:style-name="P183"><text:span text:style-name="T331"><text:tab/><text:tab/></text:span><text:span text:style-name="T334">4.</text:span><text:span text:style-name="T337">5</text:span><text:span text:style-name="T331">.1 </text:span><text:span text:style-name="T337">Update Profile </text:span><text:span text:style-name="T331">--------------------------------------------------------</text:span></text:p>
      <text:p text:style-name="P183"><text:span text:style-name="T331"><text:tab/><text:tab/></text:span><text:span text:style-name="T334">4.</text:span><text:span text:style-name="T337">5</text:span><text:span text:style-name="T331">.2 </text:span><text:span text:style-name="T337">Change Passowrd</text:span><text:span text:style-name="T336"> </text:span><text:span text:style-name="T331">--------------------------------------------------------</text:span></text:p>
      <text:p text:style-name="P191"><text:tab/></text:p>
      <text:p text:style-name="P175"/>
      <text:p text:style-name="P175"/>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8"/>
      <text:p text:style-name="P48"/>
      <text:list xml:id="list6970039439461688132" text:style-name="WWNum1">
        <text:list-item>
          <text:h text:style-name="P220" text:outline-level="1">GENERAL INFORMATION</text:h>
        </text:list-item>
      </text:list>
      <text:list xml:id="list4613589804081857234" text:style-name="WWNum2">
        <text:list-item>
          <text:list>
            <text:list-header>
              <text:h text:style-name="P210" text:outline-level="2"><text:bookmark-start text:name="_Toc414003821"/><text:span text:style-name="T20">1</text:span><text:bookmark-end text:name="_Toc414003821"/><text:span text:style-name="T20">.1 <text:tab/></text:span><text:span text:style-name="T19">System Overview</text:span></text:h>
            </text:list-header>
          </text:list>
        </text:list-item>
      </text:list>
      <text:p text:style-name="P29"/>
      <text:p text:style-name="P3"><text:span text:style-name="T204">T</text:span><text:span text:style-name="T205">h</text:span><text:span text:style-name="T206">e</text:span><text:span text:style-name="T265"> </text:span><text:span text:style-name="T266">I</text:span><text:span text:style-name="T204">T</text:span><text:span text:style-name="T206">C</text:span><text:span text:style-name="T267"> </text:span><text:span text:style-name="T268">B</text:span><text:span text:style-name="T269">il</text:span><text:span text:style-name="T270">li</text:span><text:span text:style-name="T268">n</text:span><text:span text:style-name="T206">g </text:span><text:span text:style-name="T204">S</text:span><text:span text:style-name="T268">y</text:span><text:span text:style-name="T206">s</text:span><text:span text:style-name="T204">t</text:span><text:span text:style-name="T271">e</text:span><text:span text:style-name="T206">m</text:span><text:span text:style-name="T272"> </text:span><text:span text:style-name="T206">(I</text:span><text:span text:style-name="T273">T</text:span><text:span text:style-name="T206">CBS)</text:span><text:span text:style-name="T267"> </text:span><text:span text:style-name="T269">i</text:span><text:span text:style-name="T206">n</text:span><text:span text:style-name="T271">t</text:span><text:span text:style-name="T206">egra</text:span><text:span text:style-name="T273">t</text:span><text:span text:style-name="T206">es</text:span><text:span text:style-name="T267"> </text:span><text:span text:style-name="T204">t</text:span><text:span text:style-name="T206">he</text:span><text:span text:style-name="T265"> </text:span><text:span text:style-name="T268">b</text:span><text:span text:style-name="T269">i</text:span><text:span text:style-name="T270">lli</text:span><text:span text:style-name="T268">n</text:span><text:span text:style-name="T206">g </text:span><text:span text:style-name="T271">s</text:span><text:span text:style-name="T205">y</text:span><text:span text:style-name="T204">st</text:span><text:span text:style-name="T269">e</text:span><text:span text:style-name="T206">m</text:span><text:span text:style-name="T272"> </text:span><text:span text:style-name="T206">f</text:span><text:span text:style-name="T205">o</text:span><text:span text:style-name="T206">r</text:span><text:span text:style-name="T267"> </text:span><text:span text:style-name="T204">U</text:span><text:span text:style-name="T206">P</text:span><text:span text:style-name="T271">L</text:span><text:span text:style-name="T206">B</text:span><text:span text:style-name="T274"> </text:span><text:span text:style-name="T206">I</text:span><text:span text:style-name="T204">T</text:span><text:span text:style-name="T206">C</text:span><text:span text:style-name="T275">’</text:span><text:span text:style-name="T206">s </text:span><text:span text:style-name="T271">S</text:span><text:span text:style-name="T205">y</text:span><text:span text:style-name="T206">s</text:span><text:span text:style-name="T204">t</text:span><text:span text:style-name="T269">e</text:span><text:span text:style-name="T206">m</text:span><text:span text:style-name="T276"> </text:span><text:span text:style-name="T204">A</text:span><text:span text:style-name="T268">d</text:span><text:span text:style-name="T269">m</text:span><text:span text:style-name="T270">i</text:span><text:span text:style-name="T277">n</text:span><text:span text:style-name="T269">i</text:span><text:span text:style-name="T204">s</text:span><text:span text:style-name="T271">t</text:span><text:span text:style-name="T206">ra</text:span><text:span text:style-name="T271">t</text:span><text:span text:style-name="T204">i</text:span><text:span text:style-name="T206">on, </text:span><text:span text:style-name="T204">N</text:span><text:span text:style-name="T273">e</text:span><text:span text:style-name="T204">t</text:span><text:span text:style-name="T266">wo</text:span><text:span text:style-name="T206">rk</text:span><text:span text:style-name="T278"> </text:span><text:span text:style-name="T204">A</text:span><text:span text:style-name="T268">d</text:span><text:span text:style-name="T269">m</text:span><text:span text:style-name="T270">i</text:span><text:span text:style-name="T268">n</text:span><text:span text:style-name="T270">i</text:span><text:span text:style-name="T204">st</text:span><text:span text:style-name="T205">r</text:span><text:span text:style-name="T273">a</text:span><text:span text:style-name="T271">t</text:span><text:span text:style-name="T204">i</text:span><text:span text:style-name="T205">o</text:span><text:span text:style-name="T206">n </text:span><text:span text:style-name="T271">a</text:span><text:span text:style-name="T205">n</text:span><text:span text:style-name="T206">d</text:span><text:span text:style-name="T279"> </text:span><text:span text:style-name="T280">T</text:span><text:span text:style-name="T206">ec</text:span><text:span text:style-name="T205">h</text:span><text:span text:style-name="T268">n</text:span><text:span text:style-name="T269">i</text:span><text:span text:style-name="T271">c</text:span><text:span text:style-name="T269">a</text:span><text:span text:style-name="T206">l</text:span><text:span text:style-name="T278"> </text:span><text:span text:style-name="T206">Supp</text:span><text:span text:style-name="T266">or</text:span><text:span text:style-name="T206">t</text:span><text:span text:style-name="T281"> </text:span><text:span text:style-name="T206">s</text:span><text:span text:style-name="T271">e</text:span><text:span text:style-name="T273">c</text:span><text:span text:style-name="T271">t</text:span><text:span text:style-name="T204">i</text:span><text:span text:style-name="T205">on</text:span><text:span text:style-name="T206">s. </text:span><text:span text:style-name="T266"><text:s/></text:span><text:span text:style-name="T206">It </text:span><text:span text:style-name="T271">c</text:span><text:span text:style-name="T273">a</text:span><text:span text:style-name="T204">t</text:span><text:span text:style-name="T273">e</text:span><text:span text:style-name="T206">rs</text:span><text:span text:style-name="T282"> </text:span><text:span text:style-name="T273">t</text:span><text:span text:style-name="T206">o</text:span><text:span text:style-name="T281"> </text:span><text:span text:style-name="T204">t</text:span><text:span text:style-name="T206">he</text:span><text:span text:style-name="T283"> </text:span><text:span text:style-name="T205">n</text:span><text:span text:style-name="T271">e</text:span><text:span text:style-name="T206">ed of </text:span><text:span text:style-name="T204">t</text:span><text:span text:style-name="T206">he</text:span><text:span text:style-name="T283"> </text:span><text:span text:style-name="T206">I</text:span><text:span text:style-name="T204">T</text:span><text:span text:style-name="T206">C</text:span><text:span text:style-name="T283"> </text:span><text:span text:style-name="T273">t</text:span><text:span text:style-name="T206">e</text:span><text:span text:style-name="T271">a</text:span><text:span text:style-name="T206">m</text:span><text:span text:style-name="T205"> of</text:span><text:span text:style-name="T271"> </text:span><text:span text:style-name="T206">a</text:span><text:span text:style-name="T273"> </text:span><text:span text:style-name="T206">c</text:span><text:span text:style-name="T205">o</text:span><text:span text:style-name="T271">mm</text:span><text:span text:style-name="T205">o</text:span><text:span text:style-name="T206">n</text:span><text:span text:style-name="T205"> </text:span><text:span text:style-name="T271">s</text:span><text:span text:style-name="T205">y</text:span><text:span text:style-name="T204">st</text:span><text:span text:style-name="T269">e</text:span><text:span text:style-name="T206">m</text:span><text:span text:style-name="T269"> i</text:span><text:span text:style-name="T206">n</text:span><text:span text:style-name="T277"> </text:span><text:span text:style-name="T269">m</text:span><text:span text:style-name="T271">a</text:span><text:span text:style-name="T205">n</text:span><text:span text:style-name="T271">a</text:span><text:span text:style-name="T268">g</text:span><text:span text:style-name="T269">i</text:span><text:span text:style-name="T268">n</text:span><text:span text:style-name="T206">g</text:span><text:span text:style-name="T268"> </text:span><text:span text:style-name="T204">j</text:span><text:span text:style-name="T205">o</text:span><text:span text:style-name="T206">b</text:span><text:span text:style-name="T268"> </text:span><text:span text:style-name="T206">reques</text:span><text:span text:style-name="T204">t</text:span><text:span text:style-name="T206">s. The system uses CodeIgniter framework </text:span><text:span text:style-name="T207">and MariaDB</text:span><text:span text:style-name="T206"> for faster job transactions and record management. The system provides an online version of the job request f</text:span><text:span text:style-name="T207">or</text:span><text:span text:style-name="T206">m and saves the input data to a database that can be manipulated using the system. The main functionalities are already operational and ready for deployment but the system is still under further development. The ITCBS is accessible via the internet and is hosted via a local server.<text:tab/></text:span></text:p>
      <text:list xml:id="list130838452663632" text:continue-numbering="true" text:style-name="WWNum2">
        <text:list-item>
          <text:list>
            <text:list-header>
              <text:h text:style-name="P211" text:outline-level="2"><text:span text:style-name="T21">1.2</text:span><text:bookmark-start text:name="_Toc414003822"/><text:span text:style-name="T19"> </text:span><text:bookmark-end text:name="_Toc414003822"/><text:span text:style-name="T19">Organization of the Manual</text:span></text:h>
            </text:list-header>
          </text:list>
        </text:list-item>
      </text:list>
      <text:p text:style-name="P29"/>
      <text:p text:style-name="P4">The user’s manual consists of <text:span text:style-name="T302">four</text:span> sections: General Information, System Summary, Getting Started and Using the System.</text:p>
      <text:p text:style-name="P5">General Information section explains in general terms the system and the purpose for which it is intended.</text:p>
      <text:p text:style-name="P5">System Summary section provides a general overview of the system. The summary outlines the uses of the system’s hardware and software requirements, system’s configuration, user access levels and system’s behavior in case of any contingencies.</text:p>
      <text:p text:style-name="P5">Getting Started section explains how to get ITCBS and install it on the device. The section presents briefly the system menu.</text:p>
      <text:p text:style-name="P5">Using the System section provides a detailed description of system functionalities.</text:p>
      <text:p text:style-name="P50"><text:soft-page-break/></text:p>
      <text:list xml:id="list130838659129808" text:continue-list="list6970039439461688132" text:style-name="WWNum1">
        <text:list-item>
          <text:h text:style-name="P222" text:outline-level="1"><text:bookmark text:name="_Toc414003823"/>SYSTEM SUMMARY</text:h>
          <text:list>
            <text:list-header>
              <text:h text:style-name="P213" text:outline-level="2"><text:span text:style-name="T20">2.1</text:span><text:bookmark-start text:name="_Toc414003824"/><text:span text:style-name="T20"> </text:span><text:bookmark-end text:name="_Toc414003824"/><text:span text:style-name="T19">System Configuration</text:span></text:h>
            </text:list-header>
          </text:list>
        </text:list-item>
      </text:list>
      <text:p text:style-name="P29"/>
      <text:p text:style-name="P6">ITCBS operates on any computer that is connected to the internet. The system is hosted using the local server used by the ITC and is best viewed using Mozilla Firefox or Google Chrome browsers. Data entered by the user are saved in a database when the device used is connected to the Internet. After proper setup of the system on the local server, the system can be accessed anytime by the user.</text:p>
      <text:list xml:id="list130837009417659" text:continue-numbering="true" text:style-name="WWNum1">
        <text:list-item>
          <text:list>
            <text:list-header>
              <text:h text:style-name="P214" text:outline-level="2"><text:span text:style-name="T20">2.2</text:span><text:bookmark-start text:name="_Toc414003825"/><text:span text:style-name="T19"> </text:span><text:bookmark-end text:name="_Toc414003825"/><text:span text:style-name="T19">User Access Levels</text:span></text:h>
            </text:list-header>
          </text:list>
        </text:list-item>
      </text:list>
      <text:p text:style-name="P7">The ITCBS is specifically developed for exclusive use of the ITC, thus only ITC employees will have a full access of the system using their specified accounts. However, their registered clients can also use the system using their own accounts but with limited access. There are four types of users: the Super Administrator, the Administrator, the Technician and the Client. The system functionalities are limited according the type of user logged in. Creation of specific user accounts is taken into consideration in the design of the ITCBS. </text:p>
      <text:p text:style-name="P11"><text:span text:style-name="T206">The Client can only file and view his job requests. He can also edit the </text:span><text:span text:style-name="T208">descriptiom</text:span><text:span text:style-name="T206"> of his job request and cancel his job requests. <text:s/>The Technician can file job requests in behalf of the clients, view all job requests and </text:span><text:span text:style-name="T208">schedule</text:span><text:span text:style-name="T206"> job requests. He can also </text:span><text:span text:style-name="T209">view the scheduled job requests, </text:span><text:span text:style-name="T208">view each </text:span><text:span text:style-name="T210">j</text:span><text:span text:style-name="T208">ob </text:span><text:span text:style-name="T210">r</text:span><text:span text:style-name="T208">equest </text:span><text:span text:style-name="T209">in details</text:span><text:span text:style-name="T208">,</text:span><text:span text:style-name="T206"> edit the job request </text:span><text:span text:style-name="T208">description and</text:span><text:span text:style-name="T206"> cancel job requests. Technicians can also add another Technician account and Client Account. The Administrator can file job requests in behalf of the clients, view all job requests and </text:span><text:span text:style-name="T208">schedule</text:span><text:span text:style-name="T206"> job requests. He can also </text:span><text:span text:style-name="T209">view the scheduled job requests, </text:span><text:span text:style-name="T206">edit the job request </text:span><text:span text:style-name="T208">description </text:span><text:span text:style-name="T209">and</text:span><text:span text:style-name="T208"> </text:span><text:span text:style-name="T206">cancel job requests. Administrators can also add another Administrator account, Technician account and Client Account. The Super Administrator has the fullest access among the User Types. The Super </text:span><text:soft-page-break/><text:span text:style-name="T206">Administrator can file job requests in behalf of the clients and view all job requests. He can also </text:span><text:span text:style-name="T211">view the scheduled job requests</text:span><text:span text:style-name="T206">, </text:span><text:span text:style-name="T208">view each </text:span><text:span text:style-name="T210">j</text:span><text:span text:style-name="T208">ob </text:span><text:span text:style-name="T210">r</text:span><text:span text:style-name="T208">equest </text:span><text:span text:style-name="T209">in details, </text:span><text:span text:style-name="T206">edit the job request </text:span><text:span text:style-name="T208">description</text:span><text:span text:style-name="T206"> and cancel job requests. Super Administrators can also add another Super Administrator account, Administrator account, Technician account and Client Account. He is also the only User who can generate reports of the job requests.</text:span></text:p>
      <text:list xml:id="list130837077599436" text:continue-numbering="true" text:style-name="WWNum1">
        <text:list-item>
          <text:list>
            <text:list-header>
              <text:h text:style-name="P215" text:outline-level="2"><text:span text:style-name="T20">2.3<text:tab/></text:span><text:bookmark-start text:name="_Toc414003826"/><text:span text:style-name="T19"> </text:span><text:bookmark-end text:name="_Toc414003826"/><text:span text:style-name="T19">Contingencies</text:span></text:h>
            </text:list-header>
          </text:list>
        </text:list-item>
        <text:list-item>
          <text:h text:style-name="P220" text:outline-level="1"><text:bookmark text:name="_Toc414003827"/>GETTING STARTED</text:h>
          <text:list>
            <text:list-header>
              <text:h text:style-name="P214" text:outline-level="2"><text:span text:style-name="T21">3.1</text:span><text:bookmark-start text:name="_Toc414003828"/><text:span text:style-name="T19"> </text:span><text:bookmark-end text:name="_Toc414003828"/><text:span text:style-name="T19">Installation and Logging In</text:span></text:h>
            </text:list-header>
          </text:list>
        </text:list-item>
      </text:list>
      <text:p text:style-name="P11"><text:span text:style-name="T206">A copy of the system may be pulled from: <text:s/></text:span><text:span text:style-name="T284">https://github.com/adtcruz/CMSC198</text:span><text:span text:style-name="T206">. Upon proper setup on the local server, the system may be accessed anytime as long as the device is connected to the Internet or the local server. When logging in, </text:span><text:span text:style-name="T212">the </text:span><text:span text:style-name="T206">username and password </text:span><text:span text:style-name="T212">will be</text:span><text:span text:style-name="T206"> asked from the User </text:span><text:span text:style-name="T259">(Figure 1)</text:span><text:span text:style-name="T206">. <text:s text:c="2"/></text:span></text:p>
      <text:p text:style-name="P144"><draw:frame draw:style-name="fr3" draw:name="Image1" text:anchor-type="paragraph" svg:width="16.589cm" svg:height="8.791cm" draw:z-index="2"><draw:image xlink:href="Pictures/100000000000055600000300A68223496DA7FB3A.png" xlink:type="simple" xlink:show="embed" xlink:actuate="onLoad"/></draw:frame>Figure 1. Login Page</text:p>
      <text:p text:style-name="P12"><text:bookmark text:name="_Toc414002535"/><text:bookmark text:name="_Toc414002425"/></text:p>
      <text:list xml:id="list130836997056921" text:continue-numbering="true" text:style-name="WWNum1">
        <text:list-item>
          <text:list>
            <text:list-header>
              <text:h text:style-name="P214" text:outline-level="2"><text:soft-page-break/><text:span text:style-name="T21">3.2</text:span><text:bookmark-start text:name="_Toc414003829"/><text:span text:style-name="T19"> </text:span><text:bookmark-end text:name="_Toc414003829"/><text:span text:style-name="T19">Client Menu</text:span></text:h>
            </text:list-header>
          </text:list>
        </text:list-item>
      </text:list>
      <text:p text:style-name="P8">Upon logging in as the Client, the menu for the client will show. The menu consists of <text:span text:style-name="T361">seven</text:span> tabs: the Home tab, <text:span text:style-name="T351">the Announcement Tab, the Notifications Tab, the My </text:span>Job Request tab, <text:span text:style-name="T351">the Generate Bill Tab, </text:span>the My Account <text:span text:style-name="T349">tab</text:span> and the Logout tab <text:span text:style-name="T350">(Figure 2)</text:span>. </text:p>
      <text:p text:style-name="P13"><draw:frame draw:style-name="fr4" draw:name="Image2" text:anchor-type="paragraph" svg:width="5.422cm" svg:height="10.493cm" draw:z-index="3"><draw:image xlink:href="Pictures/10000000000005560000030026775BC6616098FB.png" xlink:type="simple" xlink:show="embed" xlink:actuate="onLoad"/></draw:frame></text:p>
      <text:p text:style-name="P13"/>
      <text:list xml:id="list6260455384963046934" text:style-name="WWNum4">
        <text:list-item>
          <text:list>
            <text:list-header>
              <text:h text:style-name="P227" text:outline-level="3"/>
              <text:h text:style-name="P238" text:outline-level="3"/>
              <text:h text:style-name="P238" text:outline-level="3"/>
              <text:h text:style-name="P238" text:outline-level="3"/>
              <text:h text:style-name="P244" text:outline-level="3"/>
              <text:h text:style-name="P246" text:outline-level="3"/>
              <text:h text:style-name="P245" text:outline-level="3"><text:span text:style-name="T20">F</text:span><text:span text:style-name="T19">igure 2. Client’s Menu</text:span></text:h>
              <text:h text:style-name="P235" text:outline-level="3"><text:span text:style-name="T62">3.2.1 </text:span><text:span text:style-name="T84">Home</text:span><text:span text:style-name="T61"> Tab</text:span></text:h>
            </text:list-header>
          </text:list>
        </text:list-item>
      </text:list>
      <text:p text:style-name="P61"><text:span text:style-name="T89">T</text:span><text:span text:style-name="T61">he Home Page shows some Announcements, the Work Rate and the Latest Job Requests </text:span><text:span text:style-name="T92">(Figure 3)</text:span><text:span text:style-name="T61">.</text:span></text:p>
      <text:p text:style-name="P155"><draw:frame draw:style-name="fr5" draw:name="Image3" text:anchor-type="paragraph" svg:width="16.517cm" svg:height="8.969cm" draw:z-index="4"><draw:image/></draw:frame><text:soft-page-break/><text:span text:style-name="T178">Figure 3. </text:span><text:span text:style-name="T180">Client’s </text:span><text:span text:style-name="T178">Home Page</text:span></text:p>
      <text:list xml:id="list130838119182795" text:continue-numbering="true" text:style-name="WWNum4">
        <text:list-item>
          <text:list>
            <text:list-header>
              <text:h text:style-name="P225" text:outline-level="3"><text:span text:style-name="T62">3.2.</text:span><text:span text:style-name="T85">2</text:span><text:span text:style-name="T62"> </text:span><text:span text:style-name="T85">Announcement</text:span><text:span text:style-name="T61"> Tab</text:span></text:h>
            </text:list-header>
          </text:list>
        </text:list-item>
      </text:list>
      <text:p text:style-name="P66"><text:span text:style-name="T89">T</text:span><text:span text:style-name="T61">he Announcement Page shows the list of Announcements </text:span><text:span text:style-name="T93">(Figure 4)</text:span><text:span text:style-name="T61">.</text:span></text:p>
      <text:p text:style-name="P158"><draw:frame draw:style-name="fr6" draw:name="Image4" text:anchor-type="paragraph" svg:width="16.503cm" svg:height="8.892cm" draw:z-index="5"><draw:image xlink:href="Pictures/100000000000055600000300A04B8A79CAA04EF8.png" xlink:type="simple" xlink:show="embed" xlink:actuate="onLoad"/></draw:frame><text:span text:style-name="T19">Figure 4. </text:span><text:span text:style-name="T45">Client’s </text:span><text:span text:style-name="T19">Announcement Page</text:span></text:p>
      <text:list xml:id="list130837809547219" text:continue-numbering="true" text:style-name="WWNum4">
        <text:list-item>
          <text:list>
            <text:list-item>
              <text:list>
                <text:list-item>
                  <text:list>
                    <text:list-item>
                      <text:list>
                        <text:list-item>
                          <text:list>
                            <text:list-header>
                              <text:h text:style-name="P229" text:outline-level="3"><text:soft-page-break/><text:span text:style-name="T62">3.</text:span><text:span text:style-name="T91">3</text:span><text:span text:style-name="T62">.</text:span><text:span text:style-name="T88">3</text:span><text:span text:style-name="T62"> </text:span><text:span text:style-name="T88">Notifications</text:span><text:span text:style-name="T61"> Tab</text:span></text:h>
                            </text:list-header>
                          </text:list>
                        </text:list-item>
                      </text:list>
                    </text:list-item>
                  </text:list>
                </text:list-item>
              </text:list>
            </text:list-item>
          </text:list>
        </text:list-item>
      </text:list>
      <text:p text:style-name="P55"><text:span text:style-name="T89">There are two tabs in the Job Request page: </text:span><text:span text:style-name="T95">the New Notifications tab and the Notifications Read</text:span><text:span text:style-name="T89"> </text:span><text:span text:style-name="T94">(Figure 5)</text:span><text:span text:style-name="T89">. </text:span><text:span text:style-name="T95">The New Notifications Tab shows the new notifications. The Notifications Read tab shows the notifications the User already read.</text:span></text:p>
      <text:p text:style-name="P56"><draw:frame draw:style-name="fr7" draw:name="Image5" text:anchor-type="paragraph" svg:width="15.589cm" svg:height="8.373cm" draw:z-index="6"><draw:image xlink:href="Pictures/1000000000000556000003002C5C5B8C587516E9.png" xlink:type="simple" xlink:show="embed" xlink:actuate="onLoad"/></draw:frame><text:span text:style-name="T179">F</text:span><text:span text:style-name="T178">igure 5. </text:span><text:span text:style-name="T180">Client’s </text:span><text:span text:style-name="T178">Notifications Page</text:span></text:p>
      <text:list xml:id="list130838227079701" text:continue-numbering="true" text:style-name="WWNum4">
        <text:list-item>
          <text:list>
            <text:list-header>
              <text:h text:style-name="P230" text:outline-level="3"><text:span text:style-name="T62">3.2.</text:span><text:span text:style-name="T85">3</text:span><text:span text:style-name="T62"> </text:span><text:span text:style-name="T63">Job </text:span><text:span text:style-name="T61">Requests Tab</text:span></text:h>
            </text:list-header>
          </text:list>
        </text:list-item>
      </text:list>
      <text:p text:style-name="P74"><text:span text:style-name="T206">There are two tabs in the Job Request page: the File Job Request and View Job Request </text:span><text:span text:style-name="T263">(Figure 6)</text:span><text:span text:style-name="T206">. The File Job Request tab shows the online ve</text:span><text:span text:style-name="T262">(</text:span><text:span text:style-name="T206">rsion of the Job Request form. <text:s/>The View Job Request tab shows the list of the job requests that </text:span><text:span text:style-name="T213">the </text:span><text:span text:style-name="T206">Client filed, the details of the job requests and the actions that the Client can perform (Edit Job Description and Cancel Job Request). Each entry shows the job description, the Client who filed the job request, the start and finish date, the job status, the date the job request was filed, the person who filed the job request </text:span><text:span text:style-name="T214">(</text:span><text:span text:style-name="T206">if the Client was not the one who filed the job request</text:span><text:span text:style-name="T214">)</text:span><text:span text:style-name="T206"> and the </text:span><text:soft-page-break/><text:span text:style-name="T206">actions the client can perform. </text:span><text:span text:style-name="T215">The user can also view his Job Request</text:span><text:span text:style-name="T216">s</text:span><text:span text:style-name="T215"> according to its status. He can also search </text:span><text:span text:style-name="T217">the</text:span><text:span text:style-name="T215"> Job Request</text:span><text:span text:style-name="T216">s</text:span><text:span text:style-name="T215">.</text:span></text:p>
      <text:p text:style-name="P153"><draw:frame draw:style-name="fr8" draw:name="Image6" text:anchor-type="paragraph" svg:width="16.641cm" svg:height="8.975cm" draw:z-index="7"><draw:image xlink:href="Pictures/10000000000005560000030022754F76E1D82A4D.png" xlink:type="simple" xlink:show="embed" xlink:actuate="onLoad"/></draw:frame><text:span text:style-name="T367">Figure 6. </text:span><text:span text:style-name="T368">Client’s </text:span><text:span text:style-name="T367">My Job Requests Tab</text:span></text:p>
      <text:list xml:id="list130837258041436" text:continue-numbering="true" text:style-name="WWNum4">
        <text:list-item>
          <text:list>
            <text:list-header>
              <text:h text:style-name="P225" text:outline-level="3"><text:span text:style-name="T62">3.2.</text:span><text:span text:style-name="T87">4</text:span><text:span text:style-name="T62"> </text:span><text:span text:style-name="T85">Generate Bill</text:span><text:span text:style-name="T86"> Tab</text:span></text:h>
            </text:list-header>
          </text:list>
        </text:list-item>
      </text:list>
      <text:p text:style-name="P197"><text:span text:style-name="T44">This is where the </text:span><text:span text:style-name="T41">Client</text:span><text:span text:style-name="T44"> can <text:s/>generate the bill </text:span><text:span text:style-name="T40">and the Job Request Form </text:span><text:span text:style-name="T43">(Figure 7)</text:span><text:span text:style-name="T44">. It shows the finished job and its details (Job ID and Client).</text:span></text:p>
      <text:p text:style-name="P134"><draw:frame draw:style-name="fr9" draw:name="Image7" text:anchor-type="paragraph" svg:width="15.589cm" svg:height="8.154cm" draw:z-index="10"><draw:image xlink:href="Pictures/10000000000005560000030074CE62E8CA4C6EC8.png" xlink:type="simple" xlink:show="embed" xlink:actuate="onLoad"/></draw:frame><text:soft-page-break/><text:span text:style-name="T44">F</text:span><text:span text:style-name="T19">igure 7. </text:span><text:span text:style-name="T45">Client’s </text:span><text:span text:style-name="T19">Generate Bill Page</text:span></text:p>
      <text:list xml:id="list2043514933778263292" text:style-name="WWNum10">
        <text:list-item>
          <text:list>
            <text:list-header>
              <text:h text:style-name="P231" text:outline-level="3"><text:span text:style-name="T62">3.2.</text:span><text:span text:style-name="T85">5</text:span><text:span text:style-name="T62"> </text:span><text:span text:style-name="T64">My </text:span><text:span text:style-name="T62">Account</text:span><text:span text:style-name="T61"> Tab</text:span></text:h>
            </text:list-header>
          </text:list>
        </text:list-item>
      </text:list>
      <text:p text:style-name="P70">The My Account page shows the User’s Information (Username, Account Type, and Full Name) <text:span text:style-name="T371">(Figure 8)</text:span>. The User can also update his Full Name and change his Password in this page. </text:p>
      <text:p text:style-name="P123"><draw:frame draw:style-name="fr10" draw:name="Image8" text:anchor-type="paragraph" svg:x="0cm" svg:y="-0.344cm" svg:width="17.59cm" svg:height="9.435cm" draw:z-index="8"><draw:image xlink:href="Pictures/1000000000000556000003005D46989D0E7117D4.png" xlink:type="simple" xlink:show="embed" xlink:actuate="onLoad"/></draw:frame><text:span text:style-name="T310">Figure 8. </text:span><text:span text:style-name="T311">Client’s</text:span><text:span text:style-name="T310"> My Account Page</text:span></text:p>
      <text:h text:style-name="P2" text:outline-level="2"><text:soft-page-break/>3.<text:span text:style-name="T303">3. <text:tab/></text:span>Technician Menu</text:h>
      <text:p text:style-name="P6">Upon logging in as the Technician, the menu for the technician will show <text:span text:style-name="T372">(Figure 9)</text:span>. The menu consists of <text:span text:style-name="T355">eight</text:span> tabs: the Home tab, <text:span text:style-name="T354">the Announcement tab, the Notifications tab, the </text:span>Job Request tab, the View Schedule tab, the Manage Application tab, the My Account tab and the Logout tab. </text:p>
      <text:list xml:id="list130837872579867" text:continue-list="list130837258041436" text:style-name="WWNum4">
        <text:list-item>
          <text:list>
            <text:list-header>
              <text:h text:style-name="P243" text:outline-level="3"><draw:frame draw:style-name="fr11" draw:name="Image9" text:anchor-type="paragraph" svg:width="5.766cm" svg:height="10.954cm" draw:z-index="9"><draw:image xlink:href="Pictures/100000000000055600000300B621BD4BB27926FD.png" xlink:type="simple" xlink:show="embed" xlink:actuate="onLoad"/></draw:frame><text:span text:style-name="T192">F</text:span><text:span text:style-name="T193">igure 9. Technician’</text:span><text:span text:style-name="T194">s</text:span><text:span text:style-name="T193"> Menu</text:span></text:h>
              <text:h text:style-name="P236" text:outline-level="3"><text:span text:style-name="T62">3.</text:span><text:span text:style-name="T91">3</text:span><text:span text:style-name="T62">.1 </text:span><text:span text:style-name="T84">Home</text:span><text:span text:style-name="T61"> Tab</text:span></text:h>
            </text:list-header>
          </text:list>
        </text:list-item>
      </text:list>
      <text:p text:style-name="P62"><text:span text:style-name="T89">T</text:span><text:span text:style-name="T61">he Home Page shows some announcements and the Schedule for the day </text:span><text:span text:style-name="T96">(Figure 10)</text:span><text:span text:style-name="T61">.</text:span></text:p>
      <text:p text:style-name="P202"/>
      <text:p text:style-name="P202"/>
      <text:p text:style-name="P159"><draw:frame draw:style-name="fr12" draw:name="Image10" text:anchor-type="paragraph" svg:width="17.59cm" svg:height="9.375cm" draw:z-index="11"><draw:image xlink:href="Pictures/1000000000000556000003004C6E477E210F6A8B.png" xlink:type="simple" xlink:show="embed" xlink:actuate="onLoad"/></draw:frame><text:soft-page-break/><text:span text:style-name="T19">Figure 10. Technician’</text:span><text:span text:style-name="T46">s</text:span><text:span text:style-name="T19"> Home Page</text:span></text:p>
      <text:list xml:id="list130837351180315" text:continue-numbering="true" text:style-name="WWNum4">
        <text:list-item>
          <text:list>
            <text:list-header>
              <text:h text:style-name="P240" text:outline-level="3"><text:span text:style-name="T62">3.</text:span><text:span text:style-name="T91">3</text:span><text:span text:style-name="T62">.</text:span><text:span text:style-name="T85">2</text:span><text:span text:style-name="T62"> </text:span><text:span text:style-name="T85">Announcement</text:span><text:span text:style-name="T61"> Tab</text:span></text:h>
            </text:list-header>
          </text:list>
        </text:list-item>
      </text:list>
      <text:p text:style-name="P25"><text:span text:style-name="T169"><text:tab/></text:span><text:span text:style-name="T170">There are two tabs in the Announcement page: the Add Announcement and the View Announcement </text:span><text:span text:style-name="T171">(Figure 11)</text:span><text:span text:style-name="T170">. The Add Announcement shows a form to add a new announcement. The View Announcement tab shows the list of Announcements.</text:span></text:p>
      <text:p text:style-name="P125"><draw:frame draw:style-name="fr13" draw:name="Image11" text:anchor-type="paragraph" svg:width="16.552cm" svg:height="8.874cm" draw:z-index="12"><draw:image xlink:href="Pictures/100000000000055600000300734F292ED567F792.png" xlink:type="simple" xlink:show="embed" xlink:actuate="onLoad"/></draw:frame><text:soft-page-break/><text:span text:style-name="T181">F</text:span><text:span text:style-name="T182">igure 11. Technicians’ Announcement Page</text:span></text:p>
      <text:list xml:id="list130838155706271" text:continue-numbering="true" text:style-name="WWNum4">
        <text:list-item>
          <text:list>
            <text:list-header>
              <text:h text:style-name="P240" text:outline-level="3"><text:span text:style-name="T62">3.</text:span><text:span text:style-name="T91">3</text:span><text:span text:style-name="T62">.</text:span><text:span text:style-name="T88">3</text:span><text:span text:style-name="T62"> </text:span><text:span text:style-name="T88">Notifications</text:span><text:span text:style-name="T61"> Tab</text:span></text:h>
            </text:list-header>
          </text:list>
        </text:list-item>
      </text:list>
      <text:p text:style-name="P65"><text:span text:style-name="T89">T</text:span><text:span text:style-name="T61">he Notifications page shows all the notifications </text:span><text:span text:style-name="T97">(Figure 12)</text:span><text:span text:style-name="T61">.</text:span></text:p>
      <text:p text:style-name="P204"><draw:frame draw:style-name="fr14" draw:name="Image12" text:anchor-type="paragraph" svg:width="16.602cm" svg:height="8.895cm" draw:z-index="13"><draw:image xlink:href="Pictures/100000000000055600000300D088BF517ADFF92F.png" xlink:type="simple" xlink:show="embed" xlink:actuate="onLoad"/></draw:frame>Figure 12. Technician’s Notificaton Page</text:p>
      <text:list xml:id="list202003519172025653" text:style-name="WWNum6">
        <text:list-item>
          <text:list>
            <text:list-item>
              <text:list>
                <text:list-header>
                  <text:h text:style-name="P232" text:outline-level="3"><text:bookmark text:name="_Toc414003834"/><text:soft-page-break/><text:span text:style-name="T22">3.3.</text:span><text:span text:style-name="T41">4</text:span><text:span text:style-name="T22"> </text:span><text:span text:style-name="T19">Job Requests Tab</text:span></text:h>
                </text:list-header>
              </text:list>
            </text:list-item>
          </text:list>
        </text:list-item>
      </text:list>
      <text:p text:style-name="P67">There are two tabs in the Job Request page: the File Job Request and View Job Request <text:span text:style-name="T373">(Figure 13)</text:span>. The File Job Request tab shows the online version of the Job Request form but it is different from the File Job Request tab of the Client. The Technicians’s File Job Request tab includes the list of offices and the client/s under the specified office. </text:p>
      <text:p text:style-name="P74"><text:span text:style-name="T206">The View Job Request tab shows the list of the job requests that were filed, the details of the job requests and the actions that the Technician can perform depending on the Job status (View job Request, Schedule Job, Edit Description, Cancel Job Request). Each entry shows the job description, the Client who requested the job, the start and finish date, the job status, the date the job request was filed, the person who filed the job request and the actions the Technician can perform. </text:span><text:span text:style-name="T215">The user can also view the Job Requests according to their status. He can also search the Job Requests.</text:span></text:p>
      <text:p text:style-name="P147"><draw:frame draw:style-name="fr15" draw:name="Image13" text:anchor-type="paragraph" svg:width="16.826cm" svg:height="9.183cm" draw:z-index="14"><draw:image xlink:href="Pictures/10000000000005560000030076886333C851D29A.png" xlink:type="simple" xlink:show="embed" xlink:actuate="onLoad"/></draw:frame>Figure 13. Technician’s Job Request Page</text:p>
      <text:p text:style-name="P203"/>
      <text:list xml:id="list7807520221420847563" text:style-name="WWNum7">
        <text:list-item>
          <text:list>
            <text:list-item>
              <text:list>
                <text:list-header>
                  <text:h text:style-name="P233" text:outline-level="3"><text:soft-page-break/><text:span text:style-name="T353">3.3.5</text:span> <text:bookmark-start text:name="_Toc414003836"/><text:span text:style-name="T206">V</text:span><text:bookmark-end text:name="_Toc414003836"/><text:span text:style-name="T206">iew Schedule Tab</text:span></text:h>
                </text:list-header>
              </text:list>
            </text:list-item>
          </text:list>
        </text:list-item>
      </text:list>
      <text:p text:style-name="P198"><text:span text:style-name="T206">All the scheduled jobs will be shown in the View Schedule </text:span><text:span text:style-name="T218">page </text:span><text:span text:style-name="T264">(Figure 14)</text:span><text:span text:style-name="T206">. It includes details like the Priority, the Scheduled Date, the Client Name, the Location and the Action that the technician can perform (View Job Request).</text:span></text:p>
      <text:p text:style-name="P205"><draw:frame draw:style-name="fr16" draw:name="Image14" text:anchor-type="paragraph" svg:width="16.561cm" svg:height="9.056cm" draw:z-index="15"><draw:image xlink:href="Pictures/1000000000000556000003005429795DCB767EA9.png" xlink:type="simple" xlink:show="embed" xlink:actuate="onLoad"/></draw:frame>Figure 14. Technician’s Vew Schedule Page</text:p>
      <text:list xml:id="list130838308278706" text:continue-numbering="true" text:style-name="WWNum7">
        <text:list-item>
          <text:list>
            <text:list-item>
              <text:list>
                <text:list-header>
                  <text:h text:style-name="P233" text:outline-level="3"><text:span text:style-name="T353">3.3.6</text:span> <text:span text:style-name="T206">Manage Application Tab</text:span></text:h>
                </text:list-header>
              </text:list>
            </text:list-item>
          </text:list>
        </text:list-item>
      </text:list>
      <text:p text:style-name="P68">The Manage Application Tab shows <text:span text:style-name="T305">a dropdown menu: Manage Accounts (Figure 15a), Manage Work (Figure 15b), Manage Materials (Figure 15c). </text:span>The <text:span text:style-name="T306">Manage</text:span> Accounts <text:span text:style-name="T306">Menu</text:span> redirects to another page where <text:span text:style-name="T306">all the User Accounts</text:span> can be seen. <text:span text:style-name="T305">The User Accounts can also be sorted by Client, Technician, Administrator and Super Administrator. The User can also add another account in this page. The Manage Work Menu redirects to another page where all the Selectable Work can be seen. The User can also add another work in this page. The Manage Materials Menu redirects to another page where all the Selectable Materials can be seen. The User can also add another material in this page. </text:span></text:p>
      <text:p text:style-name="P148"><draw:frame draw:style-name="fr17" draw:name="Image17" text:anchor-type="paragraph" svg:width="17.59cm" svg:height="9.435cm" draw:z-index="18"><draw:image xlink:href="Pictures/10000000000005560000030075B55DFDFFF7C01E.png" xlink:type="simple" xlink:show="embed" xlink:actuate="onLoad"/></draw:frame><text:soft-page-break/>Figure 15a. Technician’s Manage Account Page</text:p>
      <text:p text:style-name="P149"><draw:frame draw:style-name="fr18" draw:name="Image15" text:anchor-type="paragraph" svg:width="16.503cm" svg:height="8.964cm" draw:z-index="16"><draw:image xlink:href="Pictures/100000000000055600000300A3CFE5476D42A106.png" xlink:type="simple" xlink:show="embed" xlink:actuate="onLoad"/></draw:frame>Figure 15<text:span text:style-name="T374">b</text:span>. Technician’s Manage <text:span text:style-name="T374">Work</text:span> Page</text:p>
      <text:p text:style-name="P150"><draw:frame draw:style-name="fr19" draw:name="Image16" text:anchor-type="paragraph" svg:width="17.357cm" svg:height="9.357cm" draw:z-index="17"><draw:image xlink:href="Pictures/100000000000055600000300FABC3ADDBA1A8D27.png" xlink:type="simple" xlink:show="embed" xlink:actuate="onLoad"/></draw:frame><text:soft-page-break/><text:span text:style-name="T362">Figure 15</text:span><text:span text:style-name="T363">c</text:span><text:span text:style-name="T362">. Technician’s Manage </text:span><text:span text:style-name="T363">Materials</text:span><text:span text:style-name="T362"> Page</text:span></text:p>
      <text:list xml:id="list130839286129572" text:continue-numbering="true" text:style-name="WWNum7">
        <text:list-item>
          <text:list>
            <text:list-item>
              <text:list>
                <text:list-header>
                  <text:h text:style-name="P234" text:outline-level="3"><text:span text:style-name="T353">3.3.7</text:span> My Account Tab</text:h>
                </text:list-header>
              </text:list>
            </text:list-item>
          </text:list>
        </text:list-item>
      </text:list>
      <text:p text:style-name="P199"><text:bookmark text:name="__DdeLink__52044_1840603763"/>The My Account page shows the User’s Information (Username, Account Type, and Full Name) <text:span text:style-name="T375">(Figure 16)</text:span>. The User can also update his Full Name and change his Password in this page. </text:p>
      <text:p text:style-name="P151"><draw:frame draw:style-name="fr20" draw:name="Image18" text:anchor-type="paragraph" svg:width="17.381cm" svg:height="9.518cm" draw:z-index="19"><draw:image xlink:href="Pictures/1000000000000556000003001DCF6CBF41662250.png" xlink:type="simple" xlink:show="embed" xlink:actuate="onLoad"/></draw:frame><text:soft-page-break/><text:span text:style-name="T362">Figure 1</text:span><text:span text:style-name="T364">6</text:span><text:span text:style-name="T362">. Technician’s </text:span><text:span text:style-name="T364">My</text:span><text:span text:style-name="T362"> Account Page</text:span><text:bookmark text:name="_Toc414002428"/><text:bookmark text:name="_Toc414002538"/></text:p>
      <text:h text:style-name="P1" text:outline-level="2"><text:bookmark-start text:name="_Toc4140038331"/><text:span text:style-name="T19">3.4 Administrator</text:span><text:bookmark-end text:name="_Toc4140038331"/><text:span text:style-name="T19"> Menu</text:span></text:h>
      <text:p text:style-name="P9">Upon logging in as the Administrator, the menu for the Administrator will show. The menu consists of <text:span text:style-name="T354">eight</text:span> tabs: the Home tab, <text:span text:style-name="T354">the Announcement tab, the Notifications tab, </text:span>Job Request tab, the View Schedule tab, the Manage Application tab, the My Account tab and the Logout tab <text:span text:style-name="T376">(Figure 17)</text:span>. </text:p>
      <text:p text:style-name="P14"/>
      <text:p text:style-name="P14"/>
      <text:p text:style-name="P14"/>
      <text:p text:style-name="P14"/>
      <text:p text:style-name="P14"/>
      <text:p text:style-name="P14"/>
      <text:p text:style-name="P14"/>
      <text:p text:style-name="P14"/>
      <text:p text:style-name="P145"><draw:frame draw:style-name="fr21" draw:name="Image19" text:anchor-type="paragraph" svg:width="5.159cm" svg:height="9.518cm" draw:z-index="20"><draw:image xlink:href="Pictures/1000000000000556000003004C2402A3DDCBC064.png" xlink:type="simple" xlink:show="embed" xlink:actuate="onLoad"/></draw:frame><text:soft-page-break/></text:p>
      <text:p text:style-name="P164"/>
      <text:p text:style-name="P164"/>
      <text:p text:style-name="P14"/>
      <text:list xml:id="list130837531072817" text:continue-list="list130838155706271" text:style-name="WWNum4">
        <text:list-item>
          <text:list>
            <text:list-header>
              <text:h text:style-name="P228" text:outline-level="3"/>
              <text:h text:style-name="P239" text:outline-level="3"/>
              <text:h text:style-name="P239" text:outline-level="3"/>
              <text:h text:style-name="P239" text:outline-level="3"/>
              <text:h text:style-name="P206" text:outline-level="3">Figure 17. Administrator’s Menu</text:h>
              <text:h text:style-name="P237" text:outline-level="3"><text:span text:style-name="T62">3.</text:span><text:span text:style-name="T91">4</text:span><text:span text:style-name="T62">.1 </text:span><text:span text:style-name="T84">Home</text:span><text:span text:style-name="T61"> Tab</text:span></text:h>
            </text:list-header>
          </text:list>
        </text:list-item>
      </text:list>
      <text:p text:style-name="P63"><text:span text:style-name="T89">T</text:span><text:span text:style-name="T61">he Home Page shows some announcements and the Schedule for the day </text:span><text:span text:style-name="T98">(Figure 18)</text:span><text:span text:style-name="T61">.</text:span></text:p>
      <text:p text:style-name="P160"><draw:frame draw:style-name="fr22" draw:name="Image20" text:anchor-type="paragraph" svg:x="0.538cm" svg:y="-0.492cm" svg:width="16.672cm" svg:height="8.992cm" draw:z-index="21"><draw:image xlink:href="Pictures/100000000000055600000300B66BF8964EBD8C12.png" xlink:type="simple" xlink:show="embed" xlink:actuate="onLoad"/></draw:frame><text:soft-page-break/><text:span text:style-name="T19">Figure 1</text:span><text:span text:style-name="T48">8</text:span><text:span text:style-name="T19">. Administrator’s </text:span><text:span text:style-name="T48">Home Page</text:span></text:p>
      <text:list xml:id="list130838549148051" text:continue-numbering="true" text:style-name="WWNum4">
        <text:list-item>
          <text:list>
            <text:list-header>
              <text:h text:style-name="P241" text:outline-level="3"><text:span text:style-name="T62">3.</text:span><text:span text:style-name="T91">4</text:span><text:span text:style-name="T62">.</text:span><text:span text:style-name="T85">2</text:span><text:span text:style-name="T62"> </text:span><text:span text:style-name="T85">Announcement</text:span><text:span text:style-name="T61"> Tab</text:span></text:h>
            </text:list-header>
          </text:list>
        </text:list-item>
      </text:list>
      <text:p text:style-name="P23"><text:span text:style-name="T169"><text:tab/></text:span><text:span text:style-name="T170">There are two tabs in the Announcement page: the Add Announcement and the View Announcement </text:span><text:span text:style-name="T172">(Figure 19)</text:span><text:span text:style-name="T170">. The Add Announcement shows a form to add a new announcement. The View Announcement tab shows the list of Announcements.</text:span></text:p>
      <text:p text:style-name="P162"><draw:frame draw:style-name="fr23" draw:name="Image21" text:anchor-type="paragraph" svg:width="17.59cm" svg:height="9.41cm" draw:z-index="22"><draw:image xlink:href="Pictures/100000000000055600000300FBB49785E193F760.png" xlink:type="simple" xlink:show="embed" xlink:actuate="onLoad"/></draw:frame><text:span text:style-name="T183">Figure 1</text:span><text:span text:style-name="T186">9</text:span><text:span text:style-name="T183">. Administrator’s </text:span><text:span text:style-name="T185">Announcement</text:span><text:span text:style-name="T184"> Page</text:span></text:p>
      <text:list xml:id="list130837819658696" text:continue-numbering="true" text:style-name="WWNum4">
        <text:list-item>
          <text:list>
            <text:list-header>
              <text:h text:style-name="P241" text:outline-level="3"><text:span text:style-name="T62">3.</text:span><text:span text:style-name="T91">4</text:span><text:span text:style-name="T62">.</text:span><text:span text:style-name="T88">3</text:span><text:span text:style-name="T62"> </text:span><text:span text:style-name="T88">Notifications</text:span><text:span text:style-name="T61"> Tab</text:span></text:h>
            </text:list-header>
          </text:list>
        </text:list-item>
      </text:list>
      <text:p text:style-name="P57"><text:span text:style-name="T42">T</text:span><text:span text:style-name="T19">he Notifications page shows all the notifications </text:span><text:span text:style-name="T49">(Figure 20)</text:span><text:span text:style-name="T19">.</text:span></text:p>
      <text:p text:style-name="P161"><draw:frame draw:style-name="fr24" draw:name="Image22" text:anchor-type="paragraph" svg:width="17.59cm" svg:height="9.523cm" draw:z-index="23"><draw:image xlink:href="Pictures/100000000000055600000300DA5A8DA3EA066894.png" xlink:type="simple" xlink:show="embed" xlink:actuate="onLoad"/></draw:frame><text:soft-page-break/><text:span text:style-name="T19">Figure </text:span><text:span text:style-name="T50">20</text:span><text:span text:style-name="T19">. Administrator’s </text:span><text:span text:style-name="T51">Notifications</text:span><text:span text:style-name="T48"> Page</text:span></text:p>
      <text:h text:style-name="P15" text:outline-level="3"><text:span text:style-name="T61">3.4.</text:span><text:bookmark text:name="_Toc4140038341"/><text:span text:style-name="T90">4</text:span><text:span text:style-name="T19"> </text:span><text:span text:style-name="T61">Job Requests Tab</text:span></text:h>
      <text:p text:style-name="P67">There are two tabs in the Job Request page: the File Job Request and View Job Request <text:span text:style-name="T377">(Figure 21)</text:span>. The File Job Request tab shows the online version of the Job Request form but it is different from the File Job Request tab of the Client. The Administrator’s File Job Request tab includes the list of offices and the client/s under the specified office. </text:p>
      <text:p text:style-name="P67">The View Job Request tab shows the list of the job requests that were filed, the details of the job requests and the actions that the Technician can perform depending on the Job status (Schedule Job, Edit Description, Cancel Job Request). Each entry shows the job description, the Client who requested the job, the start and finish date, the job status, the date the job request was filed, the person who filed the job request and the actions the Administrator can perform. <text:span text:style-name="T304">The user can also view the Job Requests according to their status. He can also search the Job Requests.</text:span></text:p>
      <text:p text:style-name="P52"/>
      <text:p text:style-name="P156"><draw:frame draw:style-name="fr25" draw:name="Image23" text:anchor-type="paragraph" svg:width="17.59cm" svg:height="9.525cm" draw:z-index="24"><draw:image xlink:href="Pictures/10000000000005560000030099C317BE33A15A58.png" xlink:type="simple" xlink:show="embed" xlink:actuate="onLoad"/></draw:frame><text:soft-page-break/><text:span text:style-name="T195">Figure </text:span><text:span text:style-name="T196">21</text:span><text:span text:style-name="T195">. Administrator’s </text:span><text:span text:style-name="T196">Job Request</text:span><text:span text:style-name="T197"> Page</text:span></text:p>
      <text:h text:style-name="P16" text:outline-level="3"><text:span text:style-name="T308">3.4.</text:span><text:span text:style-name="T309">5</text:span><text:span text:style-name="T308"> </text:span><text:bookmark-start text:name="_Toc4140038361"/><text:span text:style-name="T307">V</text:span><text:bookmark-end text:name="_Toc4140038361"/><text:span text:style-name="T307">iew Schedule Tab</text:span></text:h>
      <text:p text:style-name="P200">All the scheduled jobs will be shown in the View Schedule tab <text:span text:style-name="T378">(Figure 22)</text:span>. It includes details like the Priority, the Scheduled Date, the Client Name and <text:s/>the Location. </text:p>
      <text:p text:style-name="P157"><draw:frame draw:style-name="fr26" draw:name="Image24" text:anchor-type="paragraph" svg:width="17.59cm" svg:height="9.421cm" draw:z-index="25"><draw:image xlink:href="Pictures/100000000000055600000300554D59181476DF01.png" xlink:type="simple" xlink:show="embed" xlink:actuate="onLoad"/></draw:frame><text:soft-page-break/><text:span text:style-name="T195">Figure </text:span><text:span text:style-name="T198">22</text:span><text:span text:style-name="T195">. Administrator’s </text:span><text:span text:style-name="T198">View Schedule</text:span><text:span text:style-name="T197"> Page</text:span></text:p>
      <text:h text:style-name="P141" text:outline-level="3">3.4.<text:span text:style-name="T354">6</text:span> Manage Application Tab</text:h>
      <text:p text:style-name="P69">The Manage Application Tab shows <text:span text:style-name="T305">a dropdown menu: Manage Accounts (Figure 23a), Manage Work (Figure 23b), Manage Materials (Figure 23c). </text:span>The <text:span text:style-name="T306">Manage</text:span> Accounts <text:span text:style-name="T306">Menu</text:span> redirects to another page where <text:span text:style-name="T306">all the User Accounts</text:span> can be seen. <text:span text:style-name="T305">The User Accounts can also be sorted by Client, Technician, Administrator and Super Administrator. The User can also add another account in this page. The Manage Work Menu redirects to another page where all the Selectable Work can be seen. The User can also add another work in this page. The Manage Materials Menu redirects to another page where all the Selectable Materials can be seen. The User can also add another material in this page. </text:span></text:p>
      <text:p text:style-name="P52"/>
      <text:p text:style-name="P52"/>
      <text:p text:style-name="P52"/>
      <text:p text:style-name="P52"/>
      <text:p text:style-name="P146"><draw:frame draw:style-name="fr27" draw:name="Image25" text:anchor-type="paragraph" svg:width="16.619cm" svg:height="9.343cm" draw:z-index="26"><draw:image xlink:href="Pictures/10000000000005560000030085F26FB50A5E7944.png" xlink:type="simple" xlink:show="embed" xlink:actuate="onLoad"/></draw:frame><text:soft-page-break/>Figure 22a. Administrator’s Manage Account Page</text:p>
      <text:p text:style-name="P146"><draw:frame draw:style-name="fr28" draw:name="Image26" text:anchor-type="paragraph" svg:width="16.738cm" svg:height="9.043cm" draw:z-index="27"><draw:image xlink:href="Pictures/100000000000055600000300D90AE4B14CC83AC3.png" xlink:type="simple" xlink:show="embed" xlink:actuate="onLoad"/></draw:frame>Figure 22<text:span text:style-name="T379">b</text:span>. Administrator’s Manage Work Page</text:p>
      <text:p text:style-name="P163"/>
      <text:p text:style-name="P163"/>
      <text:p text:style-name="P154"><draw:frame draw:style-name="fr29" draw:name="Image27" text:anchor-type="paragraph" svg:width="16.658cm" svg:height="9.001cm" draw:z-index="28"><draw:image xlink:href="Pictures/10000000000005560000030015F2E01EE7248473.png" xlink:type="simple" xlink:show="embed" xlink:actuate="onLoad"/></draw:frame><text:span text:style-name="T369">Figure 22</text:span><text:span text:style-name="T370">c</text:span><text:span text:style-name="T369">. Administrator’s Manage </text:span><text:span text:style-name="T370">Materials</text:span><text:span text:style-name="T369"> Page</text:span></text:p>
      <text:h text:style-name="P17" text:outline-level="3"><text:soft-page-break/>3.4.<text:span text:style-name="T354">7</text:span> My Account Tab</text:h>
      <text:p text:style-name="P70">The My Account page shows the User’s Information (Username, Account Type, and Full Name) <text:span text:style-name="T380">(Figure 23)</text:span>. The User can also update his Full Name and change his Password in this page. </text:p>
      <text:p text:style-name="P152"><draw:frame draw:style-name="fr30" draw:name="Image28" text:anchor-type="paragraph" svg:width="16.506cm" svg:height="8.871cm" draw:z-index="29"><draw:image xlink:href="Pictures/10000000000005560000030000CC5527EABDDCBD.png" xlink:type="simple" xlink:show="embed" xlink:actuate="onLoad"/></draw:frame><text:span text:style-name="T365">Figure 2</text:span><text:span text:style-name="T366">3</text:span><text:span text:style-name="T365">. Administrator’s </text:span><text:span text:style-name="T366">My</text:span><text:span text:style-name="T365"> Account Page</text:span></text:p>
      <text:h text:style-name="P1" text:outline-level="2"><text:bookmark-start text:name="_Toc4140038332"/><text:span text:style-name="T19">3.5 Super Administrator</text:span><text:bookmark-end text:name="_Toc4140038332"/><text:span text:style-name="T19"> Menu</text:span></text:h>
      <text:p text:style-name="P10">Upon logging in as the <text:span text:style-name="T356">Super Administrator</text:span>, the menu for the technician will show (Figure 3). The menu consists of seven tabs: the Home tab, <text:span text:style-name="T354">the Announcement tab, the Notifications tab, </text:span>Job Request tab, the View Schedule tab, the Generate Bill tab, the Manage Application tab, the My Account tab and the Logout tab. </text:p>
      <text:p text:style-name="P124"><draw:frame draw:style-name="fr31" draw:name="Image29" text:anchor-type="paragraph" svg:width="5.967cm" svg:height="11.148cm" draw:z-index="30"><draw:image xlink:href="Pictures/100000000000055600000300B719902B05B6ED27.png" xlink:type="simple" xlink:show="embed" xlink:actuate="onLoad"/></draw:frame><text:soft-page-break/>Figure <text:span text:style-name="T381">23</text:span>. <text:span text:style-name="T381">Super </text:span>Administrator’s <text:span text:style-name="T381">Menu</text:span></text:p>
      <text:list xml:id="list130838146710793" text:continue-numbering="true" text:style-name="WWNum4">
        <text:list-item>
          <text:list>
            <text:list-header>
              <text:h text:style-name="P226" text:outline-level="3"><text:span text:style-name="T62">3.</text:span><text:span text:style-name="T91">5</text:span><text:span text:style-name="T62">.1 </text:span><text:span text:style-name="T84">Home</text:span><text:span text:style-name="T61"> Tab</text:span></text:h>
            </text:list-header>
          </text:list>
        </text:list-item>
      </text:list>
      <text:p text:style-name="P64"><text:span text:style-name="T89">T</text:span><text:span text:style-name="T61">he Home Page shows some announcements and the Schedule for the day </text:span><text:span text:style-name="T99">(Figure 24)</text:span><text:span text:style-name="T61">.</text:span></text:p>
      <text:p text:style-name="P129"><draw:frame draw:style-name="fr32" draw:name="Image30" text:anchor-type="paragraph" svg:width="16.565cm" svg:height="8.98cm" draw:z-index="31"><draw:image xlink:href="Pictures/1000000000000556000003004D566A1E96C0A151.png" xlink:type="simple" xlink:show="embed" xlink:actuate="onLoad"/></draw:frame><text:soft-page-break/><text:span text:style-name="T19">Figure </text:span><text:span text:style-name="T52">24</text:span><text:span text:style-name="T19">. </text:span><text:span text:style-name="T52">Super </text:span><text:span text:style-name="T19">Administrator’s </text:span><text:span text:style-name="T52">Home Page</text:span></text:p>
      <text:list xml:id="list130839684658596" text:continue-numbering="true" text:style-name="WWNum4">
        <text:list-item>
          <text:list>
            <text:list-header>
              <text:h text:style-name="P242" text:outline-level="3"><text:span text:style-name="T62">3.</text:span><text:span text:style-name="T91">5</text:span><text:span text:style-name="T62">.</text:span><text:span text:style-name="T85">2</text:span><text:span text:style-name="T62"> </text:span><text:span text:style-name="T85">Announcement</text:span><text:span text:style-name="T61"> Tab</text:span></text:h>
            </text:list-header>
          </text:list>
        </text:list-item>
      </text:list>
      <text:p text:style-name="P24"><text:span text:style-name="T169"><text:tab/></text:span><text:span text:style-name="T170">There are two tabs in the Announcement page: the Add Announcement and the View Announcement </text:span><text:span text:style-name="T173">(Figure 25)</text:span><text:span text:style-name="T170">. The Add Announcement shows a form to add a new announcement. The View Announcement tab shows the list of Announcements.</text:span></text:p>
      <text:p text:style-name="P130"><draw:frame draw:style-name="fr33" draw:name="Image31" text:anchor-type="paragraph" svg:x="1.212cm" svg:y="-0.367cm" svg:width="15.589cm" svg:height="8.029cm" draw:z-index="32"><draw:image xlink:href="Pictures/1000000000000556000003001C9CCBD69CC07517.png" xlink:type="simple" xlink:show="embed" xlink:actuate="onLoad"/></draw:frame><text:span text:style-name="T47">Figure </text:span><text:span text:style-name="T52">2</text:span><text:span text:style-name="T54">5</text:span><text:span text:style-name="T47">. </text:span><text:span text:style-name="T52">Super </text:span><text:span text:style-name="T47">Administrator’s </text:span><text:span text:style-name="T53">Announcement</text:span><text:span text:style-name="T52"> Page</text:span></text:p>
      <text:p text:style-name="P207"><text:soft-page-break/></text:p>
      <text:list xml:id="list130838015184111" text:continue-numbering="true" text:style-name="WWNum4">
        <text:list-item>
          <text:list>
            <text:list-header>
              <text:h text:style-name="P242" text:outline-level="3"><text:span text:style-name="T62">3.</text:span><text:span text:style-name="T91">5</text:span><text:span text:style-name="T62">.</text:span><text:span text:style-name="T88">3</text:span><text:span text:style-name="T62"> </text:span><text:span text:style-name="T88">Notifications</text:span><text:span text:style-name="T61"> Tab</text:span></text:h>
            </text:list-header>
          </text:list>
        </text:list-item>
      </text:list>
      <text:p text:style-name="P58"><text:span text:style-name="T42">T</text:span><text:span text:style-name="T19">he Notifications page shows all the notifications </text:span><text:span text:style-name="T54">(Figure 26)</text:span><text:span text:style-name="T19">.</text:span></text:p>
      <text:p text:style-name="P131"><draw:frame draw:style-name="fr34" draw:name="Image32" text:anchor-type="paragraph" svg:width="17.59cm" svg:height="9.474cm" draw:z-index="33"><draw:image xlink:href="Pictures/10000000000005560000030041B240E77A957BB2.png" xlink:type="simple" xlink:show="embed" xlink:actuate="onLoad"/></draw:frame><text:span text:style-name="T19">Figure </text:span><text:span text:style-name="T52">2</text:span><text:span text:style-name="T55">6</text:span><text:span text:style-name="T19">. </text:span><text:span text:style-name="T52">Super </text:span><text:span text:style-name="T19">Administrator’s </text:span><text:span text:style-name="T56">Notifications</text:span><text:span text:style-name="T52"> Page</text:span></text:p>
      <text:h text:style-name="P18" text:outline-level="3">3.5.<text:span text:style-name="T357">4</text:span> Job Requests Tab</text:h>
      <text:p text:style-name="P67">There are two tabs in the Job Request page: the File Job Request and View Job Request <text:span text:style-name="T382">(Figure 27)</text:span>. The File Job Request tab shows the online version of the Job Request form but it is different from the File Job Request tab of the Client. The Super Administrator’s File Job Request tab includes the list of offices and the client/s under the specified office. </text:p>
      <text:p text:style-name="P74"><text:span text:style-name="T206">The View Job Request tab shows the list of the job requests that were filed, the details of the job requests and the actions that the Technician can perform depending on the Job status (View job Request, Schedule Job, Edit Description, Cancel Job Request). Each entry </text:span><text:soft-page-break/><text:span text:style-name="T206">shows the job description, the Client who requested the job, the start and finish date, the job status, the date the job request was filed, the person who filed the job request and the actions the Super administrator can perform. </text:span><text:span text:style-name="T215">The user can also view the Job Requests according to their status. He can also search the Job Requests.</text:span></text:p>
      <text:p text:style-name="P126"><draw:frame draw:style-name="fr35" draw:name="Image33" text:anchor-type="paragraph" svg:width="17.59cm" svg:height="9.481cm" draw:z-index="34"><draw:image xlink:href="Pictures/10000000000005560000030035516C455CF9A4FD.png" xlink:type="simple" xlink:show="embed" xlink:actuate="onLoad"/></draw:frame><text:span text:style-name="T188">Figure </text:span><text:span text:style-name="T187">2</text:span><text:span text:style-name="T189">7</text:span><text:span text:style-name="T188">. </text:span><text:span text:style-name="T187">Super </text:span><text:span text:style-name="T188">Administrator’s </text:span><text:span text:style-name="T189">Job Requests</text:span><text:span text:style-name="T187"> Page</text:span></text:p>
      <text:list xml:id="list130838755784544" text:continue-list="list130839286129572" text:style-name="WWNum7">
        <text:list-item>
          <text:list>
            <text:list-item>
              <text:list>
                <text:list-header>
                  <text:h text:style-name="P234" text:outline-level="3"><text:span text:style-name="T312">3.5.5</text:span> <text:bookmark-start text:name="_Toc4140038362"/>V<text:bookmark-end text:name="_Toc4140038362"/>iew Schedule Tab</text:h>
                </text:list-header>
              </text:list>
            </text:list-item>
          </text:list>
        </text:list-item>
      </text:list>
      <text:p text:style-name="P70">All the scheduled jobs will be shown in the View Schedule tab <text:span text:style-name="T383">(Figure 28)</text:span>. It includes details like the Priority, the Scheduled Date, the Client Name, the Location and the Action that the Super Administrator can perform (View Job Request).</text:p>
      <text:p text:style-name="P135"><draw:frame draw:style-name="fr36" draw:name="Image34" text:anchor-type="paragraph" svg:width="17.59cm" svg:height="9.514cm" draw:z-index="35"><draw:image xlink:href="Pictures/10000000000005560000030078A74D75ED529A6A.png" xlink:type="simple" xlink:show="embed" xlink:actuate="onLoad"/></draw:frame><text:soft-page-break/><text:span text:style-name="T199">Figure </text:span><text:span text:style-name="T200">2</text:span><text:span text:style-name="T201">8</text:span><text:span text:style-name="T199">. </text:span><text:span text:style-name="T200">Super </text:span><text:span text:style-name="T199">Administrator’s </text:span><text:span text:style-name="T201">View Schedule</text:span><text:span text:style-name="T200"> Page</text:span></text:p>
      <text:list xml:id="list130839770029472" text:continue-numbering="true" text:style-name="WWNum7">
        <text:list-item>
          <text:list>
            <text:list-item>
              <text:list>
                <text:list-header>
                  <text:h text:style-name="P234" text:outline-level="3"><text:span text:style-name="T312">3.5.6</text:span> Manage Application Tab</text:h>
                </text:list-header>
              </text:list>
            </text:list-item>
          </text:list>
        </text:list-item>
      </text:list>
      <text:p text:style-name="P67">The Manage Application Tab shows <text:span text:style-name="T305">a dropdown menu: User Logs (Figure 29a), Manage Accounts (Figure 29b), Manage Work (Figure 29c), Manage Materials (Figure 29d) and Generate Report (Figure 29e). The User Logs Menu redirects to another page where all Users Logs can be seen. The logs can also be sorted by Login, Logout, Job Actions and By User logs. </text:span>The <text:span text:style-name="T306">Manage</text:span> Accounts <text:span text:style-name="T306">Menu</text:span> redirects to another page where <text:span text:style-name="T306">all the User Accounts</text:span> can be seen. <text:span text:style-name="T305">The User Accounts can also be sorted by Client, Technician, Administrator and Super Administrator. The User can also add another account in this page. The Manage Work Menu redirects to another page where all the Selectable Work can be seen. The User can also add another work in this page. The Manage Materials Menu redirects to another page where all the Selectable Materials can be seen. The User can also add another material in this page. The Generate Report Menu redirects to another page where the User can generate reports.</text:span></text:p>
      <text:p text:style-name="P128"><draw:frame draw:style-name="fr37" draw:name="Image35" text:anchor-type="paragraph" svg:width="16.596cm" svg:height="8.978cm" draw:z-index="36"><draw:image xlink:href="Pictures/1000000000000556000003007B967C5FD33DD79A.png" xlink:type="simple" xlink:show="embed" xlink:actuate="onLoad"/></draw:frame><text:soft-page-break/><text:span text:style-name="T19">Figure </text:span><text:span text:style-name="T52">2</text:span><text:span text:style-name="T57">9a</text:span><text:span text:style-name="T19">. </text:span><text:span text:style-name="T52">Super </text:span><text:span text:style-name="T19">Administrator’s </text:span><text:span text:style-name="T57">User Logs</text:span><text:span text:style-name="T52"> Page</text:span></text:p>
      <text:p text:style-name="P128"><draw:frame draw:style-name="fr38" draw:name="Image36" text:anchor-type="paragraph" svg:width="16.561cm" svg:height="8.987cm" draw:z-index="37"><draw:image xlink:href="Pictures/100000000000055600000300182AE3C6A1DD204E.png" xlink:type="simple" xlink:show="embed" xlink:actuate="onLoad"/></draw:frame><text:span text:style-name="T19">Figure </text:span><text:span text:style-name="T52">2</text:span><text:span text:style-name="T57">9</text:span><text:span text:style-name="T58">b</text:span><text:span text:style-name="T19">. </text:span><text:span text:style-name="T52">Super </text:span><text:span text:style-name="T19">Administrator’s </text:span><text:span text:style-name="T57">Manage Accounts</text:span><text:span text:style-name="T52"> Page</text:span></text:p>
      <text:p text:style-name="P53"/>
      <text:p text:style-name="P132"><draw:frame draw:style-name="fr39" draw:name="Image37" text:anchor-type="paragraph" svg:width="16.66cm" svg:height="9.015cm" draw:z-index="38"><draw:image xlink:href="Pictures/1000000000000556000003003D737B947C26B4C3.png" xlink:type="simple" xlink:show="embed" xlink:actuate="onLoad"/></draw:frame><text:soft-page-break/><text:span text:style-name="T19">Figure </text:span><text:span text:style-name="T52">2</text:span><text:span text:style-name="T57">9</text:span><text:span text:style-name="T59">c</text:span><text:span text:style-name="T19">. </text:span><text:span text:style-name="T52">Super </text:span><text:span text:style-name="T19">Administrator’s </text:span><text:span text:style-name="T59">Manage Work</text:span><text:span text:style-name="T52"> Page</text:span></text:p>
      <text:p text:style-name="P133"><draw:frame draw:style-name="fr40" draw:name="Image38" text:anchor-type="paragraph" svg:width="16.655cm" svg:height="8.964cm" draw:z-index="39"><draw:image xlink:href="Pictures/1000000000000556000003007DFB22200E6C4642.png" xlink:type="simple" xlink:show="embed" xlink:actuate="onLoad"/></draw:frame><text:span text:style-name="T19">Figure </text:span><text:span text:style-name="T52">2</text:span><text:span text:style-name="T57">9</text:span><text:span text:style-name="T60">d</text:span><text:span text:style-name="T19">. </text:span><text:span text:style-name="T52">Super </text:span><text:span text:style-name="T19">Administrator’s </text:span><text:span text:style-name="T59">Manage </text:span><text:span text:style-name="T60">Materials</text:span><text:span text:style-name="T52"> Page</text:span></text:p>
      <text:p text:style-name="P52"/>
      <text:p text:style-name="P136"><draw:frame draw:style-name="fr41" draw:name="Image39" text:anchor-type="paragraph" svg:width="16.708cm" svg:height="9.017cm" draw:z-index="40"><draw:image xlink:href="Pictures/10000000000005560000030019947E4DD15784E5.png" xlink:type="simple" xlink:show="embed" xlink:actuate="onLoad"/></draw:frame><text:soft-page-break/><text:span text:style-name="T199">Figure </text:span><text:span text:style-name="T200">2</text:span><text:span text:style-name="T202">9</text:span><text:span text:style-name="T203">e</text:span><text:span text:style-name="T199">. </text:span><text:span text:style-name="T200">Super </text:span><text:span text:style-name="T199">Administrator’s </text:span><text:span text:style-name="T203">Generate </text:span><text:span text:style-name="T200">Page</text:span></text:p>
      <text:list xml:id="list130838201989843" text:continue-numbering="true" text:style-name="WWNum7">
        <text:list-item>
          <text:list>
            <text:list-item>
              <text:list>
                <text:list-header>
                  <text:h text:style-name="P223" text:outline-level="3"><text:span text:style-name="T313">3.5.7 </text:span>My Account Tab</text:h>
                </text:list-header>
              </text:list>
            </text:list-item>
          </text:list>
        </text:list-item>
      </text:list>
      <text:p text:style-name="P70">The My Account page shows the User’s Information (Username, Account Type, and Full Name) <text:span text:style-name="T384">(Figure 30)</text:span>. The User can also update his Full Name and change his Password in this page.</text:p>
      <text:p text:style-name="P127"><draw:frame draw:style-name="fr42" draw:name="Image40" text:anchor-type="paragraph" svg:x="0.997cm" svg:y="-0.448cm" svg:width="16.709cm" svg:height="8.632cm" draw:z-index="41"><draw:image xlink:href="Pictures/100000000000055600000300CF23482DCB0A972F.png" xlink:type="simple" xlink:show="embed" xlink:actuate="onLoad"/></draw:frame><text:span text:style-name="T190">Figure </text:span><text:span text:style-name="T191">30</text:span><text:span text:style-name="T190">. </text:span><text:span text:style-name="T187">Super </text:span><text:span text:style-name="T190">Administrator’s </text:span><text:span text:style-name="T191">My Account</text:span><text:span text:style-name="T187"> Page</text:span></text:p>
      <text:list xml:id="list125876780186096651" text:style-name="WWNum3">
        <text:list-item>
          <text:list>
            <text:list-header>
              <text:h text:style-name="P216" text:outline-level="2"><text:bookmark text:name="_Toc414003843"/><text:soft-page-break/><text:span text:style-name="T313">3.6 </text:span>Exit System</text:h>
            </text:list-header>
          </text:list>
        </text:list-item>
      </text:list>
      <text:p text:style-name="P75">Simply click on the logout button in the menu to exit the system.</text:p>
      <text:p text:style-name="P29"/>
      <text:list xml:id="list4200717982570889763" text:style-name="WWNum5">
        <text:list-item>
          <text:h text:style-name="P221" text:outline-level="1"><text:bookmark text:name="_Toc414003844"/>Using the System</text:h>
          <text:list>
            <text:list-item>
              <text:h text:style-name="P218" text:outline-level="2"><text:bookmark text:name="_Toc414003845"/>Job Request Functionalities</text:h>
              <text:list>
                <text:list-header>
                  <text:h text:style-name="P247" text:outline-level="3"><text:span text:style-name="T23">4.1.1 </text:span><text:span text:style-name="T19">File</text:span><text:bookmark text:name="_Toc414003846"/><text:span text:style-name="T19"> a Job Request</text:span></text:h>
                  <text:list>
                    <text:list-item>
                      <text:h text:style-name="P248" text:outline-level="4">Click the Job Request Tab <text:span text:style-name="T314">in the Side Bar.</text:span></text:h>
                    </text:list-item>
                  </text:list>
                </text:list-header>
              </text:list>
            </text:list-item>
          </text:list>
        </text:list-item>
      </text:list>
      <text:p text:style-name="P78"><text:span text:style-name="T219">It will redirect you to the Job Request Page. </text:span><text:span text:style-name="T220">Click t</text:span><text:span text:style-name="T206">he File Job Request tab </text:span><text:span text:style-name="T220">to file a job request.</text:span></text:p>
      <text:list xml:id="list130838181306756" text:continue-numbering="true" text:style-name="WWNum5">
        <text:list-item>
          <text:list>
            <text:list-item>
              <text:list>
                <text:list-item>
                  <text:list>
                    <text:list-item>
                      <text:h text:style-name="P249" text:outline-level="4"><text:span text:style-name="T315">E</text:span>nter the <text:span text:style-name="T316">problems encountered.</text:span> </text:h>
                      <text:list>
                        <text:list-item>
                          <text:list>
                            <text:list-header>
                              <text:h text:style-name="P251" text:outline-level="4"><text:s text:c="8"/>If the user is not a client, choose the client’s office and the name of the client.</text:h>
                            </text:list-header>
                          </text:list>
                        </text:list-item>
                      </text:list>
                    </text:list-item>
                    <text:list-item>
                      <text:h text:style-name="P250" text:outline-level="4">Click the Submit Button to file the job request.</text:h>
                    </text:list-item>
                  </text:list>
                </text:list-item>
              </text:list>
            </text:list-item>
          </text:list>
        </text:list-item>
      </text:list>
      <text:h text:style-name="P208" text:outline-level="4"/>
      <text:list xml:id="list130838794807490" text:continue-numbering="true" text:style-name="WWNum5">
        <text:list-item>
          <text:list>
            <text:list-item>
              <text:list>
                <text:list-header>
                  <text:h text:style-name="P224" text:outline-level="3"><text:span text:style-name="T65">4.1.2 </text:span><text:span text:style-name="T61"><text:s/></text:span><text:span text:style-name="T66">View List of </text:span><text:span text:style-name="T61">Job Request</text:span></text:h>
                  <text:list text:continue-numbering="true">
                    <text:list-header>
                      <text:p text:style-name="P252"><text:span text:style-name="T19">1. <text:s/>Click the Job Request Tab </text:span><text:span text:style-name="T24">in the Side Bar.</text:span></text:p>
                      <text:list>
                        <text:list-header>
                          <text:p text:style-name="P209"><text:span text:style-name="T25"><text:s text:c="10"/>It will redirect you to the Job Request Page. </text:span><text:span text:style-name="T26">Click t</text:span><text:span text:style-name="T24">he Job Request</text:span><text:span text:style-name="T27">s</text:span><text:span text:style-name="T24"> tab </text:span><text:span text:style-name="T26">to </text:span><text:span text:style-name="T27">view the list of </text:span><text:span text:style-name="T26">job request</text:span><text:span text:style-name="T27">s </text:span><text:span text:style-name="T28">and the</text:span><text:span text:style-name="T29"> </text:span><text:span text:style-name="T28">actions the user can do in each job request</text:span><text:span text:style-name="T26">.</text:span></text:p>
                        </text:list-header>
                      </text:list>
                    </text:list-header>
                  </text:list>
                </text:list-header>
              </text:list>
            </text:list-item>
          </text:list>
        </text:list-item>
      </text:list>
      <text:p text:style-name="P83"><text:span text:style-name="T101">a</text:span><text:span text:style-name="T100">.<text:tab/> Edit Job Description</text:span></text:p>
      <text:p text:style-name="P94"><text:span text:style-name="T221">1. </text:span><text:span text:style-name="T206">Click the Edit Job Description Button</text:span></text:p>
      <text:p text:style-name="P94"><text:span text:style-name="T206"><text:tab/><text:tab/></text:span><text:span text:style-name="T285">A modal form will show. </text:span></text:p>
      <text:p text:style-name="P97"><text:soft-page-break/><text:span text:style-name="T285"><text:tab/></text:span><text:span text:style-name="T286">The user can </text:span><text:span text:style-name="T287">edit</text:span><text:span text:style-name="T286"> the Job Request </text:span><text:span text:style-name="T287">description </text:span><text:span text:style-name="T286">depending on his user type. If the user is a a Client, he can only edit his Job request’s description. </text:span><text:span text:style-name="T288">However, he cannot edit the description of the job requests filed under his name by either the Technician, Administrator or Super Adminstrator. If the user is a Technician </text:span><text:span text:style-name="T287">or an Administrator, </text:span><text:span text:style-name="T289">he can only edit the job description he filed in behalf of the Client. If the user is a Super Administrator, he can edit the descriptions of all the filed Job Request.</text:span></text:p>
      <text:p text:style-name="P94"><text:span text:style-name="T206">2. </text:span><text:span text:style-name="T222">Enter the new Job Description in the text area.</text:span></text:p>
      <text:p text:style-name="P95">3. Click the Edit button.</text:p>
      <text:p text:style-name="P84"><text:span text:style-name="T101">b</text:span><text:span text:style-name="T102">.<text:tab/></text:span><text:span text:style-name="T103"> </text:span><text:span text:style-name="T104">Cancel</text:span><text:span text:style-name="T103"> Job </text:span><text:span text:style-name="T104">Request</text:span></text:p>
      <text:p text:style-name="P81"><text:span text:style-name="T104"><text:tab/></text:span><text:span text:style-name="T105">1. </text:span><text:span text:style-name="T106">Click </text:span><text:span text:style-name="T107">Cancel Job Request </text:span><text:span text:style-name="T106">Button</text:span></text:p>
      <text:p text:style-name="P98"><text:span text:style-name="T67">A </text:span><text:span text:style-name="T61">prompt will show </text:span><text:span text:style-name="T68">to confirm the action</text:span><text:span text:style-name="T61">.</text:span></text:p>
      <text:p text:style-name="P99"><text:span text:style-name="T221">The user can </text:span><text:span text:style-name="T223">cancel the job request </text:span><text:span text:style-name="T224"><text:s/></text:span><text:span text:style-name="T206">depending on his user type. If the user is a a Client, he can only </text:span><text:span text:style-name="T225">cancel</text:span><text:span text:style-name="T206"> his Job request.</text:span><text:span text:style-name="T226"> If the user is a Technician </text:span><text:span text:style-name="T227">or an Administrator, </text:span><text:span text:style-name="T221">he can only </text:span><text:span text:style-name="T225">cancel</text:span><text:span text:style-name="T221"> the job </text:span><text:span text:style-name="T225">request</text:span><text:span text:style-name="T221"> he filed in behalf of the Client. If the user is a Super Administrator, he can </text:span><text:span text:style-name="T225">cancel</text:span><text:span text:style-name="T221"> all the filed Job Request.</text:span></text:p>
      <text:p text:style-name="P101"><text:span text:style-name="T221">2. </text:span><text:span text:style-name="T206">Click the YES button to cancel the job request. Otherwise, click the </text:span><text:span text:style-name="T228">NO</text:span><text:span text:style-name="T206"> button. </text:span></text:p>
      <text:p text:style-name="P84"><text:span text:style-name="T101">c</text:span><text:span text:style-name="T108">.<text:tab/></text:span><text:span text:style-name="T103"> </text:span><text:span text:style-name="T109">Schedule</text:span><text:span text:style-name="T103"> Job </text:span><text:span text:style-name="T104">Request</text:span></text:p>
      <text:p text:style-name="P81"><text:span text:style-name="T104"><text:tab/></text:span><text:span text:style-name="T105">1. </text:span><text:span text:style-name="T106">Click </text:span><text:span text:style-name="T110">Schedule</text:span><text:span text:style-name="T107"> Job Request </text:span><text:span text:style-name="T106">Button</text:span></text:p>
      <text:p text:style-name="P82"><text:span text:style-name="T67"><text:s text:c="18"/></text:span><text:span text:style-name="T69">A </text:span><text:span text:style-name="T70">modal form</text:span><text:span text:style-name="T71"> will show.</text:span></text:p>
      <text:p text:style-name="P113"><text:span text:style-name="T221">The user can </text:span><text:span text:style-name="T229">schedule</text:span><text:span text:style-name="T223"> the job request </text:span><text:span text:style-name="T224"><text:s/></text:span><text:span text:style-name="T221">depending on his user type. </text:span><text:span text:style-name="T230">Only the Technician, </text:span><text:span text:style-name="T231">Administrator</text:span><text:span text:style-name="T230"> and Super Administrator can </text:span><text:span text:style-name="T231">schedule </text:span><text:soft-page-break/><text:span text:style-name="T231">the</text:span><text:span text:style-name="T230"> Job Request. </text:span><text:span text:style-name="T232">The scheduled Job will then be seen in the View Schedule Page.</text:span></text:p>
      <text:p text:style-name="P102"><text:span text:style-name="T232">2. </text:span><text:span text:style-name="T206">Select a date </text:span><text:span text:style-name="T233">in the calendar field</text:span><text:span text:style-name="T206">.</text:span></text:p>
      <text:p text:style-name="P102"><text:span text:style-name="T206">3. </text:span><text:span text:style-name="T234">Select the priority of the job request.</text:span></text:p>
      <text:p text:style-name="P102"><text:span text:style-name="T234"><text:tab/><text:tab/></text:span><text:span text:style-name="T290">The priority levels are Normal, Urgent and Very Urgent.</text:span></text:p>
      <text:p text:style-name="P109">4. Click the DONE button to schedule the job request. Otherwise, click the CANCEL button.</text:p>
      <text:p text:style-name="P84"><text:span text:style-name="T101">d</text:span><text:span text:style-name="T111">.<text:tab/> </text:span><text:span text:style-name="T108">View</text:span><text:span text:style-name="T103"> Job </text:span><text:span text:style-name="T104">Request</text:span></text:p>
      <text:p text:style-name="P94"><text:span text:style-name="T221">1. </text:span><text:span text:style-name="T206">Click the </text:span><text:span text:style-name="T235">View Job Request</text:span><text:span text:style-name="T206"> Button.</text:span></text:p>
      <text:p text:style-name="P94"><text:span text:style-name="T71"><text:tab/> <text:s text:c="8"/></text:span><text:span text:style-name="T145">It will redirect you to the </text:span><text:span text:style-name="T146">View</text:span><text:span text:style-name="T145"> Job Request Pa</text:span><text:span text:style-name="T147">g</text:span><text:span text:style-name="T145">e. </text:span></text:p>
      <text:p text:style-name="P100"><text:span text:style-name="T221">The user can </text:span><text:span text:style-name="T230">view</text:span><text:span text:style-name="T223"> the job request </text:span><text:span text:style-name="T224"><text:s/></text:span><text:span text:style-name="T221">depending on <text:s/>his user type. </text:span><text:span text:style-name="T230">Only the Technician and Super Administrator can view </text:span><text:span text:style-name="T236">each</text:span><text:span text:style-name="T230"> Job Request. </text:span><text:span text:style-name="T236">They can </text:span><text:span text:style-name="T237">also view the Job Request</text:span><text:span text:style-name="T236"> in the View Schedule Page. </text:span><text:span text:style-name="T238">In the View Job Request Page, the user can </text:span><text:span text:style-name="T239">see the </text:span><text:span text:style-name="T238">Job Request in full details. He can add the Work Done and the Materials Recommended for the Job request. He can also change the priority </text:span><text:span text:style-name="T240">(Normal, Urgent, Very Urgent) </text:span><text:span text:style-name="T238">of the job request and mark it done.</text:span></text:p>
      <text:p text:style-name="P106"><text:span text:style-name="T297">2. </text:span><text:span text:style-name="T298">Click the ADD WORK DONE button </text:span><text:span text:style-name="T299">to add work done</text:span><text:span text:style-name="T298">.</text:span></text:p>
      <text:p text:style-name="P106"><text:span text:style-name="T298"><text:tab/><text:tab/></text:span><text:span text:style-name="T291">A modal form will show.</text:span></text:p>
      <text:p text:style-name="P106"><text:span text:style-name="T291"><text:tab/><text:tab/></text:span><text:span text:style-name="T292">a. </text:span><text:span text:style-name="T291">Select the work done and the duration of work.</text:span></text:p>
      <text:p text:style-name="P114"><text:span text:style-name="T285"><text:tab/></text:span><text:span text:style-name="T292">b. </text:span><text:span text:style-name="T285">Click the ADD WORK DONE button to add the work done. Otherwise, click CLOSE button.</text:span></text:p>
      <text:p text:style-name="P103"><text:span text:style-name="T260">3</text:span><text:span text:style-name="T206">. </text:span><text:span text:style-name="T241">Click the ADD MATERIALS USED button to add the materials.</text:span></text:p>
      <text:p text:style-name="P103"><text:span text:style-name="T241"><text:tab/><text:tab/></text:span><text:span text:style-name="T293">A modal form will show.</text:span></text:p>
      <text:p text:style-name="P103"><text:span text:style-name="T293"><text:tab/><text:tab/></text:span><text:span text:style-name="T292">a. </text:span><text:span text:style-name="T293">Select the materials </text:span><text:span text:style-name="T292">and the number of units </text:span><text:span text:style-name="T293">used.</text:span></text:p>
      <text:p text:style-name="P117"><text:soft-page-break/><text:span text:style-name="T293"><text:tab/></text:span><text:span text:style-name="T292">b. </text:span><text:span text:style-name="T291">Click the ADD </text:span><text:span text:style-name="T292">MATERIAL</text:span><text:span text:style-name="T291"> button to add the work done. <text:s/><text:tab/>Otherwise, click CLOSE button.</text:span></text:p>
      <text:p text:style-name="P112">4. Click the GENERATE FORM button to generate the Job Request Form</text:p>
      <text:p text:style-name="P110"><text:span text:style-name="T242">5. </text:span><text:span text:style-name="T206">Click the CHANGE PRIORITY button to change the priority of the Job Request.</text:span></text:p>
      <text:p text:style-name="P107"><text:tab/><text:tab/>The priority levels are Normal, Urgent and Very Urgent.</text:p>
      <text:p text:style-name="P108">6. Click the MARK AS DONE button to mark the job as done.</text:p>
      <text:p text:style-name="P104"><text:span text:style-name="T206"><text:tab/><text:tab/></text:span><text:span text:style-name="T294">A prompt will show to confirm the action.</text:span></text:p>
      <text:p text:style-name="P105"><text:span text:style-name="T243">7. </text:span><text:span text:style-name="T206">Click GO BACK button to go back in the List of Job Requests.</text:span></text:p>
      <text:p text:style-name="P118"><text:span text:style-name="T206"><text:tab/><text:tab/><text:tab/></text:span><text:span text:style-name="T72">e</text:span><text:span text:style-name="T73">.<text:tab/> </text:span><text:span text:style-name="T72">Search Job Request</text:span></text:p>
      <text:p text:style-name="P94"><text:span text:style-name="T221">1. </text:span><text:span text:style-name="T206">Click the </text:span><text:span text:style-name="T244">SEARCH JOBS tab.</text:span></text:p>
      <text:p text:style-name="P94"><text:span text:style-name="T206"><text:tab/><text:tab/></text:span><text:span text:style-name="T285">A modal form will show. </text:span></text:p>
      <text:p text:style-name="P97"><text:span text:style-name="T285"><text:tab/></text:span><text:span text:style-name="T286">The user can </text:span><text:span text:style-name="T295">search a</text:span><text:span text:style-name="T286"> Job Request</text:span><text:span text:style-name="T287"> </text:span><text:span text:style-name="T286">depending on his user type. If the user is a a Client, he can only </text:span><text:span text:style-name="T296">search</text:span><text:span text:style-name="T286"> his Job </text:span><text:span text:style-name="T296">R</text:span><text:span text:style-name="T286">equest</text:span><text:span text:style-name="T296">s and the Job requests filed under his name</text:span><text:span text:style-name="T286">.</text:span><text:span text:style-name="T288"> If the user is a Technician </text:span><text:span text:style-name="T287">or an Administrator, </text:span><text:span text:style-name="T289">he can only </text:span><text:span text:style-name="T296">search</text:span><text:span text:style-name="T289"> the </text:span><text:span text:style-name="T296">J</text:span><text:span text:style-name="T289">ob </text:span><text:span text:style-name="T296">Requests</text:span><text:span text:style-name="T289"> he filed in behalf of the Client. If the user is a Super Administrator, he can </text:span><text:span text:style-name="T296">search</text:span><text:span text:style-name="T289"> all the filed Job Request.</text:span></text:p>
      <text:p text:style-name="P94"><text:span text:style-name="T206">2. </text:span><text:span text:style-name="T245">Choose a search type. (By Job Description, etc.)</text:span></text:p>
      <text:p text:style-name="P96">3. Enter input data.</text:p>
      <text:p text:style-name="P119"><text:span text:style-name="T73"><text:tab/><text:tab/><text:tab/><text:tab/></text:span><text:span text:style-name="T74">4.</text:span><text:span text:style-name="T73"> Click the </text:span><text:span text:style-name="T74">SEARCH</text:span><text:span text:style-name="T73"> button.</text:span></text:p>
      <text:list xml:id="list130839905778277" text:continue-numbering="true" text:style-name="WWNum5">
        <text:list-item>
          <text:list>
            <text:list-header>
              <text:h text:style-name="P217" text:outline-level="2"><text:soft-page-break/><text:span text:style-name="T30">4.2<text:tab/></text:span><text:span text:style-name="T19"> </text:span><text:span text:style-name="T31">View Schedule</text:span><text:span text:style-name="T19"> Functionalities</text:span></text:h>
              <text:list>
                <text:list-item>
                  <text:list>
                    <text:list-item>
                      <text:list>
                        <text:list-header>
                          <text:p text:style-name="P253"><text:span text:style-name="T19">1. <text:s/>Click the </text:span><text:span text:style-name="T32">View Schedule</text:span><text:span text:style-name="T19"> Tab </text:span><text:span text:style-name="T24">in the Side Bar.</text:span></text:p>
                        </text:list-header>
                      </text:list>
                    </text:list-item>
                  </text:list>
                </text:list-item>
              </text:list>
            </text:list-header>
          </text:list>
        </text:list-item>
      </text:list>
      <text:p text:style-name="P71">Only the Technician, Administrator and Super Administrator can view the the list of scheduled jobs. However, the Administrator cannot view each Job request. </text:p>
      <text:p text:style-name="P26"><text:span text:style-name="T4">2. </text:span><text:span text:style-name="T5">Click the </text:span><text:span text:style-name="T6">View Job Request</text:span><text:span text:style-name="T5"> Button.</text:span></text:p>
      <text:p text:style-name="P27"><text:tab/> <text:s text:c="4"/>Refer to 4.1.2 (Part d) for the View Job Request functionality.</text:p>
      <text:list xml:id="list130838258749037" text:continue-numbering="true" text:style-name="WWNum5">
        <text:list-item>
          <text:list>
            <text:list-header>
              <text:h text:style-name="P212" text:outline-level="2"><text:span text:style-name="T30">4.3</text:span><text:span text:style-name="T19"> </text:span><text:span text:style-name="T33">Generate </text:span><text:span text:style-name="T34">Bill </text:span><text:span text:style-name="T19">Functionalities</text:span></text:h>
            </text:list-header>
          </text:list>
        </text:list-item>
      </text:list>
      <text:p text:style-name="P19">4.3.1 Generate Bill</text:p>
      <text:p text:style-name="P59"><text:span text:style-name="T112">1. </text:span><text:span text:style-name="T101">Click the </text:span><text:span text:style-name="T112">Generate Bill</text:span><text:span text:style-name="T101"> Tab </text:span><text:span text:style-name="T113">in the Side Bar.</text:span></text:p>
      <text:p text:style-name="P77"><text:span text:style-name="T246">Only the </text:span><text:span text:style-name="T261">Client</text:span><text:span text:style-name="T246"> can can </text:span><text:span text:style-name="T247">use this functional</text:span><text:span text:style-name="T248">it</text:span><text:span text:style-name="T247">y</text:span><text:span text:style-name="T249">. </text:span><text:span text:style-name="T250">All the finished Job were shown in the Generate Bill page. </text:span></text:p>
      <text:p text:style-name="P72"><text:span text:style-name="T251">2. </text:span><text:span text:style-name="T206">Click the GENERATE bill button to generate the clien</text:span><text:span text:style-name="T252">t’s</text:span><text:span text:style-name="T206"> bill.</text:span></text:p>
      <text:p text:style-name="P73"><text:span text:style-name="T206"><text:tab/>T</text:span><text:span text:style-name="T251">he </text:span><text:span text:style-name="T253">us</text:span><text:span text:style-name="T251">er will be redirected to a PDF copy of the bill.</text:span></text:p>
      <text:list xml:id="list130838231048841" text:continue-numbering="true" text:style-name="WWNum5">
        <text:list-item>
          <text:list>
            <text:list-header>
              <text:h text:style-name="P212" text:outline-level="2"><text:span text:style-name="T30">4.</text:span><text:span text:style-name="T35">4</text:span><text:span text:style-name="T30"> </text:span><text:span text:style-name="T36">Manage Application</text:span><text:span text:style-name="T19"> Functionalities</text:span></text:h>
            </text:list-header>
          </text:list>
        </text:list-item>
      </text:list>
      <text:p text:style-name="P140"><text:span text:style-name="T137">4.</text:span><text:span text:style-name="T138">4</text:span><text:span text:style-name="T137">.1 User Logs</text:span></text:p>
      <text:p text:style-name="P60"><text:span text:style-name="T112">1.<text:tab/></text:span><text:span text:style-name="T101">Click the </text:span><text:span text:style-name="T114">Manage Application </text:span><text:span text:style-name="T101">Tab </text:span><text:span text:style-name="T113">in the Side Bar.</text:span></text:p>
      <text:p text:style-name="P77"><text:span text:style-name="T246">Only the Super Administrator can </text:span><text:span text:style-name="T247">use this functional</text:span><text:span text:style-name="T248">it</text:span><text:span text:style-name="T247">y. </text:span></text:p>
      <text:p text:style-name="P28"><text:span text:style-name="T115"><text:tab/>2</text:span><text:span text:style-name="T112">.<text:tab/></text:span><text:span text:style-name="T101">Click</text:span><text:span text:style-name="T116"> <text:s/>the USER LOGS </text:span><text:span text:style-name="T117">menu</text:span><text:span text:style-name="T116">.</text:span></text:p>
      <text:p text:style-name="P28"><text:span text:style-name="T116"><text:tab/><text:tab/></text:span><text:span text:style-name="T148">The User will be redirected to the User Logs page.</text:span></text:p>
      <text:p text:style-name="P28"><text:span text:style-name="T148"><text:tab/></text:span><text:span text:style-name="T118">3</text:span><text:span text:style-name="T119">. <text:tab/>Click on the tabs to view the logs by types.</text:span></text:p>
      <text:p text:style-name="P36"><text:span text:style-name="T148"><text:tab/></text:span><text:span text:style-name="T149">The User logs are</text:span><text:span text:style-name="T150"> </text:span><text:span text:style-name="T151">sorted </text:span><text:span text:style-name="T149">depending on</text:span><text:span text:style-name="T151"> the types of logs: Login, Logout, Job Actions and By User logs. </text:span></text:p>
      <text:p text:style-name="P20"><text:span text:style-name="T137">4.</text:span><text:span text:style-name="T138">4</text:span><text:span text:style-name="T137">.</text:span><text:span text:style-name="T139">2</text:span><text:span text:style-name="T137"> Manage Accounts</text:span></text:p>
      <text:p text:style-name="P60"><text:soft-page-break/><text:span text:style-name="T112">1.<text:tab/></text:span><text:span text:style-name="T101">Click the </text:span><text:span text:style-name="T114">Manage Application </text:span><text:span text:style-name="T101">Tab </text:span><text:span text:style-name="T113">in the Side Bar.</text:span></text:p>
      <text:p text:style-name="P76"><text:span text:style-name="T152">Only the Technician, Administrator and Super Administrator can </text:span><text:span text:style-name="T153">use this functional</text:span><text:span text:style-name="T154">it</text:span><text:span text:style-name="T153">y. <text:s/></text:span></text:p>
      <text:p text:style-name="P37"><text:span text:style-name="T115">2</text:span><text:span text:style-name="T112">.<text:tab/></text:span><text:span text:style-name="T101">Click</text:span><text:span text:style-name="T116"> <text:s/>the MANAGE ACCOUNTS </text:span><text:span text:style-name="T120">menu</text:span><text:span text:style-name="T116">.</text:span></text:p>
      <text:p text:style-name="P36"><text:span text:style-name="T116"><text:tab/></text:span><text:span text:style-name="T148">The User will be redirected to the Manage Accounts page.</text:span></text:p>
      <text:p text:style-name="P38"><text:span text:style-name="T118">3</text:span><text:span text:style-name="T119">. <text:s text:c="8"/>Click on the tabs to view the </text:span><text:span text:style-name="T121">accounts</text:span><text:span text:style-name="T119"> by types.</text:span></text:p>
      <text:p text:style-name="P36"><text:span text:style-name="T148"><text:tab/></text:span><text:span text:style-name="T149">The User Accounts are</text:span><text:span text:style-name="T150"> </text:span><text:span text:style-name="T151">sorted </text:span><text:span text:style-name="T149">depending on</text:span><text:span text:style-name="T151"> the types </text:span><text:span text:style-name="T149">of </text:span><text:span text:style-name="T155">users</text:span><text:span text:style-name="T151">: </text:span><text:span text:style-name="T155">Clients</text:span><text:span text:style-name="T151">, </text:span><text:span text:style-name="T155">Technicians</text:span><text:span text:style-name="T151">, </text:span><text:span text:style-name="T155">Administrator</text:span><text:span text:style-name="T151"> and </text:span><text:span text:style-name="T155">Super Administrators</text:span><text:span text:style-name="T151">.</text:span></text:p>
      <text:p text:style-name="P122"><text:span text:style-name="T75"><text:tab/></text:span><text:span text:style-name="T76">4</text:span><text:span text:style-name="T75">.<text:tab/> </text:span><text:span text:style-name="T77">Click </text:span><text:span text:style-name="T61">the Create Account tab to create a new account.</text:span></text:p>
      <text:p text:style-name="P88"><text:span text:style-name="T156">The User will be redirected to a form. </text:span><text:span text:style-name="T157">It has 4 tabs for the different user types.</text:span></text:p>
      <text:p text:style-name="P87"><text:span text:style-name="T122">1. </text:span><text:span text:style-name="T119"><text:s/>Click on the tabs to </text:span><text:span text:style-name="T123">show the forms of each account types</text:span><text:span text:style-name="T119">.</text:span></text:p>
      <text:p text:style-name="P142"><text:span text:style-name="T122">2</text:span><text:span text:style-name="T124">. Enter </text:span><text:span text:style-name="T125">the </text:span><text:span text:style-name="T124">required information.</text:span></text:p>
      <text:p text:style-name="P142"><text:span text:style-name="T122">3.</text:span><text:span text:style-name="T124"> Click the </text:span><text:span text:style-name="T126">CREATE ACCOUNT</text:span><text:span text:style-name="T124"> button to create a new account.</text:span></text:p>
      <text:p text:style-name="P143"><text:span text:style-name="T158">T</text:span><text:span text:style-name="T159">he users have some limitation when adding new accounts depending on their user types. If the user is a Technician, he can only add new clients. If the user is and Administarors, he can add new Technicians and new Clients. The Super Adminitrator can add all ypes of user accounts.</text:span></text:p>
      <text:p text:style-name="P120"><text:span text:style-name="T159"><text:tab/></text:span><text:span text:style-name="T137">4.</text:span><text:span text:style-name="T138">4</text:span><text:span text:style-name="T137">.</text:span><text:span text:style-name="T140">3</text:span><text:span text:style-name="T137"> </text:span><text:span text:style-name="T140">Manage Work</text:span></text:p>
      <text:p text:style-name="P60"><text:span text:style-name="T112">1.<text:tab/></text:span><text:span text:style-name="T101">Click the </text:span><text:span text:style-name="T114">Manage Application </text:span><text:span text:style-name="T101">Tab </text:span><text:span text:style-name="T113">in the Side Bar.</text:span></text:p>
      <text:p text:style-name="P77"><text:span text:style-name="T152">Only the Technician, Administrator and Super Administrator can </text:span><text:span text:style-name="T153">use this functional</text:span><text:span text:style-name="T154">it</text:span><text:span text:style-name="T153">y. </text:span></text:p>
      <text:p text:style-name="P36"><text:span text:style-name="T115">2</text:span><text:span text:style-name="T112">. </text:span><text:span text:style-name="T101">Click</text:span><text:span text:style-name="T116"> <text:s/>the </text:span><text:span text:style-name="T127">MANAGE WORK</text:span><text:span text:style-name="T116"> </text:span><text:span text:style-name="T117">menu</text:span><text:span text:style-name="T116">.</text:span></text:p>
      <text:p text:style-name="P85"><text:span text:style-name="T168">T</text:span><text:span text:style-name="T148">he User will be redirected to the </text:span><text:span text:style-name="T160">Manage Selectable Work</text:span><text:span text:style-name="T148"> page.</text:span></text:p>
      <text:p text:style-name="P138"><text:span text:style-name="T118">3</text:span><text:span text:style-name="T119">. Click on the </text:span><text:span text:style-name="T128">EDIT </text:span><text:span text:style-name="T129">WORK DETAILS </text:span><text:span text:style-name="T128">button</text:span><text:span text:style-name="T119">.</text:span></text:p>
      <text:p text:style-name="P91"><text:soft-page-break/>A modal form will show.</text:p>
      <text:p text:style-name="P90">1. Edit the work details.</text:p>
      <text:p text:style-name="P89">2. Click the EDIT button to make the changes. Otherwise, click the CANCEL button.</text:p>
      <text:p text:style-name="P36"><text:span text:style-name="T130">4</text:span><text:span text:style-name="T119">. Click on the </text:span><text:span text:style-name="T130">MAKE WORK HIDDEN/MAKE WORK VISIBLE</text:span><text:span text:style-name="T129"> </text:span><text:span text:style-name="T128">button</text:span><text:span text:style-name="T119"> <text:tab/></text:span><text:span text:style-name="T130">to hide/show the selectable work, respectively.</text:span></text:p>
      <text:p text:style-name="P122"><text:span text:style-name="T76"><text:tab/></text:span><text:span text:style-name="T78">5</text:span><text:span text:style-name="T75">. </text:span><text:span text:style-name="T77">Click </text:span><text:span text:style-name="T61">the </text:span><text:span text:style-name="T79">ADD NEW WORK</text:span><text:span text:style-name="T61"> tab to </text:span><text:span text:style-name="T79">add a new work</text:span><text:span text:style-name="T61">.</text:span></text:p>
      <text:p text:style-name="P92">The User will be redirected to a form. </text:p>
      <text:p text:style-name="P88"><text:span text:style-name="T131">1</text:span><text:span text:style-name="T124">. Enter </text:span><text:span text:style-name="T125">the </text:span><text:span text:style-name="T124">required information.</text:span></text:p>
      <text:p text:style-name="P86"><text:span text:style-name="T162">2</text:span><text:span text:style-name="T122">.</text:span><text:span text:style-name="T124"> Click the </text:span><text:span text:style-name="T131">ADD NEW WORK</text:span><text:span text:style-name="T124"> button </text:span><text:span text:style-name="T121">to </text:span><text:span text:style-name="T131">add a new work</text:span><text:span text:style-name="T124">.</text:span></text:p>
      <text:p text:style-name="P120"><text:span text:style-name="T137"><text:tab/>4.</text:span><text:span text:style-name="T138">4</text:span><text:span text:style-name="T137">.</text:span><text:span text:style-name="T138">4</text:span><text:span text:style-name="T137"> </text:span><text:span text:style-name="T140">Manage </text:span><text:span text:style-name="T138">Materials</text:span></text:p>
      <text:p text:style-name="P60"><text:span text:style-name="T112">1.<text:tab/></text:span><text:span text:style-name="T101">Click the </text:span><text:span text:style-name="T114">Manage Application </text:span><text:span text:style-name="T101">Tab </text:span><text:span text:style-name="T113">in the Side Bar.</text:span></text:p>
      <text:p text:style-name="P77"><text:span text:style-name="T152">Only the Technician, Administrator and Super Administrator can </text:span><text:span text:style-name="T153">use this functional</text:span><text:span text:style-name="T154">it</text:span><text:span text:style-name="T153">y. </text:span></text:p>
      <text:p text:style-name="P28"><text:span text:style-name="T115"><text:tab/>2</text:span><text:span text:style-name="T112">.<text:tab/></text:span><text:span text:style-name="T101">Click</text:span><text:span text:style-name="T116"> <text:s/>the </text:span><text:span text:style-name="T127">MANAGE </text:span><text:span text:style-name="T132">MATERIALS</text:span><text:span text:style-name="T116"> </text:span><text:span text:style-name="T117">menu</text:span><text:span text:style-name="T116">.</text:span></text:p>
      <text:p text:style-name="P28"><text:span text:style-name="T116"><text:tab/><text:tab/></text:span><text:span text:style-name="T148">The User will be redirected to the </text:span><text:span text:style-name="T160">Manage Selectable </text:span><text:span text:style-name="T163">Materials</text:span><text:span text:style-name="T148"> page.</text:span></text:p>
      <text:p text:style-name="P28"><text:span text:style-name="T148"><text:tab/></text:span><text:span text:style-name="T118">3</text:span><text:span text:style-name="T119">. <text:tab/>Click on the </text:span><text:span text:style-name="T128">EDIT </text:span><text:span text:style-name="T132">MATERIAL</text:span><text:span text:style-name="T129"> DETAILS </text:span><text:span text:style-name="T128">button</text:span><text:span text:style-name="T119">.</text:span></text:p>
      <text:p text:style-name="P36"><text:span text:style-name="T148"><text:tab/></text:span><text:span text:style-name="T161">A modal form will show.</text:span></text:p>
      <text:p text:style-name="P32"><text:span text:style-name="T161"><text:tab/></text:span><text:span text:style-name="T130">1. Edit the </text:span><text:span text:style-name="T132">material</text:span><text:span text:style-name="T130"> details.</text:span></text:p>
      <text:p text:style-name="P116"><text:s/>2. Click the EDIT button to make the changes. Otherwise, click th<text:span text:style-name="T346">e </text:span>CANCEL button.</text:p>
      <text:p text:style-name="P111"><text:span text:style-name="T130">4</text:span><text:span text:style-name="T119">. Click on the </text:span><text:span text:style-name="T130">MAKE </text:span><text:span text:style-name="T132">MATERIAL</text:span><text:span text:style-name="T130"> HIDDEN/MAKE </text:span><text:span text:style-name="T132">MATERIAL</text:span><text:span text:style-name="T130"> VISIBLE</text:span><text:span text:style-name="T129"> </text:span><text:span text:style-name="T128">button</text:span><text:span text:style-name="T119"> </text:span><text:span text:style-name="T130">to hide/show the selectable work, respectively.</text:span></text:p>
      <text:p text:style-name="P122"><text:span text:style-name="T78"><text:tab/><text:tab/><text:tab/>5</text:span><text:span text:style-name="T75">. </text:span><text:span text:style-name="T77">Click </text:span><text:span text:style-name="T61">the </text:span><text:span text:style-name="T79">ADD NEW </text:span><text:span text:style-name="T80">MATERIALS</text:span><text:span text:style-name="T61"> tab to </text:span><text:span text:style-name="T79">add a new </text:span><text:span text:style-name="T80">material</text:span><text:span text:style-name="T61">.</text:span></text:p>
      <text:p text:style-name="P137"><text:span text:style-name="T144"><text:tab/></text:span><text:span text:style-name="T156">The User will be redirected to a form. </text:span></text:p>
      <text:p text:style-name="P115"><text:soft-page-break/><text:span text:style-name="T131">1</text:span><text:span text:style-name="T124">. Enter </text:span><text:span text:style-name="T125">the </text:span><text:span text:style-name="T124">required information.</text:span></text:p>
      <text:p text:style-name="P32"><text:span text:style-name="T162"><text:tab/>2</text:span><text:span text:style-name="T122">.</text:span><text:span text:style-name="T124"> Click the </text:span><text:span text:style-name="T131">ADD NEW </text:span><text:span text:style-name="T133">MATERIAL</text:span><text:span text:style-name="T124"> button </text:span><text:span text:style-name="T121">to </text:span><text:span text:style-name="T131">add a new <text:tab/></text:span><text:span text:style-name="T133">material</text:span><text:span text:style-name="T124">.</text:span></text:p>
      <text:list xml:id="list130839621108908" text:continue-numbering="true" text:style-name="WWNum5">
        <text:list-item>
          <text:list>
            <text:list-item>
              <text:list>
                <text:list-item>
                  <text:list>
                    <text:list-header>
                      <text:h text:style-name="P219" text:outline-level="2"><text:span text:style-name="T30">4.</text:span><text:span text:style-name="T37">4.</text:span><text:span text:style-name="T38">5</text:span><text:span text:style-name="T30"> </text:span><text:span text:style-name="T175">Generate </text:span><text:span text:style-name="T176">Report</text:span><text:span text:style-name="T177"> </text:span><text:span text:style-name="T174">Functionalities</text:span></text:h>
                    </text:list-header>
                  </text:list>
                </text:list-item>
              </text:list>
            </text:list-item>
          </text:list>
        </text:list-item>
      </text:list>
      <text:p text:style-name="P59"><text:span text:style-name="T112">1. </text:span><text:span text:style-name="T101">Click the </text:span><text:span text:style-name="T114">Manage Application </text:span><text:span text:style-name="T101">Tab </text:span><text:span text:style-name="T113">in the Side Bar.</text:span></text:p>
      <text:p text:style-name="P54"><text:span text:style-name="T152"><text:tab/>Only the Super Administrator can </text:span><text:span text:style-name="T153">use this functional</text:span><text:span text:style-name="T154">it</text:span><text:span text:style-name="T153">y. </text:span></text:p>
      <text:p text:style-name="P36"><text:span text:style-name="T115">2</text:span><text:span text:style-name="T112">. </text:span><text:span text:style-name="T101">Click</text:span><text:span text:style-name="T116"> <text:s/>the </text:span><text:span text:style-name="T134">GENERATE REPORT</text:span><text:span text:style-name="T116"> </text:span><text:span text:style-name="T117">menu</text:span><text:span text:style-name="T116">.</text:span></text:p>
      <text:p text:style-name="P22"><text:span text:style-name="T116"><text:tab/></text:span><text:span text:style-name="T148">The User will be redirected to the </text:span><text:span text:style-name="T164">Generate Report</text:span><text:span text:style-name="T148"> page.</text:span></text:p>
      <text:p text:style-name="P33"><text:span text:style-name="T254">3</text:span><text:span text:style-name="T250">. </text:span><text:span text:style-name="T206">Enter the duration of the report (From Date 1 to Date 2)</text:span></text:p>
      <text:p text:style-name="P72"><text:span text:style-name="T254">4</text:span><text:span text:style-name="T251">. </text:span><text:span text:style-name="T206">Click the GENERATE </text:span><text:span text:style-name="T255">report</text:span><text:span text:style-name="T206"> button to generate the </text:span><text:span text:style-name="T255">report</text:span><text:span text:style-name="T206">.</text:span></text:p>
      <text:p text:style-name="P51"><text:span text:style-name="T135"><text:tab/></text:span><text:span text:style-name="T81">The </text:span><text:span text:style-name="T82">us</text:span><text:span text:style-name="T81">er will be redirected to a PDF copy of the </text:span><text:span text:style-name="T83">report</text:span><text:span text:style-name="T81">.</text:span></text:p>
      <text:list xml:id="list130838273085776" text:continue-numbering="true" text:style-name="WWNum5">
        <text:list-item>
          <text:list>
            <text:list-header>
              <text:h text:style-name="P212" text:outline-level="2"><text:span text:style-name="T30">4.</text:span><text:span text:style-name="T38">5</text:span><text:span text:style-name="T30"> </text:span><text:span text:style-name="T39">My Account </text:span><text:span text:style-name="T19">Functionalities</text:span></text:h>
            </text:list-header>
          </text:list>
        </text:list-item>
      </text:list>
      <text:p text:style-name="P21"><text:span text:style-name="T137">4.</text:span><text:span text:style-name="T138">5</text:span><text:span text:style-name="T137">.1 Up</text:span><text:span text:style-name="T141">date Profile</text:span></text:p>
      <text:p text:style-name="P34"><text:span text:style-name="T112">1. </text:span><text:span text:style-name="T101">Click the </text:span><text:span text:style-name="T136">My Account</text:span><text:span text:style-name="T114"> </text:span><text:span text:style-name="T101">Tab </text:span><text:span text:style-name="T113">in the Side Bar.</text:span></text:p>
      <text:p text:style-name="P80"><text:span text:style-name="T256">A</text:span><text:span text:style-name="T206">ll users have this functionality. They can view their details (Account Type, Username, Given Name and Last Name) in </text:span><text:span text:style-name="T257">the </text:span><text:span text:style-name="T206">My Account Page. </text:span></text:p>
      <text:p text:style-name="P35"><text:span text:style-name="T258">2</text:span><text:span text:style-name="T206">. Enter the New Given Name or Last Name in their respective text field.</text:span></text:p>
      <text:p text:style-name="P139"><text:span text:style-name="T300">3.</text:span><text:span text:style-name="T301"> <text:s/>Click the UPDATE PROFILE button to make the changes.</text:span></text:p>
      <text:p text:style-name="P120"><text:span text:style-name="T136"><text:tab/></text:span><text:span text:style-name="T137">4.</text:span><text:span text:style-name="T138">5</text:span><text:span text:style-name="T137">.</text:span><text:span text:style-name="T142">2</text:span><text:span text:style-name="T137"><text:tab/></text:span><text:span text:style-name="T142">Change </text:span><text:span text:style-name="T143">P</text:span><text:span text:style-name="T142">assword</text:span></text:p>
      <text:p text:style-name="P121"><text:span text:style-name="T142"><text:tab/><text:tab/></text:span><text:span text:style-name="T112">1. </text:span><text:span text:style-name="T101">Click the </text:span><text:span text:style-name="T136">My Account</text:span><text:span text:style-name="T114"> </text:span><text:span text:style-name="T101">Tab </text:span><text:span text:style-name="T113">in the Side Bar.</text:span></text:p>
      <text:p text:style-name="P79"><text:span text:style-name="T165">A</text:span><text:span text:style-name="T166">ll users have this functionality. They can view their details (Account Type, Username, Given Name and Last Name) in </text:span><text:span text:style-name="T167">the </text:span><text:span text:style-name="T166">My Account Page. </text:span></text:p>
      <text:p text:style-name="P31">2. Click the CHANGE PASSWORD button.</text:p>
      <text:p text:style-name="P93">A modal form will show.</text:p>
      <text:p text:style-name="P30"><text:soft-page-break/>3. Enter the old and new password.</text:p>
      <text:p text:style-name="P30">4. Click the CHANGE PASSWORD button to change the password. Otherwise, Click the CANCEL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default-outline-level="" style:class="extra"/>
    <style:style style:name="Heading_20_1" style:display-name="Heading 1" style:family="paragraph" style:parent-style-name="Standard" style:next-style-name="Standard" style:default-outline-level="1" style:list-style-name="" style:class="text">
      <style:paragraph-properties fo:margin-left="1.27cm" fo:margin-right="0cm" fo:margin-top="0.423cm" fo:margin-bottom="0.106cm" loext:contextual-spacing="false" fo:text-indent="-1.27cm" style:auto-text-indent="false" fo:keep-with-next="always">
        <style:tab-stops>
          <style:tab-stop style:position="1.27cm"/>
        </style:tab-stops>
      </style:paragraph-properties>
      <style:text-properties style:font-name="Cambria" fo:font-family="Cambria"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left="2.54cm" fo:margin-right="0cm" fo:margin-top="0.423cm" fo:margin-bottom="0.106cm" loext:contextual-spacing="false" fo:text-indent="-1.27cm" style:auto-text-indent="false" fo:keep-with-next="always">
        <style:tab-stops>
          <style:tab-stop style:position="2.54cm"/>
        </style:tab-stops>
      </style:paragraph-properties>
      <style:text-properties style:font-name="Cambria" fo:font-family="Cambria"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Times New Roman2" style:font-family-complex="'Times New Roman'" style:font-family-generic-complex="system" style:font-pitch-complex="variable" style:font-size-complex="14pt"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ing_20_3" style:display-name="Heading 3" style:family="paragraph" style:parent-style-name="Standard" style:next-style-name="Standard" style:default-outline-level="3" style:list-style-name="" style:class="text">
      <style:paragraph-properties fo:margin-left="3.81cm" fo:margin-right="0cm" fo:margin-top="0.423cm" fo:margin-bottom="0.106cm" loext:contextual-spacing="false" fo:text-indent="-1.27cm" style:auto-text-indent="false" fo:keep-with-next="always">
        <style:tab-stops>
          <style:tab-stop style:position="3.81cm"/>
        </style:tab-stops>
      </style:paragraph-propertie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left="5.08cm" fo:margin-right="0cm" fo:margin-top="0.423cm" fo:margin-bottom="0.106cm" loext:contextual-spacing="false" fo:text-indent="-1.27cm" style:auto-text-indent="false" fo:keep-with-next="always">
        <style:tab-stops>
          <style:tab-stop style:position="5.08cm"/>
        </style:tab-stops>
      </style:paragraph-properties>
      <style:text-properties style:font-name="Calibri" fo:font-family="Calibri"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1.1" style:num-format="1">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1.1"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3.2." style:num-format="1">
        <style:list-level-properties text:list-level-position-and-space-mode="label-alignment">
          <style:list-level-label-alignment text:label-followed-by="listtab" fo:text-indent="-0.762cm" fo:margin-left="1.397cm"/>
        </style:list-level-properties>
      </text:list-level-style-number>
      <text:list-level-style-number text:level="3" style:num-prefix="3.2." style:num-format="1">
        <style:list-level-properties text:list-level-position-and-space-mode="label-alignment">
          <style:list-level-label-alignment text:label-followed-by="listtab" fo:text-indent="-0.889cm" fo:margin-left="2.159cm"/>
        </style:list-level-properties>
      </text:list-level-style-number>
      <text:list-level-style-number text:level="4" style:num-prefix="3.2." style:num-format="1">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text:start-value="3">
        <style:list-level-properties text:list-level-position-and-space-mode="label-alignment">
          <style:list-level-label-alignment text:label-followed-by="listtab" text:list-tab-stop-position="3.81cm" fo:text-indent="-0.926cm" fo:margin-left="4.736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3.81cm" fo:text-indent="-0.926cm" fo:margin-left="5.054cm"/>
        </style:list-level-properties>
      </text:list-level-style-number>
      <text:list-level-style-number text:level="3" style:num-format="1" text:start-value="2" text:display-levels="3">
        <style:list-level-properties text:list-level-position-and-space-mode="label-alignment">
          <style:list-level-label-alignment text:label-followed-by="listtab" text:list-tab-stop-position="3.81cm" fo:text-indent="-1.27cm" fo:margin-left="5.715cm"/>
        </style:list-level-properties>
      </text:list-level-style-number>
      <text:list-level-style-number text:level="4" style:num-format="1" text:display-levels="4">
        <style:list-level-properties text:list-level-position-and-space-mode="label-alignment">
          <style:list-level-label-alignment text:label-followed-by="listtab" text:list-tab-stop-position="3.81cm" fo:text-indent="-1.27cm" fo:margin-left="6.033cm"/>
        </style:list-level-properties>
      </text:list-level-style-number>
      <text:list-level-style-number text:level="5" style:num-format="1" text:display-levels="5">
        <style:list-level-properties text:list-level-position-and-space-mode="label-alignment">
          <style:list-level-label-alignment text:label-followed-by="listtab" text:list-tab-stop-position="3.81cm"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text:list-tab-stop-position="3.81cm" fo:text-indent="-2.54cm" fo:margin-left="7.938cm"/>
        </style:list-level-properties>
      </text:list-level-style-number>
      <text:list-level-style-number text:level="7" style:num-format="1" text:display-levels="7">
        <style:list-level-properties text:list-level-position-and-space-mode="label-alignment">
          <style:list-level-label-alignment text:label-followed-by="listtab" text:list-tab-stop-position="3.81cm" fo:text-indent="-2.54cm" fo:margin-left="8.25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175cm" fo:margin-left="9.208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17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WWNum6">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3.3." style:num-format="1">
        <style:list-level-properties text:list-level-position-and-space-mode="label-alignment">
          <style:list-level-label-alignment text:label-followed-by="listtab" fo:text-indent="-0.889cm" fo:margin-left="2.159cm"/>
        </style:list-level-properties>
      </text:list-level-style-number>
      <text:list-level-style-number text:level="4" style:num-prefix="3.3.1." style:num-format="1" text:start-value="4">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3.3." style:num-format="1" text:start-value="2">
        <style:list-level-properties text:list-level-position-and-space-mode="label-alignment">
          <style:list-level-label-alignment text:label-followed-by="listtab" fo:text-indent="-0.889cm" fo:margin-left="2.159cm"/>
        </style:list-level-properties>
      </text:list-level-style-number>
      <text:list-level-style-number text:level="4" style:num-prefix="3.3.2." style:num-format="1" text:start-value="3">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prefix="3.3." style:num-format="1" text:start-value="3">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3." style:num-format="1" text:start-value="3">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prefix="3.2." style:num-format="1">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14:13:18.017914312</meta:creation-date>
    <dc:date>2016-07-19T13:08:36.157732330</dc:date>
    <meta:editing-duration>PT5H42M57S</meta:editing-duration>
    <meta:editing-cycles>128</meta:editing-cycles>
    <meta:generator>LibreOffice/5.1.4.2$Linux_X86_64 LibreOffice_project/10m0$Build-2</meta:generator>
    <meta:document-statistic meta:table-count="0" meta:image-count="41" meta:object-count="0" meta:page-count="44" meta:paragraph-count="334" meta:word-count="4670" meta:character-count="30606" meta:non-whitespace-character-count="25962"/>
  </office:meta>
</office:document-meta>
</file>